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7.47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10.271cm"/>
    </style:style>
    <style:style style:name="co7" style:family="table-column">
      <style:table-column-properties fo:break-before="auto" style:column-width="1.595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1.296cm"/>
    </style:style>
    <style:style style:name="co10" style:family="table-column">
      <style:table-column-properties fo:break-before="auto" style:column-width="2.081cm"/>
    </style:style>
    <style:style style:name="co11" style:family="table-column">
      <style:table-column-properties fo:break-before="auto" style:column-width="1.323cm"/>
    </style:style>
    <style:style style:name="co12" style:family="table-column">
      <style:table-column-properties fo:break-before="auto" style:column-width="0.512cm"/>
    </style:style>
    <style:style style:name="co13" style:family="table-column">
      <style:table-column-properties fo:break-before="auto" style:column-width="2.291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1.873cm"/>
    </style:style>
    <style:style style:name="co16" style:family="table-column">
      <style:table-column-properties fo:break-before="auto" style:column-width="1.794cm"/>
    </style:style>
    <style:style style:name="co17" style:family="table-column">
      <style:table-column-properties fo:break-before="auto" style:column-width="2.579cm"/>
    </style:style>
    <style:style style:name="co18" style:family="table-column">
      <style:table-column-properties fo:break-before="auto" style:column-width="2.84cm"/>
    </style:style>
    <style:style style:name="co19" style:family="table-column">
      <style:table-column-properties fo:break-before="auto" style:column-width="3.678cm"/>
    </style:style>
    <style:style style:name="co20" style:family="table-column">
      <style:table-column-properties fo:break-before="auto" style:column-width="2.265cm"/>
    </style:style>
    <style:style style:name="co21" style:family="table-column">
      <style:table-column-properties fo:break-before="auto" style:column-width="1.349cm"/>
    </style:style>
    <style:style style:name="co22" style:family="table-column">
      <style:table-column-properties fo:break-before="auto" style:column-width="1.82cm"/>
    </style:style>
    <style:style style:name="co23" style:family="table-column">
      <style:table-column-properties fo:break-before="auto" style:column-width="1.586cm"/>
    </style:style>
    <style:style style:name="co24" style:family="table-column">
      <style:table-column-properties fo:break-before="auto" style:column-width="1.453cm"/>
    </style:style>
    <style:style style:name="co25" style:family="table-column">
      <style:table-column-properties fo:break-before="auto" style:column-width="2.318cm"/>
    </style:style>
    <style:style style:name="co26" style:family="table-column">
      <style:table-column-properties fo:break-before="auto" style:column-width="1.4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51pt solid #000000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51pt solid #000000" fo:border-left="0.51pt solid #000000" fo:border-right="0.06pt solid #000000" fo:border-top="0.06pt solid #000000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7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51pt solid #000000" fo:border-left="none" fo:border-right="none" fo:border-top="0.06pt solid #000000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51pt solid #000000" fo:border-left="none" fo:border-right="none" fo:border-top="0.06pt solid #000000"/>
      <style:text-properties fo:font-size="10pt" style:font-size-asian="10pt" style:font-size-complex="10pt"/>
    </style:style>
    <style:style style:name="ce45" style:family="table-cell" style:parent-style-name="Default" style:data-style-name="N75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Hyperlink">
      <style:table-cell-properties fo:border-bottom="0.51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4" style:family="table-cell" style:parent-style-name="Default">
      <style:table-cell-properties fo:border-bottom="0.51pt solid #000000" fo:border-left="0.06pt solid #000000" fo:border-right="none" fo:border-top="0.06pt solid #000000"/>
      <style:text-properties fo:font-size="18pt" style:font-size-asian="18pt" style:font-size-complex="18pt"/>
    </style:style>
    <style:style style:name="ce23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5" style:family="table-cell" style:parent-style-name="Default">
      <style:table-cell-properties style:text-align-source="fix" style:repeat-content="false" style:rotation-angle="45" style:rotation-align="none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8" style:family="table-cell" style:parent-style-name="Default">
      <style:table-cell-properties fo:border-bottom="0.51pt solid #000000" fo:border-left="none" fo:border-right="none" fo:border-top="0.06pt solid #000000"/>
      <style:text-properties fo:font-size="18pt" style:font-size-asian="18pt" style:font-size-complex="18pt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1" style:family="table-cell" style:parent-style-name="Default">
      <style:table-cell-properties fo:border-bottom="0.51pt solid #000000" fo:border-left="none" fo:border-right="0.51pt solid #000000" fo:border-top="0.06pt solid #000000"/>
      <style:text-properties fo:font-size="18pt" style:font-size-asian="18pt" style:font-size-complex="18pt"/>
    </style:style>
    <style:style style:name="ce30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2" style:family="table-cell" style:parent-style-name="Default">
      <style:table-cell-properties style:cell-protect="protected" style:print-content="false"/>
      <style:text-properties fo:color="#ffa500"/>
    </style:style>
    <style:style style:name="ce60" style:family="table-cell" style:parent-style-name="Default" style:data-style-name="N0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61" style:family="table-cell" style:parent-style-name="Default" style:data-style-name="N107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69" style:family="table-cell" style:parent-style-name="Default">
      <style:table-cell-properties style:cell-protect="protected" style:print-content="false"/>
      <style:text-properties fo:color="#ffa500" fo:font-weight="bold" style:font-weight-asian="bold" style:font-weight-complex="bold"/>
    </style:style>
    <style:style style:name="ce70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 fo:font-weight="bold" style:font-weight-asian="bold" style:font-weight-complex="bold"/>
    </style:style>
    <style:style style:name="ce71" style:family="table-cell" style:parent-style-name="Default" style:data-style-name="N107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 fo:font-weight="bold" style:font-weight-asian="bold" style:font-weight-complex="bold"/>
    </style:style>
    <style:style style:name="ce73" style:family="table-cell" style:parent-style-name="Default" style:data-style-name="N2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 fo:font-weight="bold" style:font-weight-asian="bold" style:font-weight-complex="bold"/>
    </style:style>
    <style:style style:name="ce74" style:family="table-cell" style:parent-style-name="Default" style:data-style-name="N2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80" style:family="table-cell" style:parent-style-name="Default" style:data-style-name="N111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 fo:font-weight="bold" style:font-weight-asian="bold" style:font-weight-complex="bold"/>
    </style:style>
    <style:style style:name="ce81" style:family="table-cell" style:parent-style-name="Default" style:data-style-name="N111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82" style:family="table-cell" style:parent-style-name="Default" style:data-style-name="N110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 fo:font-weight="bold" style:font-weight-asian="bold" style:font-weight-complex="bold"/>
    </style:style>
    <style:style style:name="ce83" style:family="table-cell" style:parent-style-name="Default" style:data-style-name="N110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</table:content-validations>
      <table:table table:name="Campiona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ome Campionato</text:p>
          </table:table-cell>
          <table:table-cell office:value-type="string" calcext:value-type="string">
            <text:p>Campionato a 10 Squadre sola andata</text:p>
          </table:table-cell>
        </table:table-row>
        <table:table-row table:style-name="ro1">
          <table:table-cell office:value-type="string" calcext:value-type="string">
            <text:p>Nazione/Regione/Sezione</text:p>
          </table:table-cell>
          <table:table-cell office:value-type="string" calcext:value-type="string">
            <text:p>Zoolandia</text:p>
          </table:table-cell>
        </table:table-row>
        <table:table-row table:style-name="ro1">
          <table:table-cell office:value-type="string" calcext:value-type="string">
            <text:p>Stagione</text:p>
          </table:table-cell>
          <table:table-cell office:value-type="string" calcext:value-type="string">
            <text:p>2020/2021</text:p>
          </table:table-cell>
        </table:table-row>
        <table:table-row table:style-name="ro1">
          <table:table-cell office:value-type="string" calcext:value-type="string">
            <text:p>Punti vitto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nti sconfit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ti forfai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4"/>
        <table:table-column table:style-name="co3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Squadra</text:p>
          </table:table-cell>
          <table:table-cell table:style-name="ce3" office:value-type="string" calcext:value-type="string">
            <text:p>Girone</text:p>
          </table:table-cell>
          <table:table-cell table:style-name="ce1" table:number-columns-repeated="8"/>
          <table:table-cell table:style-name="ce1" office:value-type="string" calcext:value-type="string">
            <text:p>Campo</text:p>
          </table:table-cell>
          <table:table-cell table:style-name="ce1" office:value-type="string" calcext:value-type="string">
            <text:p>Mappa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Albatros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2]" office:value-type="string" office:string-value="Campo Albatros" calcext:value-type="string">
            <text:p>Campo Albatros</text:p>
          </table:table-cell>
          <table:table-cell table:style-name="ce2" table:formula="of:=&quot;https://www.google.it/maps/search/&quot;&amp;SUBSTITUTE([.K2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arracuda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3]" office:value-type="string" office:string-value="Campo Barracuda" calcext:value-type="string">
            <text:p>Campo Barracuda</text:p>
          </table:table-cell>
          <table:table-cell table:style-name="ce2" table:formula="of:=&quot;https://www.google.it/maps/search/&quot;&amp;SUBSTITUTE([.K3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inghial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4]" office:value-type="string" office:string-value="Campo Cinghiali" calcext:value-type="string">
            <text:p>Campo Cinghiali</text:p>
          </table:table-cell>
          <table:table-cell table:style-name="ce2" table:formula="of:=&quot;https://www.google.it/maps/search/&quot;&amp;SUBSTITUTE([.K4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elfin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5]" office:value-type="string" office:string-value="Campo Delfini" calcext:value-type="string">
            <text:p>Campo Delfini</text:p>
          </table:table-cell>
          <table:table-cell table:style-name="ce2" table:formula="of:=&quot;https://www.google.it/maps/search/&quot;&amp;SUBSTITUTE([.K5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lefant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6]" office:value-type="string" office:string-value="Campo Elefanti" calcext:value-type="string">
            <text:p>Campo Elefanti</text:p>
          </table:table-cell>
          <table:table-cell table:style-name="ce2" table:formula="of:=&quot;https://www.google.it/maps/search/&quot;&amp;SUBSTITUTE([.K6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enicotter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7]" office:value-type="string" office:string-value="Campo Fenicotteri" calcext:value-type="string">
            <text:p>Campo Fenicotteri</text:p>
          </table:table-cell>
          <table:table-cell table:style-name="ce2" table:formula="of:=&quot;https://www.google.it/maps/search/&quot;&amp;SUBSTITUTE([.K7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azzelle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8]" office:value-type="string" office:string-value="Campo Gazzelle" calcext:value-type="string">
            <text:p>Campo Gazzelle</text:p>
          </table:table-cell>
          <table:table-cell table:style-name="ce2" table:formula="of:=&quot;https://www.google.it/maps/search/&quot;&amp;SUBSTITUTE([.K8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ene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9]" office:value-type="string" office:string-value="Campo Iene" calcext:value-type="string">
            <text:p>Campo Iene</text:p>
          </table:table-cell>
          <table:table-cell table:style-name="ce2" table:formula="of:=&quot;https://www.google.it/maps/search/&quot;&amp;SUBSTITUTE([.K9];&quot; &quot;;&quot;+&quot;)" office:value-type="string" office:string-value="https://www.google.it/maps/search/Campo+Iene" calcext:value-type="string">
            <text:p>https://www.google.it/maps/search/Campo+Ien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on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10]" office:value-type="string" office:string-value="Campo Leoni" calcext:value-type="string">
            <text:p>Campo Leoni</text:p>
          </table:table-cell>
          <table:table-cell table:style-name="ce2" table:formula="of:=&quot;https://www.google.it/maps/search/&quot;&amp;SUBSTITUTE([.K10];&quot; &quot;;&quot;+&quot;)" office:value-type="string" office:string-value="https://www.google.it/maps/search/Campo+Leoni" calcext:value-type="string">
            <text:p>https://www.google.it/maps/search/Campo+Leon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rmotte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11]" office:value-type="string" office:string-value="Campo Marmotte" calcext:value-type="string">
            <text:p>Campo Marmotte</text:p>
          </table:table-cell>
          <table:table-cell table:style-name="ce2" table:formula="of:=&quot;https://www.google.it/maps/search/&quot;&amp;SUBSTITUTE([.K11];&quot; &quot;;&quot;+&quot;)" office:value-type="string" office:string-value="https://www.google.it/maps/search/Campo+Marmotte" calcext:value-type="string">
            <text:p>https://www.google.it/maps/search/Campo+Marmotte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endario" table:style-name="ta1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3" table:default-cell-style-name="Default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number-columns-repeated="2" table:default-cell-style-name="ce4"/>
        <table:table-row table:style-name="ro1">
          <table:table-cell office:value-type="string" calcext:value-type="string">
            <text:p>CALENDARIO DEFINITIVO</text:p>
          </table:table-cell>
          <table:table-cell table:number-columns-repeated="6"/>
          <table:table-cell table:style-name="ce25" office:value-type="string" calcext:value-type="string" table:number-columns-spanned="2" table:number-rows-spanned="3">
            <text:p>LOGO</text:p>
          </table:table-cell>
          <table:covered-table-cell/>
          <table:table-cell table:number-columns-repeated="2"/>
          <table:table-cell table:style-name="Default" table:number-columns-repeated="6"/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Campionato</text:p>
          </table:table-cell>
          <table:table-cell table:number-columns-repeated="6"/>
          <table:covered-table-cell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Girone &amp; Stagione</text:p>
          </table:table-cell>
          <table:table-cell table:number-columns-repeated="6"/>
          <table:covered-table-cell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2" office:value-type="string" calcext:value-type="string">
            <text:p>Squadra A</text:p>
          </table:table-cell>
          <table:table-cell table:style-name="ce11" office:value-type="string" calcext:value-type="string">
            <text:p>Vinta A</text:p>
          </table:table-cell>
          <table:table-cell table:style-name="ce11" office:value-type="string" calcext:value-type="string">
            <text:p>Forfait A</text:p>
          </table:table-cell>
          <table:table-cell table:style-name="ce11" office:value-type="string" calcext:value-type="string">
            <text:p>Persa A</text:p>
          </table:table-cell>
          <table:table-cell table:style-name="ce11" office:value-type="string" calcext:value-type="string">
            <text:p>Punti Fatti A</text:p>
          </table:table-cell>
          <table:table-cell table:style-name="ce11" office:value-type="string" calcext:value-type="string">
            <text:p>Punti Subiti A</text:p>
          </table:table-cell>
          <table:table-cell table:style-name="ce11" office:value-type="string" calcext:value-type="string">
            <text:p>Differenza Punti A</text:p>
          </table:table-cell>
          <table:table-cell table:style-name="ce32" office:value-type="string" calcext:value-type="string">
            <text:p>Squadra B</text:p>
          </table:table-cell>
          <table:table-cell table:style-name="ce11" office:value-type="string" calcext:value-type="string">
            <text:p>Vinta B</text:p>
          </table:table-cell>
          <table:table-cell table:style-name="ce11" office:value-type="string" calcext:value-type="string">
            <text:p>Forfait B</text:p>
          </table:table-cell>
          <table:table-cell table:style-name="ce11" office:value-type="string" calcext:value-type="string">
            <text:p>Persa B</text:p>
          </table:table-cell>
          <table:table-cell table:style-name="ce11" office:value-type="string" calcext:value-type="string">
            <text:p>Punti Fatti B</text:p>
          </table:table-cell>
          <table:table-cell table:style-name="ce11" office:value-type="string" calcext:value-type="string">
            <text:p>Punti Subiti B</text:p>
          </table:table-cell>
          <table:table-cell table:style-name="ce11" office:value-type="string" calcext:value-type="string">
            <text:p>Differenza Punti B</text:p>
          </table:table-cell>
          <table:table-cell table:style-name="ce11" office:value-type="string" calcext:value-type="string">
            <text:p>Vincente</text:p>
          </table:table-cell>
          <table:table-cell table:style-name="ce11" office:value-type="string" calcext:value-type="string">
            <text:p>Perdente</text:p>
          </table:table-cell>
        </table:table-row>
        <table:table-row table:style-name="ro1">
          <table:table-cell table:style-name="ce10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 table:number-columns-repeated="2"/>
          <table:table-cell table:style-name="Default" table:number-columns-repeated="6"/>
          <table:table-cell/>
          <table:table-cell table:style-name="Default" table:number-columns-repeated="8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38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9]=&quot;&quot;;&quot;&quot;;TEXT([.E9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7" calcext:value-type="float" table:number-columns-spanned="1" table:number-rows-spanned="2">
            <text:p>57</text:p>
          </table:table-cell>
          <table:table-cell/>
          <table:table-cell table:style-name="ce32" table:formula="of:=IF([.$B9]=&quot;&quot;;&quot;(Squadra A)&quot;;[.$B9])" office:value-type="string" office:string-value="Cinghiali" calcext:value-type="string">
            <text:p>Cinghiali</text:p>
          </table:table-cell>
          <table:table-cell table:style-name="ce11" table:formula="of:=IF([.$G9]+[.$I9]=0;;IF([.$G9]&gt;[.$I9];1;0))" office:value-type="float" office:value="0" calcext:value-type="float">
            <text:p>0</text:p>
          </table:table-cell>
          <table:table-cell table:style-name="ce60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60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11" table:formula="of:=IF([.$G9]+[.$I9]=0;;[.$G9])" office:value-type="float" office:value="24" calcext:value-type="float">
            <text:p>24</text:p>
          </table:table-cell>
          <table:table-cell table:style-name="ce11" table:formula="of:=IF([.$G9]+[.$I9]=0;;[.$I9])" office:value-type="float" office:value="57" calcext:value-type="float">
            <text:p>57</text:p>
          </table:table-cell>
          <table:table-cell table:style-name="ce61" table:formula="of:=IF([.$G9]+[.$I9]=0;;[.$G9]-[.$I9])" office:value-type="float" office:value="-33" calcext:value-type="float">
            <text:p>-33</text:p>
          </table:table-cell>
          <table:table-cell table:style-name="ce32" table:formula="of:=IF([.$C9]=&quot;&quot;;&quot;(Squadra B)&quot;;[.$C9])" office:value-type="string" office:string-value="Delfini" calcext:value-type="string">
            <text:p>Delfini</text:p>
          </table:table-cell>
          <table:table-cell table:style-name="ce11" table:formula="of:=IF([.$G9]+[.$I9]=0;;IF([.$I9]&gt;[.$G9];1;0))" office:value-type="float" office:value="1" calcext:value-type="float">
            <text:p>1</text:p>
          </table:table-cell>
          <table:table-cell table:style-name="ce60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60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11" table:formula="of:=IF([.$G9]+[.$I9]=0;;[.$I9])" office:value-type="float" office:value="57" calcext:value-type="float">
            <text:p>57</text:p>
          </table:table-cell>
          <table:table-cell table:style-name="ce11" table:formula="of:=IF([.$G9]+[.$I9]=0;;[.$G9])" office:value-type="float" office:value="24" calcext:value-type="float">
            <text:p>24</text:p>
          </table:table-cell>
          <table:table-cell table:style-name="ce61" table:formula="of:=IF([.$G9]+[.$I9]=0;;[.$I9]-[.$G9])" office:value-type="float" office:value="33" calcext:value-type="float">
            <text:p>+33</text:p>
          </table:table-cell>
          <table:table-cell table:style-name="ce60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60" table:formula="of:=IF([.$G9]+[.$I9]=0;&quot;(Perdente)&quot;;IF([.$G9]&lt;[.$I9];[.$B9];[.$C9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18"/>
          <table:covered-table-cell table:number-columns-repeated="2" table:style-name="ce44"/>
          <table:table-cell table:style-name="ce47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43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46" table:content-validation-name="val5" office:value-type="time" office:time-value="PT10H30M00S" calcext:value-type="time">
            <text:p>10:30</text:p>
          </table:table-cell>
          <table:table-cell table:style-name="ce23" office:value-type="float" office:value="32" calcext:value-type="float" table:number-columns-spanned="1" table:number-rows-spanned="2">
            <text:p>32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7" calcext:value-type="float" table:number-columns-spanned="1" table:number-rows-spanned="2">
            <text:p>57</text:p>
          </table:table-cell>
          <table:table-cell/>
          <table:table-cell table:style-name="ce32" table:formula="of:=IF([.$B12]=&quot;&quot;;&quot;(Squadra A)&quot;;[.$B12])" office:value-type="string" office:string-value="Albatros" calcext:value-type="string">
            <text:p>Albatros</text:p>
          </table:table-cell>
          <table:table-cell table:style-name="ce11" table:formula="of:=IF([.$G12]+[.$I12]=0;;IF([.$G12]&gt;[.$I12];1;0))" office:value-type="float" office:value="0" calcext:value-type="float">
            <text:p>0</text:p>
          </table:table-cell>
          <table:table-cell table:style-name="ce60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60" table:formula="of:=IF([.$G12]+[.$I12]=0;;IF([.$G12]&lt;[.$I12];IF([.$G12]&amp;&quot;-&quot;&amp;[.$I12]&lt;&gt;&quot;0-20&quot;;1;0);0))" office:value-type="float" office:value="1" calcext:value-type="float">
            <text:p>1</text:p>
          </table:table-cell>
          <table:table-cell table:style-name="ce11" table:formula="of:=IF([.$G12]+[.$I12]=0;;[.$G12])" office:value-type="float" office:value="32" calcext:value-type="float">
            <text:p>32</text:p>
          </table:table-cell>
          <table:table-cell table:style-name="ce11" table:formula="of:=IF([.$G12]+[.$I12]=0;;[.$I12])" office:value-type="float" office:value="57" calcext:value-type="float">
            <text:p>57</text:p>
          </table:table-cell>
          <table:table-cell table:style-name="ce61" table:formula="of:=IF([.$G12]+[.$I12]=0;;[.$G12]-[.$I12])" office:value-type="float" office:value="-25" calcext:value-type="float">
            <text:p>-25</text:p>
          </table:table-cell>
          <table:table-cell table:style-name="ce32" table:formula="of:=IF([.$C12]=&quot;&quot;;&quot;(Squadra B)&quot;;[.$C12])" office:value-type="string" office:string-value="Barracuda" calcext:value-type="string">
            <text:p>Barracuda</text:p>
          </table:table-cell>
          <table:table-cell table:style-name="ce11" table:formula="of:=IF([.$G12]+[.$I12]=0;;IF([.$I12]&gt;[.$G12];1;0))" office:value-type="float" office:value="1" calcext:value-type="float">
            <text:p>1</text:p>
          </table:table-cell>
          <table:table-cell table:style-name="ce60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60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11" table:formula="of:=IF([.$G12]+[.$I12]=0;;[.$I12])" office:value-type="float" office:value="57" calcext:value-type="float">
            <text:p>57</text:p>
          </table:table-cell>
          <table:table-cell table:style-name="ce11" table:formula="of:=IF([.$G12]+[.$I12]=0;;[.$G12])" office:value-type="float" office:value="32" calcext:value-type="float">
            <text:p>32</text:p>
          </table:table-cell>
          <table:table-cell table:style-name="ce61" table:formula="of:=IF([.$G12]+[.$I12]=0;;[.$I12]-[.$G12])" office:value-type="float" office:value="25" calcext:value-type="float">
            <text:p>+25</text:p>
          </table:table-cell>
          <table:table-cell table:style-name="ce60" table:formula="of:=IF([.$G12]+[.$I12]=0;&quot;(Vincente)&quot;;IF([.$G12]&gt;[.$I12];[.$B12];[.$C12]))" office:value-type="string" office:string-value="Barracuda" calcext:value-type="string">
            <text:p>Barracuda</text:p>
          </table:table-cell>
          <table:table-cell table:style-name="ce60" table:formula="of:=IF([.$G12]+[.$I12]=0;&quot;(Perdente)&quot;;IF([.$G12]&lt;[.$I12];[.$B12];[.$C1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18"/>
          <table:covered-table-cell table:number-columns-repeated="2" table:style-name="ce44"/>
          <table:table-cell table:style-name="ce47" table:formula="of:=IF([.B13]=&quot;&quot;;&quot;&quot;;HYPERLINK(VLOOKUP([.B13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46" table:content-validation-name="val5" office:value-type="time" office:time-value="PT12H00M00S" calcext:value-type="time">
            <text:p>12:00</text:p>
          </table:table-cell>
          <table:table-cell table:style-name="ce23" office:value-type="float" office:value="44" calcext:value-type="float" table:number-columns-spanned="1" table:number-rows-spanned="2">
            <text:p>4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3" calcext:value-type="float" table:number-columns-spanned="1" table:number-rows-spanned="2">
            <text:p>53</text:p>
          </table:table-cell>
          <table:table-cell/>
          <table:table-cell table:style-name="ce32" table:formula="of:=IF([.$B15]=&quot;&quot;;&quot;(Squadra A)&quot;;[.$B15])" office:value-type="string" office:string-value="Elefanti" calcext:value-type="string">
            <text:p>Elefanti</text:p>
          </table:table-cell>
          <table:table-cell table:style-name="ce11" table:formula="of:=IF([.$G15]+[.$I15]=0;;IF([.$G15]&gt;[.$I15];1;0))" office:value-type="float" office:value="0" calcext:value-type="float">
            <text:p>0</text:p>
          </table:table-cell>
          <table:table-cell table:style-name="ce60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60" table:formula="of:=IF([.$G15]+[.$I15]=0;;IF([.$G15]&lt;[.$I15];IF([.$G15]&amp;&quot;-&quot;&amp;[.$I15]&lt;&gt;&quot;0-20&quot;;1;0);0))" office:value-type="float" office:value="1" calcext:value-type="float">
            <text:p>1</text:p>
          </table:table-cell>
          <table:table-cell table:style-name="ce11" table:formula="of:=IF([.$G15]+[.$I15]=0;;[.$G15])" office:value-type="float" office:value="44" calcext:value-type="float">
            <text:p>44</text:p>
          </table:table-cell>
          <table:table-cell table:style-name="ce11" table:formula="of:=IF([.$G15]+[.$I15]=0;;[.$I15])" office:value-type="float" office:value="53" calcext:value-type="float">
            <text:p>53</text:p>
          </table:table-cell>
          <table:table-cell table:style-name="ce61" table:formula="of:=IF([.$G15]+[.$I15]=0;;[.$G15]-[.$I15])" office:value-type="float" office:value="-9" calcext:value-type="float">
            <text:p>-9</text:p>
          </table:table-cell>
          <table:table-cell table:style-name="ce32" table:formula="of:=IF([.$C15]=&quot;&quot;;&quot;(Squadra B)&quot;;[.$C15])" office:value-type="string" office:string-value="Fenicotteri" calcext:value-type="string">
            <text:p>Fenicotteri</text:p>
          </table:table-cell>
          <table:table-cell table:style-name="ce11" table:formula="of:=IF([.$G15]+[.$I15]=0;;IF([.$I15]&gt;[.$G15];1;0))" office:value-type="float" office:value="1" calcext:value-type="float">
            <text:p>1</text:p>
          </table:table-cell>
          <table:table-cell table:style-name="ce60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60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11" table:formula="of:=IF([.$G15]+[.$I15]=0;;[.$I15])" office:value-type="float" office:value="53" calcext:value-type="float">
            <text:p>53</text:p>
          </table:table-cell>
          <table:table-cell table:style-name="ce11" table:formula="of:=IF([.$G15]+[.$I15]=0;;[.$G15])" office:value-type="float" office:value="44" calcext:value-type="float">
            <text:p>44</text:p>
          </table:table-cell>
          <table:table-cell table:style-name="ce61" table:formula="of:=IF([.$G15]+[.$I15]=0;;[.$I15]-[.$G15])" office:value-type="float" office:value="9" calcext:value-type="float">
            <text:p>+9</text:p>
          </table:table-cell>
          <table:table-cell table:style-name="ce60" table:formula="of:=IF([.$G15]+[.$I15]=0;&quot;(Vincente)&quot;;IF([.$G15]&gt;[.$I15];[.$B15];[.$C15]))" office:value-type="string" office:string-value="Fenicotteri" calcext:value-type="string">
            <text:p>Fenicotteri</text:p>
          </table:table-cell>
          <table:table-cell table:style-name="ce60" table:formula="of:=IF([.$G15]+[.$I15]=0;&quot;(Perdente)&quot;;IF([.$G15]&lt;[.$I15];[.$B15];[.$C15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18"/>
          <table:covered-table-cell table:number-columns-repeated="2" table:style-name="ce44"/>
          <table:table-cell table:style-name="ce47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38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46" table:content-validation-name="val5" office:value-type="time" office:time-value="PT14H30M00S" calcext:value-type="time">
            <text:p>14:30</text:p>
          </table:table-cell>
          <table:table-cell table:style-name="ce49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7" calcext:value-type="float" table:number-columns-spanned="1" table:number-rows-spanned="2">
            <text:p>57</text:p>
          </table:table-cell>
          <table:table-cell/>
          <table:table-cell table:style-name="ce32" table:formula="of:=IF([.$B20]=&quot;&quot;;&quot;(Squadra A)&quot;;[.$B20])" office:value-type="string" office:string-value="Albatros" calcext:value-type="string">
            <text:p>Albatros</text:p>
          </table:table-cell>
          <table:table-cell table:style-name="ce11" table:formula="of:=IF([.$G20]+[.$I20]=0;;IF([.$G20]&gt;[.$I20];1;0))" office:value-type="float" office:value="0" calcext:value-type="float">
            <text:p>0</text:p>
          </table:table-cell>
          <table:table-cell table:style-name="ce60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60" table:formula="of:=IF([.$G20]+[.$I20]=0;;IF([.$G20]&lt;[.$I20];IF([.$G20]&amp;&quot;-&quot;&amp;[.$I20]&lt;&gt;&quot;0-20&quot;;1;0);0))" office:value-type="float" office:value="1" calcext:value-type="float">
            <text:p>1</text:p>
          </table:table-cell>
          <table:table-cell table:style-name="ce11" table:formula="of:=IF([.$G20]+[.$I20]=0;;[.$G20])" office:value-type="float" office:value="24" calcext:value-type="float">
            <text:p>24</text:p>
          </table:table-cell>
          <table:table-cell table:style-name="ce11" table:formula="of:=IF([.$G20]+[.$I20]=0;;[.$I20])" office:value-type="float" office:value="57" calcext:value-type="float">
            <text:p>57</text:p>
          </table:table-cell>
          <table:table-cell table:style-name="ce61" table:formula="of:=IF([.$G20]+[.$I20]=0;;[.$G20]-[.$I20])" office:value-type="float" office:value="-33" calcext:value-type="float">
            <text:p>-33</text:p>
          </table:table-cell>
          <table:table-cell table:style-name="ce32" table:formula="of:=IF([.$C20]=&quot;&quot;;&quot;(Squadra B)&quot;;[.$C20])" office:value-type="string" office:string-value="Gazzelle" calcext:value-type="string">
            <text:p>Gazzelle</text:p>
          </table:table-cell>
          <table:table-cell table:style-name="ce11" table:formula="of:=IF([.$G20]+[.$I20]=0;;IF([.$I20]&gt;[.$G20];1;0))" office:value-type="float" office:value="1" calcext:value-type="float">
            <text:p>1</text:p>
          </table:table-cell>
          <table:table-cell table:style-name="ce60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60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11" table:formula="of:=IF([.$G20]+[.$I20]=0;;[.$I20])" office:value-type="float" office:value="57" calcext:value-type="float">
            <text:p>57</text:p>
          </table:table-cell>
          <table:table-cell table:style-name="ce11" table:formula="of:=IF([.$G20]+[.$I20]=0;;[.$G20])" office:value-type="float" office:value="24" calcext:value-type="float">
            <text:p>24</text:p>
          </table:table-cell>
          <table:table-cell table:style-name="ce61" table:formula="of:=IF([.$G20]+[.$I20]=0;;[.$I20]-[.$G20])" office:value-type="float" office:value="33" calcext:value-type="float">
            <text:p>+33</text:p>
          </table:table-cell>
          <table:table-cell table:style-name="ce60" table:formula="of:=IF([.$G20]+[.$I20]=0;&quot;(Vincente)&quot;;IF([.$G20]&gt;[.$I20];[.$B20];[.$C20]))" office:value-type="string" office:string-value="Gazzelle" calcext:value-type="string">
            <text:p>Gazzelle</text:p>
          </table:table-cell>
          <table:table-cell table:style-name="ce60" table:formula="of:=IF([.$G20]+[.$I20]=0;&quot;(Perdente)&quot;;IF([.$G20]&lt;[.$I20];[.$B20];[.$C20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18"/>
          <table:covered-table-cell table:number-columns-repeated="2" table:style-name="ce44"/>
          <table:table-cell table:style-name="ce47" table:formula="of:=IF([.B21]=&quot;&quot;;&quot;&quot;;HYPERLINK(VLOOKUP([.B21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46" table:content-validation-name="val5" office:value-type="time" office:time-value="PT16H00M00S" calcext:value-type="time">
            <text:p>16:00</text:p>
          </table:table-cell>
          <table:table-cell table:style-name="ce23" office:value-type="float" office:value="35" calcext:value-type="float" table:number-columns-spanned="1" table:number-rows-spanned="2">
            <text:p>3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45" calcext:value-type="float" table:number-columns-spanned="1" table:number-rows-spanned="2">
            <text:p>45</text:p>
          </table:table-cell>
          <table:table-cell/>
          <table:table-cell table:style-name="ce32" table:formula="of:=IF([.$B23]=&quot;&quot;;&quot;(Squadra A)&quot;;[.$B23])" office:value-type="string" office:string-value="Cinghiali" calcext:value-type="string">
            <text:p>Cinghiali</text:p>
          </table:table-cell>
          <table:table-cell table:style-name="ce11" table:formula="of:=IF([.$G23]+[.$I23]=0;;IF([.$G23]&gt;[.$I23];1;0))" office:value-type="float" office:value="0" calcext:value-type="float">
            <text:p>0</text:p>
          </table:table-cell>
          <table:table-cell table:style-name="ce60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60" table:formula="of:=IF([.$G23]+[.$I23]=0;;IF([.$G23]&lt;[.$I23];IF([.$G23]&amp;&quot;-&quot;&amp;[.$I23]&lt;&gt;&quot;0-20&quot;;1;0);0))" office:value-type="float" office:value="1" calcext:value-type="float">
            <text:p>1</text:p>
          </table:table-cell>
          <table:table-cell table:style-name="ce11" table:formula="of:=IF([.$G23]+[.$I23]=0;;[.$G23])" office:value-type="float" office:value="35" calcext:value-type="float">
            <text:p>35</text:p>
          </table:table-cell>
          <table:table-cell table:style-name="ce11" table:formula="of:=IF([.$G23]+[.$I23]=0;;[.$I23])" office:value-type="float" office:value="45" calcext:value-type="float">
            <text:p>45</text:p>
          </table:table-cell>
          <table:table-cell table:style-name="ce61" table:formula="of:=IF([.$G23]+[.$I23]=0;;[.$G23]-[.$I23])" office:value-type="float" office:value="-10" calcext:value-type="float">
            <text:p>-10</text:p>
          </table:table-cell>
          <table:table-cell table:style-name="ce32" table:formula="of:=IF([.$C23]=&quot;&quot;;&quot;(Squadra B)&quot;;[.$C23])" office:value-type="string" office:string-value="Fenicotteri" calcext:value-type="string">
            <text:p>Fenicotteri</text:p>
          </table:table-cell>
          <table:table-cell table:style-name="ce11" table:formula="of:=IF([.$G23]+[.$I23]=0;;IF([.$I23]&gt;[.$G23];1;0))" office:value-type="float" office:value="1" calcext:value-type="float">
            <text:p>1</text:p>
          </table:table-cell>
          <table:table-cell table:style-name="ce60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60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11" table:formula="of:=IF([.$G23]+[.$I23]=0;;[.$I23])" office:value-type="float" office:value="45" calcext:value-type="float">
            <text:p>45</text:p>
          </table:table-cell>
          <table:table-cell table:style-name="ce11" table:formula="of:=IF([.$G23]+[.$I23]=0;;[.$G23])" office:value-type="float" office:value="35" calcext:value-type="float">
            <text:p>35</text:p>
          </table:table-cell>
          <table:table-cell table:style-name="ce61" table:formula="of:=IF([.$G23]+[.$I23]=0;;[.$I23]-[.$G23])" office:value-type="float" office:value="10" calcext:value-type="float">
            <text:p>+10</text:p>
          </table:table-cell>
          <table:table-cell table:style-name="ce60" table:formula="of:=IF([.$G23]+[.$I23]=0;&quot;(Vincente)&quot;;IF([.$G23]&gt;[.$I23];[.$B23];[.$C23]))" office:value-type="string" office:string-value="Fenicotteri" calcext:value-type="string">
            <text:p>Fenicotteri</text:p>
          </table:table-cell>
          <table:table-cell table:style-name="ce60" table:formula="of:=IF([.$G23]+[.$I23]=0;&quot;(Perdente)&quot;;IF([.$G23]&lt;[.$I23];[.$B23];[.$C23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18"/>
          <table:covered-table-cell table:number-columns-repeated="2" table:style-name="ce44"/>
          <table:table-cell table:style-name="ce47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46" table:content-validation-name="val5" office:value-type="time" office:time-value="PT17H30M00S" calcext:value-type="time">
            <text:p>17:30</text:p>
          </table:table-cell>
          <table:table-cell table:style-name="ce23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9" calcext:value-type="float" table:number-columns-spanned="1" table:number-rows-spanned="2">
            <text:p>59</text:p>
          </table:table-cell>
          <table:table-cell/>
          <table:table-cell table:style-name="ce32" table:formula="of:=IF([.$B26]=&quot;&quot;;&quot;(Squadra A)&quot;;[.$B26])" office:value-type="string" office:string-value="Barracuda" calcext:value-type="string">
            <text:p>Barracuda</text:p>
          </table:table-cell>
          <table:table-cell table:style-name="ce11" table:formula="of:=IF([.$G26]+[.$I26]=0;;IF([.$G26]&gt;[.$I26];1;0))" office:value-type="float" office:value="0" calcext:value-type="float">
            <text:p>0</text:p>
          </table:table-cell>
          <table:table-cell table:style-name="ce60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60" table:formula="of:=IF([.$G26]+[.$I26]=0;;IF([.$G26]&lt;[.$I26];IF([.$G26]&amp;&quot;-&quot;&amp;[.$I26]&lt;&gt;&quot;0-20&quot;;1;0);0))" office:value-type="float" office:value="1" calcext:value-type="float">
            <text:p>1</text:p>
          </table:table-cell>
          <table:table-cell table:style-name="ce11" table:formula="of:=IF([.$G26]+[.$I26]=0;;[.$G26])" office:value-type="float" office:value="52" calcext:value-type="float">
            <text:p>52</text:p>
          </table:table-cell>
          <table:table-cell table:style-name="ce11" table:formula="of:=IF([.$G26]+[.$I26]=0;;[.$I26])" office:value-type="float" office:value="59" calcext:value-type="float">
            <text:p>59</text:p>
          </table:table-cell>
          <table:table-cell table:style-name="ce61" table:formula="of:=IF([.$G26]+[.$I26]=0;;[.$G26]-[.$I26])" office:value-type="float" office:value="-7" calcext:value-type="float">
            <text:p>-7</text:p>
          </table:table-cell>
          <table:table-cell table:style-name="ce32" table:formula="of:=IF([.$C26]=&quot;&quot;;&quot;(Squadra B)&quot;;[.$C26])" office:value-type="string" office:string-value="Elefanti" calcext:value-type="string">
            <text:p>Elefanti</text:p>
          </table:table-cell>
          <table:table-cell table:style-name="ce11" table:formula="of:=IF([.$G26]+[.$I26]=0;;IF([.$I26]&gt;[.$G26];1;0))" office:value-type="float" office:value="1" calcext:value-type="float">
            <text:p>1</text:p>
          </table:table-cell>
          <table:table-cell table:style-name="ce60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60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11" table:formula="of:=IF([.$G26]+[.$I26]=0;;[.$I26])" office:value-type="float" office:value="59" calcext:value-type="float">
            <text:p>59</text:p>
          </table:table-cell>
          <table:table-cell table:style-name="ce11" table:formula="of:=IF([.$G26]+[.$I26]=0;;[.$G26])" office:value-type="float" office:value="52" calcext:value-type="float">
            <text:p>52</text:p>
          </table:table-cell>
          <table:table-cell table:style-name="ce61" table:formula="of:=IF([.$G26]+[.$I26]=0;;[.$I26]-[.$G26])" office:value-type="float" office:value="7" calcext:value-type="float">
            <text:p>+7</text:p>
          </table:table-cell>
          <table:table-cell table:style-name="ce60" table:formula="of:=IF([.$G26]+[.$I26]=0;&quot;(Vincente)&quot;;IF([.$G26]&gt;[.$I26];[.$B26];[.$C26]))" office:value-type="string" office:string-value="Elefanti" calcext:value-type="string">
            <text:p>Elefanti</text:p>
          </table:table-cell>
          <table:table-cell table:style-name="ce60" table:formula="of:=IF([.$G26]+[.$I26]=0;&quot;(Perdente)&quot;;IF([.$G26]&lt;[.$I26];[.$B26];[.$C26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18"/>
          <table:covered-table-cell table:number-columns-repeated="2" table:style-name="ce44"/>
          <table:table-cell table:style-name="ce47" table:formula="of:=IF([.B27]=&quot;&quot;;&quot;&quot;;HYPERLINK(VLOOKUP([.B27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38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46" table:content-validation-name="val5" office:value-type="time" office:time-value="PT09H30M00S" calcext:value-type="time">
            <text:p>09:30</text:p>
          </table:table-cell>
          <table:table-cell table:style-name="ce49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42" calcext:value-type="float" table:number-columns-spanned="1" table:number-rows-spanned="2">
            <text:p>42</text:p>
          </table:table-cell>
          <table:table-cell/>
          <table:table-cell table:style-name="ce32" table:formula="of:=IF([.$B31]=&quot;&quot;;&quot;(Squadra A)&quot;;[.$B31])" office:value-type="string" office:string-value="Albatros" calcext:value-type="string">
            <text:p>Albatros</text:p>
          </table:table-cell>
          <table:table-cell table:style-name="ce11" table:formula="of:=IF([.$G31]+[.$I31]=0;;IF([.$G31]&gt;[.$I31];1;0))" office:value-type="float" office:value="0" calcext:value-type="float">
            <text:p>0</text:p>
          </table:table-cell>
          <table:table-cell table:style-name="ce60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60" table:formula="of:=IF([.$G31]+[.$I31]=0;;IF([.$G31]&lt;[.$I31];IF([.$G31]&amp;&quot;-&quot;&amp;[.$I31]&lt;&gt;&quot;0-20&quot;;1;0);0))" office:value-type="float" office:value="1" calcext:value-type="float">
            <text:p>1</text:p>
          </table:table-cell>
          <table:table-cell table:style-name="ce11" table:formula="of:=IF([.$G31]+[.$I31]=0;;[.$G31])" office:value-type="float" office:value="13" calcext:value-type="float">
            <text:p>13</text:p>
          </table:table-cell>
          <table:table-cell table:style-name="ce11" table:formula="of:=IF([.$G31]+[.$I31]=0;;[.$I31])" office:value-type="float" office:value="42" calcext:value-type="float">
            <text:p>42</text:p>
          </table:table-cell>
          <table:table-cell table:style-name="ce61" table:formula="of:=IF([.$G31]+[.$I31]=0;;[.$G31]-[.$I31])" office:value-type="float" office:value="-29" calcext:value-type="float">
            <text:p>-29</text:p>
          </table:table-cell>
          <table:table-cell table:style-name="ce32" table:formula="of:=IF([.$C31]=&quot;&quot;;&quot;(Squadra B)&quot;;[.$C31])" office:value-type="string" office:string-value="Fenicotteri" calcext:value-type="string">
            <text:p>Fenicotteri</text:p>
          </table:table-cell>
          <table:table-cell table:style-name="ce11" table:formula="of:=IF([.$G31]+[.$I31]=0;;IF([.$I31]&gt;[.$G31];1;0))" office:value-type="float" office:value="1" calcext:value-type="float">
            <text:p>1</text:p>
          </table:table-cell>
          <table:table-cell table:style-name="ce60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60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11" table:formula="of:=IF([.$G31]+[.$I31]=0;;[.$I31])" office:value-type="float" office:value="42" calcext:value-type="float">
            <text:p>42</text:p>
          </table:table-cell>
          <table:table-cell table:style-name="ce11" table:formula="of:=IF([.$G31]+[.$I31]=0;;[.$G31])" office:value-type="float" office:value="13" calcext:value-type="float">
            <text:p>13</text:p>
          </table:table-cell>
          <table:table-cell table:style-name="ce61" table:formula="of:=IF([.$G31]+[.$I31]=0;;[.$I31]-[.$G31])" office:value-type="float" office:value="29" calcext:value-type="float">
            <text:p>+29</text:p>
          </table:table-cell>
          <table:table-cell table:style-name="ce60" table:formula="of:=IF([.$G31]+[.$I31]=0;&quot;(Vincente)&quot;;IF([.$G31]&gt;[.$I31];[.$B31];[.$C31]))" office:value-type="string" office:string-value="Fenicotteri" calcext:value-type="string">
            <text:p>Fenicotteri</text:p>
          </table:table-cell>
          <table:table-cell table:style-name="ce60" table:formula="of:=IF([.$G31]+[.$I31]=0;&quot;(Perdente)&quot;;IF([.$G31]&lt;[.$I31];[.$B31];[.$C3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32]=&quot;&quot;;&quot;&quot;;HYPERLINK(VLOOKUP([.B32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46" table:content-validation-name="val5" office:value-type="time" office:time-value="PT11H00M00S" calcext:value-type="time">
            <text:p>11:00</text:p>
          </table:table-cell>
          <table:table-cell table:style-name="ce23" office:value-type="float" office:value="50" calcext:value-type="float" table:number-columns-spanned="1" table:number-rows-spanned="2">
            <text:p>5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35" calcext:value-type="float" table:number-columns-spanned="1" table:number-rows-spanned="2">
            <text:p>35</text:p>
          </table:table-cell>
          <table:table-cell/>
          <table:table-cell table:style-name="ce32" table:formula="of:=IF([.$B34]=&quot;&quot;;&quot;(Squadra A)&quot;;[.$B34])" office:value-type="string" office:string-value="Delfini" calcext:value-type="string">
            <text:p>Delfini</text:p>
          </table:table-cell>
          <table:table-cell table:style-name="ce11" table:formula="of:=IF([.$G34]+[.$I34]=0;;IF([.$G34]&gt;[.$I34];1;0))" office:value-type="float" office:value="1" calcext:value-type="float">
            <text:p>1</text:p>
          </table:table-cell>
          <table:table-cell table:style-name="ce60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60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11" table:formula="of:=IF([.$G34]+[.$I34]=0;;[.$G34])" office:value-type="float" office:value="50" calcext:value-type="float">
            <text:p>50</text:p>
          </table:table-cell>
          <table:table-cell table:style-name="ce11" table:formula="of:=IF([.$G34]+[.$I34]=0;;[.$I34])" office:value-type="float" office:value="35" calcext:value-type="float">
            <text:p>35</text:p>
          </table:table-cell>
          <table:table-cell table:style-name="ce61" table:formula="of:=IF([.$G34]+[.$I34]=0;;[.$G34]-[.$I34])" office:value-type="float" office:value="15" calcext:value-type="float">
            <text:p>+15</text:p>
          </table:table-cell>
          <table:table-cell table:style-name="ce32" table:formula="of:=IF([.$C34]=&quot;&quot;;&quot;(Squadra B)&quot;;[.$C34])" office:value-type="string" office:string-value="Elefanti" calcext:value-type="string">
            <text:p>Elefanti</text:p>
          </table:table-cell>
          <table:table-cell table:style-name="ce11" table:formula="of:=IF([.$G34]+[.$I34]=0;;IF([.$I34]&gt;[.$G34];1;0))" office:value-type="float" office:value="0" calcext:value-type="float">
            <text:p>0</text:p>
          </table:table-cell>
          <table:table-cell table:style-name="ce60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60" table:formula="of:=IF([.$G34]+[.$I34]=0;;IF([.$I34]&lt;[.$G34];IF([.$G34]&amp;&quot;-&quot;&amp;[.$I34]&lt;&gt;&quot;20-0&quot;;1;0);0))" office:value-type="float" office:value="1" calcext:value-type="float">
            <text:p>1</text:p>
          </table:table-cell>
          <table:table-cell table:style-name="ce11" table:formula="of:=IF([.$G34]+[.$I34]=0;;[.$I34])" office:value-type="float" office:value="35" calcext:value-type="float">
            <text:p>35</text:p>
          </table:table-cell>
          <table:table-cell table:style-name="ce11" table:formula="of:=IF([.$G34]+[.$I34]=0;;[.$G34])" office:value-type="float" office:value="50" calcext:value-type="float">
            <text:p>50</text:p>
          </table:table-cell>
          <table:table-cell table:style-name="ce61" table:formula="of:=IF([.$G34]+[.$I34]=0;;[.$I34]-[.$G34])" office:value-type="float" office:value="-15" calcext:value-type="float">
            <text:p>-15</text:p>
          </table:table-cell>
          <table:table-cell table:style-name="ce60" table:formula="of:=IF([.$G34]+[.$I34]=0;&quot;(Vincente)&quot;;IF([.$G34]&gt;[.$I34];[.$B34];[.$C34]))" office:value-type="string" office:string-value="Delfini" calcext:value-type="string">
            <text:p>Delfini</text:p>
          </table:table-cell>
          <table:table-cell table:style-name="ce60" table:formula="of:=IF([.$G34]+[.$I34]=0;&quot;(Perdente)&quot;;IF([.$G34]&lt;[.$I34];[.$B34];[.$C3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35]=&quot;&quot;;&quot;&quot;;HYPERLINK(VLOOKUP([.B35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46" table:content-validation-name="val5" office:value-type="time" office:time-value="PT12H30M00S" calcext:value-type="time">
            <text:p>12:30</text:p>
          </table:table-cell>
          <table:table-cell table:style-name="ce23" office:value-type="float" office:value="50" calcext:value-type="float" table:number-columns-spanned="1" table:number-rows-spanned="2">
            <text:p>5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48" calcext:value-type="float" table:number-columns-spanned="1" table:number-rows-spanned="2">
            <text:p>48</text:p>
          </table:table-cell>
          <table:table-cell/>
          <table:table-cell table:style-name="ce32" table:formula="of:=IF([.$B37]=&quot;&quot;;&quot;(Squadra A)&quot;;[.$B37])" office:value-type="string" office:string-value="Cinghiali" calcext:value-type="string">
            <text:p>Cinghiali</text:p>
          </table:table-cell>
          <table:table-cell table:style-name="ce11" table:formula="of:=IF([.$G37]+[.$I37]=0;;IF([.$G37]&gt;[.$I37];1;0))" office:value-type="float" office:value="1" calcext:value-type="float">
            <text:p>1</text:p>
          </table:table-cell>
          <table:table-cell table:style-name="ce60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60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11" table:formula="of:=IF([.$G37]+[.$I37]=0;;[.$G37])" office:value-type="float" office:value="50" calcext:value-type="float">
            <text:p>50</text:p>
          </table:table-cell>
          <table:table-cell table:style-name="ce11" table:formula="of:=IF([.$G37]+[.$I37]=0;;[.$I37])" office:value-type="float" office:value="48" calcext:value-type="float">
            <text:p>48</text:p>
          </table:table-cell>
          <table:table-cell table:style-name="ce61" table:formula="of:=IF([.$G37]+[.$I37]=0;;[.$G37]-[.$I37])" office:value-type="float" office:value="2" calcext:value-type="float">
            <text:p>+2</text:p>
          </table:table-cell>
          <table:table-cell table:style-name="ce32" table:formula="of:=IF([.$C37]=&quot;&quot;;&quot;(Squadra B)&quot;;[.$C37])" office:value-type="string" office:string-value="Gazzelle" calcext:value-type="string">
            <text:p>Gazzelle</text:p>
          </table:table-cell>
          <table:table-cell table:style-name="ce11" table:formula="of:=IF([.$G37]+[.$I37]=0;;IF([.$I37]&gt;[.$G37];1;0))" office:value-type="float" office:value="0" calcext:value-type="float">
            <text:p>0</text:p>
          </table:table-cell>
          <table:table-cell table:style-name="ce60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60" table:formula="of:=IF([.$G37]+[.$I37]=0;;IF([.$I37]&lt;[.$G37];IF([.$G37]&amp;&quot;-&quot;&amp;[.$I37]&lt;&gt;&quot;20-0&quot;;1;0);0))" office:value-type="float" office:value="1" calcext:value-type="float">
            <text:p>1</text:p>
          </table:table-cell>
          <table:table-cell table:style-name="ce11" table:formula="of:=IF([.$G37]+[.$I37]=0;;[.$I37])" office:value-type="float" office:value="48" calcext:value-type="float">
            <text:p>48</text:p>
          </table:table-cell>
          <table:table-cell table:style-name="ce11" table:formula="of:=IF([.$G37]+[.$I37]=0;;[.$G37])" office:value-type="float" office:value="50" calcext:value-type="float">
            <text:p>50</text:p>
          </table:table-cell>
          <table:table-cell table:style-name="ce61" table:formula="of:=IF([.$G37]+[.$I37]=0;;[.$I37]-[.$G37])" office:value-type="float" office:value="-2" calcext:value-type="float">
            <text:p>-2</text:p>
          </table:table-cell>
          <table:table-cell table:style-name="ce60" table:formula="of:=IF([.$G37]+[.$I37]=0;&quot;(Vincente)&quot;;IF([.$G37]&gt;[.$I37];[.$B37];[.$C37]))" office:value-type="string" office:string-value="Cinghiali" calcext:value-type="string">
            <text:p>Cinghiali</text:p>
          </table:table-cell>
          <table:table-cell table:style-name="ce60" table:formula="of:=IF([.$G37]+[.$I37]=0;&quot;(Perdente)&quot;;IF([.$G37]&lt;[.$I37];[.$B37];[.$C37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38]=&quot;&quot;;&quot;&quot;;HYPERLINK(VLOOKUP([.B38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38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46" table:content-validation-name="val5" office:value-type="time" office:time-value="PT14H30M00S" calcext:value-type="time">
            <text:p>14:30</text:p>
          </table:table-cell>
          <table:table-cell table:style-name="ce49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2" calcext:value-type="float" table:number-columns-spanned="1" table:number-rows-spanned="2">
            <text:p>52</text:p>
          </table:table-cell>
          <table:table-cell/>
          <table:table-cell table:style-name="ce32" table:formula="of:=IF([.$B42]=&quot;&quot;;&quot;(Squadra A)&quot;;[.$B42])" office:value-type="string" office:string-value="Albatros" calcext:value-type="string">
            <text:p>Albatros</text:p>
          </table:table-cell>
          <table:table-cell table:style-name="ce11" table:formula="of:=IF([.$G42]+[.$I42]=0;;IF([.$G42]&gt;[.$I42];1;0))" office:value-type="float" office:value="0" calcext:value-type="float">
            <text:p>0</text:p>
          </table:table-cell>
          <table:table-cell table:style-name="ce60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60" table:formula="of:=IF([.$G42]+[.$I42]=0;;IF([.$G42]&lt;[.$I42];IF([.$G42]&amp;&quot;-&quot;&amp;[.$I42]&lt;&gt;&quot;0-20&quot;;1;0);0))" office:value-type="float" office:value="1" calcext:value-type="float">
            <text:p>1</text:p>
          </table:table-cell>
          <table:table-cell table:style-name="ce11" table:formula="of:=IF([.$G42]+[.$I42]=0;;[.$G42])" office:value-type="float" office:value="45" calcext:value-type="float">
            <text:p>45</text:p>
          </table:table-cell>
          <table:table-cell table:style-name="ce11" table:formula="of:=IF([.$G42]+[.$I42]=0;;[.$I42])" office:value-type="float" office:value="52" calcext:value-type="float">
            <text:p>52</text:p>
          </table:table-cell>
          <table:table-cell table:style-name="ce61" table:formula="of:=IF([.$G42]+[.$I42]=0;;[.$G42]-[.$I42])" office:value-type="float" office:value="-7" calcext:value-type="float">
            <text:p>-7</text:p>
          </table:table-cell>
          <table:table-cell table:style-name="ce32" table:formula="of:=IF([.$C42]=&quot;&quot;;&quot;(Squadra B)&quot;;[.$C42])" office:value-type="string" office:string-value="Delfini" calcext:value-type="string">
            <text:p>Delfini</text:p>
          </table:table-cell>
          <table:table-cell table:style-name="ce11" table:formula="of:=IF([.$G42]+[.$I42]=0;;IF([.$I42]&gt;[.$G42];1;0))" office:value-type="float" office:value="1" calcext:value-type="float">
            <text:p>1</text:p>
          </table:table-cell>
          <table:table-cell table:style-name="ce60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60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11" table:formula="of:=IF([.$G42]+[.$I42]=0;;[.$I42])" office:value-type="float" office:value="52" calcext:value-type="float">
            <text:p>52</text:p>
          </table:table-cell>
          <table:table-cell table:style-name="ce11" table:formula="of:=IF([.$G42]+[.$I42]=0;;[.$G42])" office:value-type="float" office:value="45" calcext:value-type="float">
            <text:p>45</text:p>
          </table:table-cell>
          <table:table-cell table:style-name="ce61" table:formula="of:=IF([.$G42]+[.$I42]=0;;[.$I42]-[.$G42])" office:value-type="float" office:value="7" calcext:value-type="float">
            <text:p>+7</text:p>
          </table:table-cell>
          <table:table-cell table:style-name="ce60" table:formula="of:=IF([.$G42]+[.$I42]=0;&quot;(Vincente)&quot;;IF([.$G42]&gt;[.$I42];[.$B42];[.$C42]))" office:value-type="string" office:string-value="Delfini" calcext:value-type="string">
            <text:p>Delfini</text:p>
          </table:table-cell>
          <table:table-cell table:style-name="ce60" table:formula="of:=IF([.$G42]+[.$I42]=0;&quot;(Perdente)&quot;;IF([.$G42]&lt;[.$I42];[.$B42];[.$C4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18"/>
          <table:covered-table-cell table:number-columns-repeated="2" table:style-name="ce44"/>
          <table:table-cell table:style-name="ce47" table:formula="of:=IF([.B43]=&quot;&quot;;&quot;&quot;;HYPERLINK(VLOOKUP([.B43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46" table:content-validation-name="val5" office:value-type="time" office:time-value="PT16H00M00S" calcext:value-type="time">
            <text:p>16:00</text:p>
          </table:table-cell>
          <table:table-cell table:style-name="ce23" office:value-type="float" office:value="76" calcext:value-type="float" table:number-columns-spanned="1" table:number-rows-spanned="2">
            <text:p>76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8" calcext:value-type="float" table:number-columns-spanned="1" table:number-rows-spanned="2">
            <text:p>58</text:p>
          </table:table-cell>
          <table:table-cell/>
          <table:table-cell table:style-name="ce32" table:formula="of:=IF([.$B45]=&quot;&quot;;&quot;(Squadra A)&quot;;[.$B45])" office:value-type="string" office:string-value="Barracuda" calcext:value-type="string">
            <text:p>Barracuda</text:p>
          </table:table-cell>
          <table:table-cell table:style-name="ce11" table:formula="of:=IF([.$G45]+[.$I45]=0;;IF([.$G45]&gt;[.$I45];1;0))" office:value-type="float" office:value="1" calcext:value-type="float">
            <text:p>1</text:p>
          </table:table-cell>
          <table:table-cell table:style-name="ce60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60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11" table:formula="of:=IF([.$G45]+[.$I45]=0;;[.$G45])" office:value-type="float" office:value="76" calcext:value-type="float">
            <text:p>76</text:p>
          </table:table-cell>
          <table:table-cell table:style-name="ce11" table:formula="of:=IF([.$G45]+[.$I45]=0;;[.$I45])" office:value-type="float" office:value="58" calcext:value-type="float">
            <text:p>58</text:p>
          </table:table-cell>
          <table:table-cell table:style-name="ce61" table:formula="of:=IF([.$G45]+[.$I45]=0;;[.$G45]-[.$I45])" office:value-type="float" office:value="18" calcext:value-type="float">
            <text:p>+18</text:p>
          </table:table-cell>
          <table:table-cell table:style-name="ce32" table:formula="of:=IF([.$C45]=&quot;&quot;;&quot;(Squadra B)&quot;;[.$C45])" office:value-type="string" office:string-value="Fenicotteri" calcext:value-type="string">
            <text:p>Fenicotteri</text:p>
          </table:table-cell>
          <table:table-cell table:style-name="ce11" table:formula="of:=IF([.$G45]+[.$I45]=0;;IF([.$I45]&gt;[.$G45];1;0))" office:value-type="float" office:value="0" calcext:value-type="float">
            <text:p>0</text:p>
          </table:table-cell>
          <table:table-cell table:style-name="ce60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60" table:formula="of:=IF([.$G45]+[.$I45]=0;;IF([.$I45]&lt;[.$G45];IF([.$G45]&amp;&quot;-&quot;&amp;[.$I45]&lt;&gt;&quot;20-0&quot;;1;0);0))" office:value-type="float" office:value="1" calcext:value-type="float">
            <text:p>1</text:p>
          </table:table-cell>
          <table:table-cell table:style-name="ce11" table:formula="of:=IF([.$G45]+[.$I45]=0;;[.$I45])" office:value-type="float" office:value="58" calcext:value-type="float">
            <text:p>58</text:p>
          </table:table-cell>
          <table:table-cell table:style-name="ce11" table:formula="of:=IF([.$G45]+[.$I45]=0;;[.$G45])" office:value-type="float" office:value="76" calcext:value-type="float">
            <text:p>76</text:p>
          </table:table-cell>
          <table:table-cell table:style-name="ce61" table:formula="of:=IF([.$G45]+[.$I45]=0;;[.$I45]-[.$G45])" office:value-type="float" office:value="-18" calcext:value-type="float">
            <text:p>-18</text:p>
          </table:table-cell>
          <table:table-cell table:style-name="ce60" table:formula="of:=IF([.$G45]+[.$I45]=0;&quot;(Vincente)&quot;;IF([.$G45]&gt;[.$I45];[.$B45];[.$C45]))" office:value-type="string" office:string-value="Barracuda" calcext:value-type="string">
            <text:p>Barracuda</text:p>
          </table:table-cell>
          <table:table-cell table:style-name="ce60" table:formula="of:=IF([.$G45]+[.$I45]=0;&quot;(Perdente)&quot;;IF([.$G45]&lt;[.$I45];[.$B45];[.$C45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18"/>
          <table:covered-table-cell table:number-columns-repeated="2" table:style-name="ce44"/>
          <table:table-cell table:style-name="ce47" table:formula="of:=IF([.B46]=&quot;&quot;;&quot;&quot;;HYPERLINK(VLOOKUP([.B46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46" table:content-validation-name="val5" office:value-type="time" office:time-value="PT17H30M00S" calcext:value-type="time">
            <text:p>17:30</text:p>
          </table:table-cell>
          <table:table-cell table:style-name="ce23" office:value-type="float" office:value="43" calcext:value-type="float" table:number-columns-spanned="1" table:number-rows-spanned="2">
            <text:p>43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79" calcext:value-type="float" table:number-columns-spanned="1" table:number-rows-spanned="2">
            <text:p>79</text:p>
          </table:table-cell>
          <table:table-cell/>
          <table:table-cell table:style-name="ce32" table:formula="of:=IF([.$B48]=&quot;&quot;;&quot;(Squadra A)&quot;;[.$B48])" office:value-type="string" office:string-value="Gazzelle" calcext:value-type="string">
            <text:p>Gazzelle</text:p>
          </table:table-cell>
          <table:table-cell table:style-name="ce11" table:formula="of:=IF([.$G48]+[.$I48]=0;;IF([.$G48]&gt;[.$I48];1;0))" office:value-type="float" office:value="0" calcext:value-type="float">
            <text:p>0</text:p>
          </table:table-cell>
          <table:table-cell table:style-name="ce60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60" table:formula="of:=IF([.$G48]+[.$I48]=0;;IF([.$G48]&lt;[.$I48];IF([.$G48]&amp;&quot;-&quot;&amp;[.$I48]&lt;&gt;&quot;0-20&quot;;1;0);0))" office:value-type="float" office:value="1" calcext:value-type="float">
            <text:p>1</text:p>
          </table:table-cell>
          <table:table-cell table:style-name="ce11" table:formula="of:=IF([.$G48]+[.$I48]=0;;[.$G48])" office:value-type="float" office:value="43" calcext:value-type="float">
            <text:p>43</text:p>
          </table:table-cell>
          <table:table-cell table:style-name="ce11" table:formula="of:=IF([.$G48]+[.$I48]=0;;[.$I48])" office:value-type="float" office:value="79" calcext:value-type="float">
            <text:p>79</text:p>
          </table:table-cell>
          <table:table-cell table:style-name="ce61" table:formula="of:=IF([.$G48]+[.$I48]=0;;[.$G48]-[.$I48])" office:value-type="float" office:value="-36" calcext:value-type="float">
            <text:p>-36</text:p>
          </table:table-cell>
          <table:table-cell table:style-name="ce32" table:formula="of:=IF([.$C48]=&quot;&quot;;&quot;(Squadra B)&quot;;[.$C48])" office:value-type="string" office:string-value="Elefanti" calcext:value-type="string">
            <text:p>Elefanti</text:p>
          </table:table-cell>
          <table:table-cell table:style-name="ce11" table:formula="of:=IF([.$G48]+[.$I48]=0;;IF([.$I48]&gt;[.$G48];1;0))" office:value-type="float" office:value="1" calcext:value-type="float">
            <text:p>1</text:p>
          </table:table-cell>
          <table:table-cell table:style-name="ce60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60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11" table:formula="of:=IF([.$G48]+[.$I48]=0;;[.$I48])" office:value-type="float" office:value="79" calcext:value-type="float">
            <text:p>79</text:p>
          </table:table-cell>
          <table:table-cell table:style-name="ce11" table:formula="of:=IF([.$G48]+[.$I48]=0;;[.$G48])" office:value-type="float" office:value="43" calcext:value-type="float">
            <text:p>43</text:p>
          </table:table-cell>
          <table:table-cell table:style-name="ce61" table:formula="of:=IF([.$G48]+[.$I48]=0;;[.$I48]-[.$G48])" office:value-type="float" office:value="36" calcext:value-type="float">
            <text:p>+36</text:p>
          </table:table-cell>
          <table:table-cell table:style-name="ce60" table:formula="of:=IF([.$G48]+[.$I48]=0;&quot;(Vincente)&quot;;IF([.$G48]&gt;[.$I48];[.$B48];[.$C48]))" office:value-type="string" office:string-value="Elefanti" calcext:value-type="string">
            <text:p>Elefanti</text:p>
          </table:table-cell>
          <table:table-cell table:style-name="ce60" table:formula="of:=IF([.$G48]+[.$I48]=0;&quot;(Perdente)&quot;;IF([.$G48]&lt;[.$I48];[.$B48];[.$C48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18"/>
          <table:covered-table-cell table:number-columns-repeated="2" table:style-name="ce44"/>
          <table:table-cell table:style-name="ce47" table:formula="of:=IF([.B49]=&quot;&quot;;&quot;&quot;;HYPERLINK(VLOOKUP([.B49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38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46" table:content-validation-name="val5" office:value-type="time" office:time-value="PT08H30M00S" calcext:value-type="time">
            <text:p>08:30</text:p>
          </table:table-cell>
          <table:table-cell table:style-name="ce49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2" calcext:value-type="float" table:number-columns-spanned="1" table:number-rows-spanned="2">
            <text:p>52</text:p>
          </table:table-cell>
          <table:table-cell/>
          <table:table-cell table:style-name="ce32" table:formula="of:=IF([.$B53]=&quot;&quot;;&quot;(Squadra A)&quot;;[.$B53])" office:value-type="string" office:string-value="Barracuda" calcext:value-type="string">
            <text:p>Barracuda</text:p>
          </table:table-cell>
          <table:table-cell table:style-name="ce11" table:formula="of:=IF([.$G53]+[.$I53]=0;;IF([.$G53]&gt;[.$I53];1;0))" office:value-type="float" office:value="0" calcext:value-type="float">
            <text:p>0</text:p>
          </table:table-cell>
          <table:table-cell table:style-name="ce60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60" table:formula="of:=IF([.$G53]+[.$I53]=0;;IF([.$G53]&lt;[.$I53];IF([.$G53]&amp;&quot;-&quot;&amp;[.$I53]&lt;&gt;&quot;0-20&quot;;1;0);0))" office:value-type="float" office:value="1" calcext:value-type="float">
            <text:p>1</text:p>
          </table:table-cell>
          <table:table-cell table:style-name="ce11" table:formula="of:=IF([.$G53]+[.$I53]=0;;[.$G53])" office:value-type="float" office:value="51" calcext:value-type="float">
            <text:p>51</text:p>
          </table:table-cell>
          <table:table-cell table:style-name="ce11" table:formula="of:=IF([.$G53]+[.$I53]=0;;[.$I53])" office:value-type="float" office:value="52" calcext:value-type="float">
            <text:p>52</text:p>
          </table:table-cell>
          <table:table-cell table:style-name="ce61" table:formula="of:=IF([.$G53]+[.$I53]=0;;[.$G53]-[.$I53])" office:value-type="float" office:value="-1" calcext:value-type="float">
            <text:p>-1</text:p>
          </table:table-cell>
          <table:table-cell table:style-name="ce32" table:formula="of:=IF([.$C53]=&quot;&quot;;&quot;(Squadra B)&quot;;[.$C53])" office:value-type="string" office:string-value="Delfini" calcext:value-type="string">
            <text:p>Delfini</text:p>
          </table:table-cell>
          <table:table-cell table:style-name="ce11" table:formula="of:=IF([.$G53]+[.$I53]=0;;IF([.$I53]&gt;[.$G53];1;0))" office:value-type="float" office:value="1" calcext:value-type="float">
            <text:p>1</text:p>
          </table:table-cell>
          <table:table-cell table:style-name="ce60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60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11" table:formula="of:=IF([.$G53]+[.$I53]=0;;[.$I53])" office:value-type="float" office:value="52" calcext:value-type="float">
            <text:p>52</text:p>
          </table:table-cell>
          <table:table-cell table:style-name="ce11" table:formula="of:=IF([.$G53]+[.$I53]=0;;[.$G53])" office:value-type="float" office:value="51" calcext:value-type="float">
            <text:p>51</text:p>
          </table:table-cell>
          <table:table-cell table:style-name="ce61" table:formula="of:=IF([.$G53]+[.$I53]=0;;[.$I53]-[.$G53])" office:value-type="float" office:value="1" calcext:value-type="float">
            <text:p>+1</text:p>
          </table:table-cell>
          <table:table-cell table:style-name="ce60" table:formula="of:=IF([.$G53]+[.$I53]=0;&quot;(Vincente)&quot;;IF([.$G53]&gt;[.$I53];[.$B53];[.$C53]))" office:value-type="string" office:string-value="Delfini" calcext:value-type="string">
            <text:p>Delfini</text:p>
          </table:table-cell>
          <table:table-cell table:style-name="ce60" table:formula="of:=IF([.$G53]+[.$I53]=0;&quot;(Perdente)&quot;;IF([.$G53]&lt;[.$I53];[.$B53];[.$C53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54]=&quot;&quot;;&quot;&quot;;HYPERLINK(VLOOKUP([.B54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46" table:content-validation-name="val5" office:value-type="time" office:time-value="PT10H00M00S" calcext:value-type="time">
            <text:p>10:00</text:p>
          </table:table-cell>
          <table:table-cell table:style-name="ce23" office:value-type="float" office:value="34" calcext:value-type="float" table:number-columns-spanned="1" table:number-rows-spanned="2">
            <text:p>3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71" calcext:value-type="float" table:number-columns-spanned="1" table:number-rows-spanned="2">
            <text:p>71</text:p>
          </table:table-cell>
          <table:table-cell/>
          <table:table-cell table:style-name="ce32" table:formula="of:=IF([.$B56]=&quot;&quot;;&quot;(Squadra A)&quot;;[.$B56])" office:value-type="string" office:string-value="Cinghiali" calcext:value-type="string">
            <text:p>Cinghiali</text:p>
          </table:table-cell>
          <table:table-cell table:style-name="ce11" table:formula="of:=IF([.$G56]+[.$I56]=0;;IF([.$G56]&gt;[.$I56];1;0))" office:value-type="float" office:value="0" calcext:value-type="float">
            <text:p>0</text:p>
          </table:table-cell>
          <table:table-cell table:style-name="ce60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60" table:formula="of:=IF([.$G56]+[.$I56]=0;;IF([.$G56]&lt;[.$I56];IF([.$G56]&amp;&quot;-&quot;&amp;[.$I56]&lt;&gt;&quot;0-20&quot;;1;0);0))" office:value-type="float" office:value="1" calcext:value-type="float">
            <text:p>1</text:p>
          </table:table-cell>
          <table:table-cell table:style-name="ce11" table:formula="of:=IF([.$G56]+[.$I56]=0;;[.$G56])" office:value-type="float" office:value="34" calcext:value-type="float">
            <text:p>34</text:p>
          </table:table-cell>
          <table:table-cell table:style-name="ce11" table:formula="of:=IF([.$G56]+[.$I56]=0;;[.$I56])" office:value-type="float" office:value="71" calcext:value-type="float">
            <text:p>71</text:p>
          </table:table-cell>
          <table:table-cell table:style-name="ce61" table:formula="of:=IF([.$G56]+[.$I56]=0;;[.$G56]-[.$I56])" office:value-type="float" office:value="-37" calcext:value-type="float">
            <text:p>-37</text:p>
          </table:table-cell>
          <table:table-cell table:style-name="ce32" table:formula="of:=IF([.$C56]=&quot;&quot;;&quot;(Squadra B)&quot;;[.$C56])" office:value-type="string" office:string-value="Elefanti" calcext:value-type="string">
            <text:p>Elefanti</text:p>
          </table:table-cell>
          <table:table-cell table:style-name="ce11" table:formula="of:=IF([.$G56]+[.$I56]=0;;IF([.$I56]&gt;[.$G56];1;0))" office:value-type="float" office:value="1" calcext:value-type="float">
            <text:p>1</text:p>
          </table:table-cell>
          <table:table-cell table:style-name="ce60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60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11" table:formula="of:=IF([.$G56]+[.$I56]=0;;[.$I56])" office:value-type="float" office:value="71" calcext:value-type="float">
            <text:p>71</text:p>
          </table:table-cell>
          <table:table-cell table:style-name="ce11" table:formula="of:=IF([.$G56]+[.$I56]=0;;[.$G56])" office:value-type="float" office:value="34" calcext:value-type="float">
            <text:p>34</text:p>
          </table:table-cell>
          <table:table-cell table:style-name="ce61" table:formula="of:=IF([.$G56]+[.$I56]=0;;[.$I56]-[.$G56])" office:value-type="float" office:value="37" calcext:value-type="float">
            <text:p>+37</text:p>
          </table:table-cell>
          <table:table-cell table:style-name="ce60" table:formula="of:=IF([.$G56]+[.$I56]=0;&quot;(Vincente)&quot;;IF([.$G56]&gt;[.$I56];[.$B56];[.$C56]))" office:value-type="string" office:string-value="Elefanti" calcext:value-type="string">
            <text:p>Elefanti</text:p>
          </table:table-cell>
          <table:table-cell table:style-name="ce60" table:formula="of:=IF([.$G56]+[.$I56]=0;&quot;(Perdente)&quot;;IF([.$G56]&lt;[.$I56];[.$B56];[.$C56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57]=&quot;&quot;;&quot;&quot;;HYPERLINK(VLOOKUP([.B57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46" table:content-validation-name="val5" office:value-type="time" office:time-value="PT11H30M00S" calcext:value-type="time">
            <text:p>11:30</text:p>
          </table:table-cell>
          <table:table-cell table:style-name="ce23" office:value-type="float" office:value="47" calcext:value-type="float" table:number-columns-spanned="1" table:number-rows-spanned="2">
            <text:p>47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33" calcext:value-type="float" table:number-columns-spanned="1" table:number-rows-spanned="2">
            <text:p>33</text:p>
          </table:table-cell>
          <table:table-cell/>
          <table:table-cell table:style-name="ce32" table:formula="of:=IF([.$B59]=&quot;&quot;;&quot;(Squadra A)&quot;;[.$B59])" office:value-type="string" office:string-value="Fenicotteri" calcext:value-type="string">
            <text:p>Fenicotteri</text:p>
          </table:table-cell>
          <table:table-cell table:style-name="ce11" table:formula="of:=IF([.$G59]+[.$I59]=0;;IF([.$G59]&gt;[.$I59];1;0))" office:value-type="float" office:value="1" calcext:value-type="float">
            <text:p>1</text:p>
          </table:table-cell>
          <table:table-cell table:style-name="ce60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60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11" table:formula="of:=IF([.$G59]+[.$I59]=0;;[.$G59])" office:value-type="float" office:value="47" calcext:value-type="float">
            <text:p>47</text:p>
          </table:table-cell>
          <table:table-cell table:style-name="ce11" table:formula="of:=IF([.$G59]+[.$I59]=0;;[.$I59])" office:value-type="float" office:value="33" calcext:value-type="float">
            <text:p>33</text:p>
          </table:table-cell>
          <table:table-cell table:style-name="ce61" table:formula="of:=IF([.$G59]+[.$I59]=0;;[.$G59]-[.$I59])" office:value-type="float" office:value="14" calcext:value-type="float">
            <text:p>+14</text:p>
          </table:table-cell>
          <table:table-cell table:style-name="ce32" table:formula="of:=IF([.$C59]=&quot;&quot;;&quot;(Squadra B)&quot;;[.$C59])" office:value-type="string" office:string-value="Gazzelle" calcext:value-type="string">
            <text:p>Gazzelle</text:p>
          </table:table-cell>
          <table:table-cell table:style-name="ce11" table:formula="of:=IF([.$G59]+[.$I59]=0;;IF([.$I59]&gt;[.$G59];1;0))" office:value-type="float" office:value="0" calcext:value-type="float">
            <text:p>0</text:p>
          </table:table-cell>
          <table:table-cell table:style-name="ce60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60" table:formula="of:=IF([.$G59]+[.$I59]=0;;IF([.$I59]&lt;[.$G59];IF([.$G59]&amp;&quot;-&quot;&amp;[.$I59]&lt;&gt;&quot;20-0&quot;;1;0);0))" office:value-type="float" office:value="1" calcext:value-type="float">
            <text:p>1</text:p>
          </table:table-cell>
          <table:table-cell table:style-name="ce11" table:formula="of:=IF([.$G59]+[.$I59]=0;;[.$I59])" office:value-type="float" office:value="33" calcext:value-type="float">
            <text:p>33</text:p>
          </table:table-cell>
          <table:table-cell table:style-name="ce11" table:formula="of:=IF([.$G59]+[.$I59]=0;;[.$G59])" office:value-type="float" office:value="47" calcext:value-type="float">
            <text:p>47</text:p>
          </table:table-cell>
          <table:table-cell table:style-name="ce61" table:formula="of:=IF([.$G59]+[.$I59]=0;;[.$I59]-[.$G59])" office:value-type="float" office:value="-14" calcext:value-type="float">
            <text:p>-14</text:p>
          </table:table-cell>
          <table:table-cell table:style-name="ce60" table:formula="of:=IF([.$G59]+[.$I59]=0;&quot;(Vincente)&quot;;IF([.$G59]&gt;[.$I59];[.$B59];[.$C59]))" office:value-type="string" office:string-value="Fenicotteri" calcext:value-type="string">
            <text:p>Fenicotteri</text:p>
          </table:table-cell>
          <table:table-cell table:style-name="ce60" table:formula="of:=IF([.$G59]+[.$I59]=0;&quot;(Perdente)&quot;;IF([.$G59]&lt;[.$I59];[.$B59];[.$C59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60]=&quot;&quot;;&quot;&quot;;HYPERLINK(VLOOKUP([.B60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38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46" table:content-validation-name="val5" office:value-type="time" office:time-value="PT08H45M00S" calcext:value-type="time">
            <text:p>08:45</text:p>
          </table:table-cell>
          <table:table-cell table:style-name="ce49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63" calcext:value-type="float" table:number-columns-spanned="1" table:number-rows-spanned="2">
            <text:p>63</text:p>
          </table:table-cell>
          <table:table-cell/>
          <table:table-cell table:style-name="ce32" table:formula="of:=IF([.$B64]=&quot;&quot;;&quot;(Squadra A)&quot;;[.$B64])" office:value-type="string" office:string-value="Albatros" calcext:value-type="string">
            <text:p>Albatros</text:p>
          </table:table-cell>
          <table:table-cell table:style-name="ce11" table:formula="of:=IF([.$G64]+[.$I64]=0;;IF([.$G64]&gt;[.$I64];1;0))" office:value-type="float" office:value="0" calcext:value-type="float">
            <text:p>0</text:p>
          </table:table-cell>
          <table:table-cell table:style-name="ce60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60" table:formula="of:=IF([.$G64]+[.$I64]=0;;IF([.$G64]&lt;[.$I64];IF([.$G64]&amp;&quot;-&quot;&amp;[.$I64]&lt;&gt;&quot;0-20&quot;;1;0);0))" office:value-type="float" office:value="1" calcext:value-type="float">
            <text:p>1</text:p>
          </table:table-cell>
          <table:table-cell table:style-name="ce11" table:formula="of:=IF([.$G64]+[.$I64]=0;;[.$G64])" office:value-type="float" office:value="15" calcext:value-type="float">
            <text:p>15</text:p>
          </table:table-cell>
          <table:table-cell table:style-name="ce11" table:formula="of:=IF([.$G64]+[.$I64]=0;;[.$I64])" office:value-type="float" office:value="63" calcext:value-type="float">
            <text:p>63</text:p>
          </table:table-cell>
          <table:table-cell table:style-name="ce61" table:formula="of:=IF([.$G64]+[.$I64]=0;;[.$G64]-[.$I64])" office:value-type="float" office:value="-48" calcext:value-type="float">
            <text:p>-48</text:p>
          </table:table-cell>
          <table:table-cell table:style-name="ce32" table:formula="of:=IF([.$C64]=&quot;&quot;;&quot;(Squadra B)&quot;;[.$C64])" office:value-type="string" office:string-value="Elefanti" calcext:value-type="string">
            <text:p>Elefanti</text:p>
          </table:table-cell>
          <table:table-cell table:style-name="ce11" table:formula="of:=IF([.$G64]+[.$I64]=0;;IF([.$I64]&gt;[.$G64];1;0))" office:value-type="float" office:value="1" calcext:value-type="float">
            <text:p>1</text:p>
          </table:table-cell>
          <table:table-cell table:style-name="ce60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60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11" table:formula="of:=IF([.$G64]+[.$I64]=0;;[.$I64])" office:value-type="float" office:value="63" calcext:value-type="float">
            <text:p>63</text:p>
          </table:table-cell>
          <table:table-cell table:style-name="ce11" table:formula="of:=IF([.$G64]+[.$I64]=0;;[.$G64])" office:value-type="float" office:value="15" calcext:value-type="float">
            <text:p>15</text:p>
          </table:table-cell>
          <table:table-cell table:style-name="ce61" table:formula="of:=IF([.$G64]+[.$I64]=0;;[.$I64]-[.$G64])" office:value-type="float" office:value="48" calcext:value-type="float">
            <text:p>+48</text:p>
          </table:table-cell>
          <table:table-cell table:style-name="ce60" table:formula="of:=IF([.$G64]+[.$I64]=0;&quot;(Vincente)&quot;;IF([.$G64]&gt;[.$I64];[.$B64];[.$C64]))" office:value-type="string" office:string-value="Elefanti" calcext:value-type="string">
            <text:p>Elefanti</text:p>
          </table:table-cell>
          <table:table-cell table:style-name="ce60" table:formula="of:=IF([.$G64]+[.$I64]=0;&quot;(Perdente)&quot;;IF([.$G64]&lt;[.$I64];[.$B64];[.$C64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18"/>
          <table:covered-table-cell table:number-columns-repeated="2" table:style-name="ce44"/>
          <table:table-cell table:style-name="ce47" table:formula="of:=IF([.B65]=&quot;&quot;;&quot;&quot;;HYPERLINK(VLOOKUP([.B65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43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46" table:content-validation-name="val5" office:value-type="time" office:time-value="PT10H15M00S" calcext:value-type="time">
            <text:p>10:15</text:p>
          </table:table-cell>
          <table:table-cell table:style-name="ce23" office:value-type="float" office:value="73" calcext:value-type="float" table:number-columns-spanned="1" table:number-rows-spanned="2">
            <text:p>73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26" calcext:value-type="float" table:number-columns-spanned="1" table:number-rows-spanned="2">
            <text:p>26</text:p>
          </table:table-cell>
          <table:table-cell/>
          <table:table-cell table:style-name="ce32" table:formula="of:=IF([.$B67]=&quot;&quot;;&quot;(Squadra A)&quot;;[.$B67])" office:value-type="string" office:string-value="Barracuda" calcext:value-type="string">
            <text:p>Barracuda</text:p>
          </table:table-cell>
          <table:table-cell table:style-name="ce11" table:formula="of:=IF([.$G67]+[.$I67]=0;;IF([.$G67]&gt;[.$I67];1;0))" office:value-type="float" office:value="1" calcext:value-type="float">
            <text:p>1</text:p>
          </table:table-cell>
          <table:table-cell table:style-name="ce60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60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11" table:formula="of:=IF([.$G67]+[.$I67]=0;;[.$G67])" office:value-type="float" office:value="73" calcext:value-type="float">
            <text:p>73</text:p>
          </table:table-cell>
          <table:table-cell table:style-name="ce11" table:formula="of:=IF([.$G67]+[.$I67]=0;;[.$I67])" office:value-type="float" office:value="26" calcext:value-type="float">
            <text:p>26</text:p>
          </table:table-cell>
          <table:table-cell table:style-name="ce61" table:formula="of:=IF([.$G67]+[.$I67]=0;;[.$G67]-[.$I67])" office:value-type="float" office:value="47" calcext:value-type="float">
            <text:p>+47</text:p>
          </table:table-cell>
          <table:table-cell table:style-name="ce32" table:formula="of:=IF([.$C67]=&quot;&quot;;&quot;(Squadra B)&quot;;[.$C67])" office:value-type="string" office:string-value="Cinghiali" calcext:value-type="string">
            <text:p>Cinghiali</text:p>
          </table:table-cell>
          <table:table-cell table:style-name="ce11" table:formula="of:=IF([.$G67]+[.$I67]=0;;IF([.$I67]&gt;[.$G67];1;0))" office:value-type="float" office:value="0" calcext:value-type="float">
            <text:p>0</text:p>
          </table:table-cell>
          <table:table-cell table:style-name="ce60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60" table:formula="of:=IF([.$G67]+[.$I67]=0;;IF([.$I67]&lt;[.$G67];IF([.$G67]&amp;&quot;-&quot;&amp;[.$I67]&lt;&gt;&quot;20-0&quot;;1;0);0))" office:value-type="float" office:value="1" calcext:value-type="float">
            <text:p>1</text:p>
          </table:table-cell>
          <table:table-cell table:style-name="ce11" table:formula="of:=IF([.$G67]+[.$I67]=0;;[.$I67])" office:value-type="float" office:value="26" calcext:value-type="float">
            <text:p>26</text:p>
          </table:table-cell>
          <table:table-cell table:style-name="ce11" table:formula="of:=IF([.$G67]+[.$I67]=0;;[.$G67])" office:value-type="float" office:value="73" calcext:value-type="float">
            <text:p>73</text:p>
          </table:table-cell>
          <table:table-cell table:style-name="ce61" table:formula="of:=IF([.$G67]+[.$I67]=0;;[.$I67]-[.$G67])" office:value-type="float" office:value="-47" calcext:value-type="float">
            <text:p>-47</text:p>
          </table:table-cell>
          <table:table-cell table:style-name="ce60" table:formula="of:=IF([.$G67]+[.$I67]=0;&quot;(Vincente)&quot;;IF([.$G67]&gt;[.$I67];[.$B67];[.$C67]))" office:value-type="string" office:string-value="Barracuda" calcext:value-type="string">
            <text:p>Barracuda</text:p>
          </table:table-cell>
          <table:table-cell table:style-name="ce60" table:formula="of:=IF([.$G67]+[.$I67]=0;&quot;(Perdente)&quot;;IF([.$G67]&lt;[.$I67];[.$B67];[.$C67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18"/>
          <table:covered-table-cell table:number-columns-repeated="2" table:style-name="ce44"/>
          <table:table-cell table:style-name="ce47" table:formula="of:=IF([.B68]=&quot;&quot;;&quot;&quot;;HYPERLINK(VLOOKUP([.B68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46" table:content-validation-name="val5" office:value-type="time" office:time-value="PT11H45M00S" calcext:value-type="time">
            <text:p>11:45</text:p>
          </table:table-cell>
          <table:table-cell table:style-name="ce23" office:value-type="float" office:value="59" calcext:value-type="float" table:number-columns-spanned="1" table:number-rows-spanned="2">
            <text:p>59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46" calcext:value-type="float" table:number-columns-spanned="1" table:number-rows-spanned="2">
            <text:p>46</text:p>
          </table:table-cell>
          <table:table-cell/>
          <table:table-cell table:style-name="ce32" table:formula="of:=IF([.$B70]=&quot;&quot;;&quot;(Squadra A)&quot;;[.$B70])" office:value-type="string" office:string-value="Delfini" calcext:value-type="string">
            <text:p>Delfini</text:p>
          </table:table-cell>
          <table:table-cell table:style-name="ce11" table:formula="of:=IF([.$G70]+[.$I70]=0;;IF([.$G70]&gt;[.$I70];1;0))" office:value-type="float" office:value="1" calcext:value-type="float">
            <text:p>1</text:p>
          </table:table-cell>
          <table:table-cell table:style-name="ce60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60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11" table:formula="of:=IF([.$G70]+[.$I70]=0;;[.$G70])" office:value-type="float" office:value="59" calcext:value-type="float">
            <text:p>59</text:p>
          </table:table-cell>
          <table:table-cell table:style-name="ce11" table:formula="of:=IF([.$G70]+[.$I70]=0;;[.$I70])" office:value-type="float" office:value="46" calcext:value-type="float">
            <text:p>46</text:p>
          </table:table-cell>
          <table:table-cell table:style-name="ce61" table:formula="of:=IF([.$G70]+[.$I70]=0;;[.$G70]-[.$I70])" office:value-type="float" office:value="13" calcext:value-type="float">
            <text:p>+13</text:p>
          </table:table-cell>
          <table:table-cell table:style-name="ce32" table:formula="of:=IF([.$C70]=&quot;&quot;;&quot;(Squadra B)&quot;;[.$C70])" office:value-type="string" office:string-value="Gazzelle" calcext:value-type="string">
            <text:p>Gazzelle</text:p>
          </table:table-cell>
          <table:table-cell table:style-name="ce11" table:formula="of:=IF([.$G70]+[.$I70]=0;;IF([.$I70]&gt;[.$G70];1;0))" office:value-type="float" office:value="0" calcext:value-type="float">
            <text:p>0</text:p>
          </table:table-cell>
          <table:table-cell table:style-name="ce60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60" table:formula="of:=IF([.$G70]+[.$I70]=0;;IF([.$I70]&lt;[.$G70];IF([.$G70]&amp;&quot;-&quot;&amp;[.$I70]&lt;&gt;&quot;20-0&quot;;1;0);0))" office:value-type="float" office:value="1" calcext:value-type="float">
            <text:p>1</text:p>
          </table:table-cell>
          <table:table-cell table:style-name="ce11" table:formula="of:=IF([.$G70]+[.$I70]=0;;[.$I70])" office:value-type="float" office:value="46" calcext:value-type="float">
            <text:p>46</text:p>
          </table:table-cell>
          <table:table-cell table:style-name="ce11" table:formula="of:=IF([.$G70]+[.$I70]=0;;[.$G70])" office:value-type="float" office:value="59" calcext:value-type="float">
            <text:p>59</text:p>
          </table:table-cell>
          <table:table-cell table:style-name="ce61" table:formula="of:=IF([.$G70]+[.$I70]=0;;[.$I70]-[.$G70])" office:value-type="float" office:value="-13" calcext:value-type="float">
            <text:p>-13</text:p>
          </table:table-cell>
          <table:table-cell table:style-name="ce60" table:formula="of:=IF([.$G70]+[.$I70]=0;&quot;(Vincente)&quot;;IF([.$G70]&gt;[.$I70];[.$B70];[.$C70]))" office:value-type="string" office:string-value="Delfini" calcext:value-type="string">
            <text:p>Delfini</text:p>
          </table:table-cell>
          <table:table-cell table:style-name="ce60" table:formula="of:=IF([.$G70]+[.$I70]=0;&quot;(Perdente)&quot;;IF([.$G70]&lt;[.$I70];[.$B70];[.$C70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18"/>
          <table:covered-table-cell table:number-columns-repeated="2" table:style-name="ce44"/>
          <table:table-cell table:style-name="ce47" table:formula="of:=IF([.B71]=&quot;&quot;;&quot;&quot;;HYPERLINK(VLOOKUP([.B71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38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13" calcext:value-type="date">
            <text:p>13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3" calcext:value-type="float" table:number-columns-spanned="1" table:number-rows-spanned="2">
            <text:p>53</text:p>
          </table:table-cell>
          <table:table-cell/>
          <table:table-cell table:style-name="ce32" table:formula="of:=IF([.$B75]=&quot;&quot;;&quot;(Squadra A)&quot;;[.$B75])" office:value-type="string" office:string-value="Delfini" calcext:value-type="string">
            <text:p>Delfini</text:p>
          </table:table-cell>
          <table:table-cell table:style-name="ce11" table:formula="of:=IF([.$G75]+[.$I75]=0;;IF([.$G75]&gt;[.$I75];1;0))" office:value-type="float" office:value="0" calcext:value-type="float">
            <text:p>0</text:p>
          </table:table-cell>
          <table:table-cell table:style-name="ce60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60" table:formula="of:=IF([.$G75]+[.$I75]=0;;IF([.$G75]&lt;[.$I75];IF([.$G75]&amp;&quot;-&quot;&amp;[.$I75]&lt;&gt;&quot;0-20&quot;;1;0);0))" office:value-type="float" office:value="1" calcext:value-type="float">
            <text:p>1</text:p>
          </table:table-cell>
          <table:table-cell table:style-name="ce11" table:formula="of:=IF([.$G75]+[.$I75]=0;;[.$G75])" office:value-type="float" office:value="49" calcext:value-type="float">
            <text:p>49</text:p>
          </table:table-cell>
          <table:table-cell table:style-name="ce11" table:formula="of:=IF([.$G75]+[.$I75]=0;;[.$I75])" office:value-type="float" office:value="53" calcext:value-type="float">
            <text:p>53</text:p>
          </table:table-cell>
          <table:table-cell table:style-name="ce61" table:formula="of:=IF([.$G75]+[.$I75]=0;;[.$G75]-[.$I75])" office:value-type="float" office:value="-4" calcext:value-type="float">
            <text:p>-4</text:p>
          </table:table-cell>
          <table:table-cell table:style-name="ce32" table:formula="of:=IF([.$C75]=&quot;&quot;;&quot;(Squadra B)&quot;;[.$C75])" office:value-type="string" office:string-value="Fenicotteri" calcext:value-type="string">
            <text:p>Fenicotteri</text:p>
          </table:table-cell>
          <table:table-cell table:style-name="ce11" table:formula="of:=IF([.$G75]+[.$I75]=0;;IF([.$I75]&gt;[.$G75];1;0))" office:value-type="float" office:value="1" calcext:value-type="float">
            <text:p>1</text:p>
          </table:table-cell>
          <table:table-cell table:style-name="ce60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60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11" table:formula="of:=IF([.$G75]+[.$I75]=0;;[.$I75])" office:value-type="float" office:value="53" calcext:value-type="float">
            <text:p>53</text:p>
          </table:table-cell>
          <table:table-cell table:style-name="ce11" table:formula="of:=IF([.$G75]+[.$I75]=0;;[.$G75])" office:value-type="float" office:value="49" calcext:value-type="float">
            <text:p>49</text:p>
          </table:table-cell>
          <table:table-cell table:style-name="ce61" table:formula="of:=IF([.$G75]+[.$I75]=0;;[.$I75]-[.$G75])" office:value-type="float" office:value="4" calcext:value-type="float">
            <text:p>+4</text:p>
          </table:table-cell>
          <table:table-cell table:style-name="ce60" table:formula="of:=IF([.$G75]+[.$I75]=0;&quot;(Vincente)&quot;;IF([.$G75]&gt;[.$I75];[.$B75];[.$C75]))" office:value-type="string" office:string-value="Fenicotteri" calcext:value-type="string">
            <text:p>Fenicotteri</text:p>
          </table:table-cell>
          <table:table-cell table:style-name="ce60" table:formula="of:=IF([.$G75]+[.$I75]=0;&quot;(Perdente)&quot;;IF([.$G75]&lt;[.$I75];[.$B75];[.$C75]))" office:value-type="string" office:string-value="Delfini" calcext:value-type="string">
            <text:p>Delfin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76]=&quot;&quot;;&quot;&quot;;HYPERLINK(VLOOKUP([.B76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13" calcext:value-type="date">
            <text:p>13 mag 2018</text:p>
          </table:table-cell>
          <table:table-cell table:style-name="ce46" table:content-validation-name="val5" office:value-type="time" office:time-value="PT10H30M00S" calcext:value-type="time">
            <text:p>10:30</text:p>
          </table:table-cell>
          <table:table-cell table:style-name="ce23" office:value-type="float" office:value="50" calcext:value-type="float" table:number-columns-spanned="1" table:number-rows-spanned="2">
            <text:p>5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2" calcext:value-type="float" table:number-columns-spanned="1" table:number-rows-spanned="2">
            <text:p>52</text:p>
          </table:table-cell>
          <table:table-cell/>
          <table:table-cell table:style-name="ce32" table:formula="of:=IF([.$B78]=&quot;&quot;;&quot;(Squadra A)&quot;;[.$B78])" office:value-type="string" office:string-value="Barracuda" calcext:value-type="string">
            <text:p>Barracuda</text:p>
          </table:table-cell>
          <table:table-cell table:style-name="ce11" table:formula="of:=IF([.$G78]+[.$I78]=0;;IF([.$G78]&gt;[.$I78];1;0))" office:value-type="float" office:value="0" calcext:value-type="float">
            <text:p>0</text:p>
          </table:table-cell>
          <table:table-cell table:style-name="ce60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60" table:formula="of:=IF([.$G78]+[.$I78]=0;;IF([.$G78]&lt;[.$I78];IF([.$G78]&amp;&quot;-&quot;&amp;[.$I78]&lt;&gt;&quot;0-20&quot;;1;0);0))" office:value-type="float" office:value="1" calcext:value-type="float">
            <text:p>1</text:p>
          </table:table-cell>
          <table:table-cell table:style-name="ce11" table:formula="of:=IF([.$G78]+[.$I78]=0;;[.$G78])" office:value-type="float" office:value="50" calcext:value-type="float">
            <text:p>50</text:p>
          </table:table-cell>
          <table:table-cell table:style-name="ce11" table:formula="of:=IF([.$G78]+[.$I78]=0;;[.$I78])" office:value-type="float" office:value="52" calcext:value-type="float">
            <text:p>52</text:p>
          </table:table-cell>
          <table:table-cell table:style-name="ce61" table:formula="of:=IF([.$G78]+[.$I78]=0;;[.$G78]-[.$I78])" office:value-type="float" office:value="-2" calcext:value-type="float">
            <text:p>-2</text:p>
          </table:table-cell>
          <table:table-cell table:style-name="ce32" table:formula="of:=IF([.$C78]=&quot;&quot;;&quot;(Squadra B)&quot;;[.$C78])" office:value-type="string" office:string-value="Gazzelle" calcext:value-type="string">
            <text:p>Gazzelle</text:p>
          </table:table-cell>
          <table:table-cell table:style-name="ce11" table:formula="of:=IF([.$G78]+[.$I78]=0;;IF([.$I78]&gt;[.$G78];1;0))" office:value-type="float" office:value="1" calcext:value-type="float">
            <text:p>1</text:p>
          </table:table-cell>
          <table:table-cell table:style-name="ce60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60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11" table:formula="of:=IF([.$G78]+[.$I78]=0;;[.$I78])" office:value-type="float" office:value="52" calcext:value-type="float">
            <text:p>52</text:p>
          </table:table-cell>
          <table:table-cell table:style-name="ce11" table:formula="of:=IF([.$G78]+[.$I78]=0;;[.$G78])" office:value-type="float" office:value="50" calcext:value-type="float">
            <text:p>50</text:p>
          </table:table-cell>
          <table:table-cell table:style-name="ce61" table:formula="of:=IF([.$G78]+[.$I78]=0;;[.$I78]-[.$G78])" office:value-type="float" office:value="2" calcext:value-type="float">
            <text:p>+2</text:p>
          </table:table-cell>
          <table:table-cell table:style-name="ce60" table:formula="of:=IF([.$G78]+[.$I78]=0;&quot;(Vincente)&quot;;IF([.$G78]&gt;[.$I78];[.$B78];[.$C78]))" office:value-type="string" office:string-value="Gazzelle" calcext:value-type="string">
            <text:p>Gazzelle</text:p>
          </table:table-cell>
          <table:table-cell table:style-name="ce60" table:formula="of:=IF([.$G78]+[.$I78]=0;&quot;(Perdente)&quot;;IF([.$G78]&lt;[.$I78];[.$B78];[.$C78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14"/>
          <table:table-cell table:style-name="ce17" table:content-validation-name="val3" table:number-columns-spanned="4" table:number-rows-spanned="1"/>
          <table:covered-table-cell table:style-name="ce18"/>
          <table:covered-table-cell table:number-columns-repeated="2" table:style-name="ce44"/>
          <table:table-cell table:style-name="ce47" table:formula="of:=IF([.B79]=&quot;&quot;;&quot;&quot;;HYPERLINK(VLOOKUP([.B79];areaLinkMappeSquadre;2;0);&quot;Mappa&quot;))">
            <text:p/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43" table:formula="of:=IF([.E81]=&quot;&quot;;&quot;&quot;;TEXT([.E81];&quot;ggg&quot;))" office:value-type="string" office:string-value="mer" calcext:value-type="string">
            <text:p>mer</text:p>
          </table:table-cell>
          <table:table-cell table:style-name="ce45" table:content-validation-name="val4" office:value-type="date" office:date-value="2018-05-23" calcext:value-type="date">
            <text:p>23 mag 2018</text:p>
          </table:table-cell>
          <table:table-cell table:style-name="ce46" table:content-validation-name="val5" office:value-type="time" office:time-value="PT12H00M00S" calcext:value-type="time">
            <text:p>12:00</text:p>
          </table:table-cell>
          <table:table-cell table:style-name="ce23" office:value-type="float" office:value="20" calcext:value-type="float" table:number-columns-spanned="1" table:number-rows-spanned="2">
            <text:p>2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4" calcext:value-type="float" table:number-columns-spanned="1" table:number-rows-spanned="2">
            <text:p>54</text:p>
          </table:table-cell>
          <table:table-cell/>
          <table:table-cell table:style-name="ce32" table:formula="of:=IF([.$B81]=&quot;&quot;;&quot;(Squadra A)&quot;;[.$B81])" office:value-type="string" office:string-value="Albatros" calcext:value-type="string">
            <text:p>Albatros</text:p>
          </table:table-cell>
          <table:table-cell table:style-name="ce11" table:formula="of:=IF([.$G81]+[.$I81]=0;;IF([.$G81]&gt;[.$I81];1;0))" office:value-type="float" office:value="0" calcext:value-type="float">
            <text:p>0</text:p>
          </table:table-cell>
          <table:table-cell table:style-name="ce60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60" table:formula="of:=IF([.$G81]+[.$I81]=0;;IF([.$G81]&lt;[.$I81];IF([.$G81]&amp;&quot;-&quot;&amp;[.$I81]&lt;&gt;&quot;0-20&quot;;1;0);0))" office:value-type="float" office:value="1" calcext:value-type="float">
            <text:p>1</text:p>
          </table:table-cell>
          <table:table-cell table:style-name="ce11" table:formula="of:=IF([.$G81]+[.$I81]=0;;[.$G81])" office:value-type="float" office:value="20" calcext:value-type="float">
            <text:p>20</text:p>
          </table:table-cell>
          <table:table-cell table:style-name="ce11" table:formula="of:=IF([.$G81]+[.$I81]=0;;[.$I81])" office:value-type="float" office:value="54" calcext:value-type="float">
            <text:p>54</text:p>
          </table:table-cell>
          <table:table-cell table:style-name="ce61" table:formula="of:=IF([.$G81]+[.$I81]=0;;[.$G81]-[.$I81])" office:value-type="float" office:value="-34" calcext:value-type="float">
            <text:p>-34</text:p>
          </table:table-cell>
          <table:table-cell table:style-name="ce32" table:formula="of:=IF([.$C81]=&quot;&quot;;&quot;(Squadra B)&quot;;[.$C81])" office:value-type="string" office:string-value="Cinghiali" calcext:value-type="string">
            <text:p>Cinghiali</text:p>
          </table:table-cell>
          <table:table-cell table:style-name="ce11" table:formula="of:=IF([.$G81]+[.$I81]=0;;IF([.$I81]&gt;[.$G81];1;0))" office:value-type="float" office:value="1" calcext:value-type="float">
            <text:p>1</text:p>
          </table:table-cell>
          <table:table-cell table:style-name="ce60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60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11" table:formula="of:=IF([.$G81]+[.$I81]=0;;[.$I81])" office:value-type="float" office:value="54" calcext:value-type="float">
            <text:p>54</text:p>
          </table:table-cell>
          <table:table-cell table:style-name="ce11" table:formula="of:=IF([.$G81]+[.$I81]=0;;[.$G81])" office:value-type="float" office:value="20" calcext:value-type="float">
            <text:p>20</text:p>
          </table:table-cell>
          <table:table-cell table:style-name="ce61" table:formula="of:=IF([.$G81]+[.$I81]=0;;[.$I81]-[.$G81])" office:value-type="float" office:value="34" calcext:value-type="float">
            <text:p>+34</text:p>
          </table:table-cell>
          <table:table-cell table:style-name="ce60" table:formula="of:=IF([.$G81]+[.$I81]=0;&quot;(Vincente)&quot;;IF([.$G81]&gt;[.$I81];[.$B81];[.$C81]))" office:value-type="string" office:string-value="Cinghiali" calcext:value-type="string">
            <text:p>Cinghiali</text:p>
          </table:table-cell>
          <table:table-cell table:style-name="ce60" table:formula="of:=IF([.$G81]+[.$I81]=0;&quot;(Perdente)&quot;;IF([.$G81]&lt;[.$I81];[.$B81];[.$C8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table:number-columns-spanned="4" table:number-rows-spanned="1"/>
          <table:covered-table-cell table:style-name="ce18"/>
          <table:covered-table-cell table:number-columns-repeated="2" table:style-name="ce44"/>
          <table:table-cell table:style-name="ce47" table:formula="of:=IF([.B82]=&quot;&quot;;&quot;&quot;;HYPERLINK(VLOOKUP([.B82];areaLinkMappeSquadre;2;0);&quot;Mappa&quot;))">
            <text:p/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 table:number-rows-repeated="12">
          <table:table-cell table:number-columns-repeated="3"/>
          <table:table-cell table:style-name="Default" table:number-columns-repeated="3"/>
          <table:table-cell table:number-columns-repeated="5"/>
          <table:table-cell table:style-name="Default" table:number-columns-repeated="6"/>
          <table:table-cell/>
          <table:table-cell table:style-name="Default" table:number-columns-repeated="8"/>
        </table:table-row>
        <table:table-row table:style-name="ro1" table:number-rows-repeated="104848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Analisi Risultati" table:style-name="ta1">
        <office:forms form:automatic-focus="false" form:apply-design-mode="false"/>
        <table:table-column table:style-name="co20" table:default-cell-style-name="ce32"/>
        <table:table-column table:style-name="co21" table:default-cell-style-name="ce11"/>
        <table:table-column table:style-name="co22" table:default-cell-style-name="ce11"/>
        <table:table-column table:style-name="co23" table:number-columns-repeated="3" table:default-cell-style-name="ce11"/>
        <table:table-column table:style-name="co21" table:default-cell-style-name="ce11"/>
        <table:table-column table:style-name="co24" table:default-cell-style-name="ce11"/>
        <table:table-column table:style-name="co25" table:default-cell-style-name="ce61"/>
        <table:table-column table:style-name="co26" table:number-columns-repeated="2" table:default-cell-style-name="ce74"/>
        <table:table-column table:style-name="co25" table:default-cell-style-name="ce81"/>
        <table:table-column table:style-name="co3" table:number-columns-repeated="10" table:default-cell-style-name="ce83"/>
        <table:table-column table:style-name="co3" table:number-columns-repeated="1002" table:default-cell-style-name="ce32"/>
        <table:table-row table:style-name="ro2">
          <table:table-cell table:style-name="ce69" office:value-type="string" calcext:value-type="string">
            <text:p>Squadra</text:p>
          </table:table-cell>
          <table:table-cell table:style-name="ce70" office:value-type="string" calcext:value-type="string">
            <text:p>Punti</text:p>
          </table:table-cell>
          <table:table-cell table:style-name="ce70" office:value-type="string" calcext:value-type="string">
            <text:p>Partite</text:p>
            <text:p>Giocate</text:p>
          </table:table-cell>
          <table:table-cell table:style-name="ce70" office:value-type="string" calcext:value-type="string">
            <text:p>Partite</text:p>
            <text:p>Vinte</text:p>
          </table:table-cell>
          <table:table-cell table:style-name="ce70" office:value-type="string" calcext:value-type="string">
            <text:p>Partite</text:p>
            <text:p>Perse</text:p>
          </table:table-cell>
          <table:table-cell table:style-name="ce70" office:value-type="string" calcext:value-type="string">
            <text:p>Partite</text:p>
            <text:p>Forfait</text:p>
          </table:table-cell>
          <table:table-cell table:style-name="ce70" office:value-type="string" calcext:value-type="string">
            <text:p>Punti</text:p>
            <text:p>Fatti</text:p>
          </table:table-cell>
          <table:table-cell table:style-name="ce70" office:value-type="string" calcext:value-type="string">
            <text:p>Punti</text:p>
            <text:p>Subiti</text:p>
          </table:table-cell>
          <table:table-cell table:style-name="ce71" office:value-type="string" calcext:value-type="string">
            <text:p>Differenza</text:p>
            <text:p>Punti</text:p>
          </table:table-cell>
          <table:table-cell table:style-name="ce73" office:value-type="string" calcext:value-type="string">
            <text:p>Media</text:p>
            <text:p>Punti</text:p>
            <text:p>Fatti</text:p>
          </table:table-cell>
          <table:table-cell table:style-name="ce73" office:value-type="string" calcext:value-type="string">
            <text:p>Media</text:p>
            <text:p>Punti</text:p>
            <text:p>Subiti</text:p>
          </table:table-cell>
          <table:table-cell table:style-name="ce80" office:value-type="string" calcext:value-type="string">
            <text:p>Media</text:p>
            <text:p>Differenza</text:p>
            <text:p>Punti</text:p>
          </table:table-cell>
          <table:table-cell table:style-name="ce82" table:formula="of:=[.$A2]" office:value-type="string" office:string-value="Albatros" calcext:value-type="string">
            <text:p>Albatros</text:p>
          </table:table-cell>
          <table:table-cell table:style-name="ce82" table:formula="of:=[.$A3]" office:value-type="string" office:string-value="Barracuda" calcext:value-type="string">
            <text:p>Barracuda</text:p>
          </table:table-cell>
          <table:table-cell table:style-name="ce82" table:formula="of:=[.$A4]" office:value-type="string" office:string-value="Cinghiali" calcext:value-type="string">
            <text:p>Cinghiali</text:p>
          </table:table-cell>
          <table:table-cell table:style-name="ce82" table:formula="of:=[.$A5]" office:value-type="string" office:string-value="Delfini" calcext:value-type="string">
            <text:p>Delfini</text:p>
          </table:table-cell>
          <table:table-cell table:style-name="ce82" table:formula="of:=[.$A6]" office:value-type="string" office:string-value="Elefanti" calcext:value-type="string">
            <text:p>Elefanti</text:p>
          </table:table-cell>
          <table:table-cell table:style-name="ce82" table:formula="of:=[.$A7]" office:value-type="string" office:string-value="Fenicotteri" calcext:value-type="string">
            <text:p>Fenicotteri</text:p>
          </table:table-cell>
          <table:table-cell table:style-name="ce82" table:formula="of:=[.$A8]" office:value-type="string" office:string-value="Gazzelle" calcext:value-type="string">
            <text:p>Gazzelle</text:p>
          </table:table-cell>
          <table:table-cell table:style-name="ce82" table:formula="of:=[.$A9]" office:value-type="string" office:string-value="Iene" calcext:value-type="string">
            <text:p>Iene</text:p>
          </table:table-cell>
          <table:table-cell table:style-name="ce82" table:formula="of:=[.$A10]" office:value-type="string" office:string-value="Leoni" calcext:value-type="string">
            <text:p>Leoni</text:p>
          </table:table-cell>
          <table:table-cell table:style-name="ce82" table:formula="of:=[.$A11]" office:value-type="string" office:string-value="Marmotte" calcext:value-type="string">
            <text:p>Marmotte</text:p>
          </table:table-cell>
          <table:table-cell table:style-name="ce69" table:number-columns-repeated="1002"/>
        </table:table-row>
        <table:table-row table:style-name="ro1">
          <table:table-cell table:formula="of:=[$Squadre.A2]" office:value-type="string" office:string-value="Albatros" calcext:value-type="string">
            <text:p>Albatros</text:p>
          </table:table-cell>
          <table:table-cell table:formula="of:=[.D2]*constPuntiVittoria+[.E2]*constPuntiSconfitta+[.F2]*constPuntiForfait" office:value-type="float" office:value="6" calcext:value-type="float">
            <text:p>6</text:p>
          </table:table-cell>
          <table:table-cell table:formula="of:=SUM([.D2:.F2])" office:value-type="float" office:value="6" calcext:value-type="float">
            <text:p>6</text:p>
          </table:table-cell>
          <table:table-cell table:formula="of:=SUMIF(areaSquadraACalendario;[.A2];areaVintaACalendario)+SUMIF(areaSquadraBCalendario;[.A2];areaVintaBCalendario)" office:value-type="float" office:value="0" calcext:value-type="float">
            <text:p>0</text:p>
          </table:table-cell>
          <table:table-cell table:formula="of:=SUMIF(areaSquadraACalendario;[.A2];areaPersaACalendario)+SUMIF(areaSquadraBCalendario;[.A2];areaPersaBCalendario)" office:value-type="float" office:value="6" calcext:value-type="float">
            <text:p>6</text:p>
          </table:table-cell>
          <table:table-cell table:formula="of:=SUMIF(areaSquadraACalendario;[.A2];areaForfaitACalendario)+SUMIF(areaSquadraBCalendario;[.A2];areaForfaitBCalendario)" office:value-type="float" office:value="0" calcext:value-type="float">
            <text:p>0</text:p>
          </table:table-cell>
          <table:table-cell table:formula="of:=SUMIF(areaSquadraACalendario;[.A2];areaPuntiFattiACalendario)+SUMIF(areaSquadraBCalendario;[.A2];areaPuntiFattiBCalendario)" office:value-type="float" office:value="149" calcext:value-type="float">
            <text:p>149</text:p>
          </table:table-cell>
          <table:table-cell table:formula="of:=SUMIF(areaSquadraACalendario;[.A2];areaPuntiSubitiACalendario)+SUMIF(areaSquadraBCalendario;[.A2];areaPuntiSubitiBCalendario)" office:value-type="float" office:value="325" calcext:value-type="float">
            <text:p>325</text:p>
          </table:table-cell>
          <table:table-cell table:formula="of:=SUMIF(areaSquadraACalendario;[.A2];areaDifferenzaPuntiACalendario)+SUMIF(areaSquadraBCalendario;[.A2];areaDifferenzaPuntiBCalendario)" office:value-type="float" office:value="-176" calcext:value-type="float">
            <text:p>-176</text:p>
          </table:table-cell>
          <table:table-cell table:formula="of:=IF([.C2]=0;;ROUND([.G2]/[.C2];2))" office:value-type="float" office:value="24.83" calcext:value-type="float">
            <text:p>24,83</text:p>
          </table:table-cell>
          <table:table-cell table:formula="of:=IF([.C2]=0;;ROUND([.H2]/[.C2];2))" office:value-type="float" office:value="54.17" calcext:value-type="float">
            <text:p>54,17</text:p>
          </table:table-cell>
          <table:table-cell table:formula="of:=IF([.C2]=0;;ROUND([.I2]/[.C2];2))" office:value-type="float" office:value="-29.33" calcext:value-type="float">
            <text:p>-29,33</text:p>
          </table:table-cell>
          <table:table-cell table:formula="of:=IF(AND([.$A2]&lt;&gt;[.M$1];VLOOKUP([.$A2];areaCercaPuntiClassifica;2;0)=VLOOKUP([.M$1];areaCercaPuntiClassifica;2;0));SUMIFS(areaDifferenzaPuntiACalendario;areaSquadraACalendario;[.$A2];areaSquadraBCalendario;[.M$1])+SUMIFS(areaDifferenzaPuntiBCalendario;areaSquadraBCalendario;[.$A2];areaSquadraACalendario;[.M$1]);&quot;-&quot;)" office:value-type="string" office:string-value="-" calcext:value-type="string">
            <text:p>-</text:p>
          </table:table-cell>
          <table:table-cell table:formula="of:=IF(AND([.$A2]&lt;&gt;[.N$1];VLOOKUP([.$A2];areaCercaPuntiClassifica;2;0)=VLOOKUP([.N$1];areaCercaPuntiClassifica;2;0));SUMIFS(areaDifferenzaPuntiACalendario;areaSquadraACalendario;[.$A2];areaSquadraBCalendario;[.N$1])+SUMIFS(areaDifferenzaPuntiBCalendario;areaSquadraBCalendario;[.$A2];areaSquadraACalendario;[.N$1]);&quot;-&quot;)" office:value-type="string" office:string-value="-" calcext:value-type="string">
            <text:p>-</text:p>
          </table:table-cell>
          <table:table-cell table:formula="of:=IF(AND([.$A2]&lt;&gt;[.O$1];VLOOKUP([.$A2];areaCercaPuntiClassifica;2;0)=VLOOKUP([.O$1];areaCercaPuntiClassifica;2;0));SUMIFS(areaDifferenzaPuntiACalendario;areaSquadraACalendario;[.$A2];areaSquadraBCalendario;[.O$1])+SUMIFS(areaDifferenzaPuntiBCalendario;areaSquadraBCalendario;[.$A2];areaSquadraACalendario;[.O$1]);&quot;-&quot;)" office:value-type="string" office:string-value="-" calcext:value-type="string">
            <text:p>-</text:p>
          </table:table-cell>
          <table:table-cell table:formula="of:=IF(AND([.$A2]&lt;&gt;[.P$1];VLOOKUP([.$A2];areaCercaPuntiClassifica;2;0)=VLOOKUP([.P$1];areaCercaPuntiClassifica;2;0));SUMIFS(areaDifferenzaPuntiACalendario;areaSquadraACalendario;[.$A2];areaSquadraBCalendario;[.P$1])+SUMIFS(areaDifferenzaPuntiBCalendario;areaSquadraBCalendario;[.$A2];areaSquadraACalendario;[.P$1]);&quot;-&quot;)" office:value-type="string" office:string-value="-" calcext:value-type="string">
            <text:p>-</text:p>
          </table:table-cell>
          <table:table-cell table:formula="of:=IF(AND([.$A2]&lt;&gt;[.Q$1];VLOOKUP([.$A2];areaCercaPuntiClassifica;2;0)=VLOOKUP([.Q$1];areaCercaPuntiClassifica;2;0));SUMIFS(areaDifferenzaPuntiACalendario;areaSquadraACalendario;[.$A2];areaSquadraBCalendario;[.Q$1])+SUMIFS(areaDifferenzaPuntiBCalendario;areaSquadraBCalendario;[.$A2];areaSquadraACalendario;[.Q$1]);&quot;-&quot;)" office:value-type="string" office:string-value="-" calcext:value-type="string">
            <text:p>-</text:p>
          </table:table-cell>
          <table:table-cell table:formula="of:=IF(AND([.$A2]&lt;&gt;[.R$1];VLOOKUP([.$A2];areaCercaPuntiClassifica;2;0)=VLOOKUP([.R$1];areaCercaPuntiClassifica;2;0));SUMIFS(areaDifferenzaPuntiACalendario;areaSquadraACalendario;[.$A2];areaSquadraBCalendario;[.R$1])+SUMIFS(areaDifferenzaPuntiBCalendario;areaSquadraBCalendario;[.$A2];areaSquadraACalendario;[.R$1]);&quot;-&quot;)" office:value-type="string" office:string-value="-" calcext:value-type="string">
            <text:p>-</text:p>
          </table:table-cell>
          <table:table-cell table:formula="of:=IF(AND([.$A2]&lt;&gt;[.S$1];VLOOKUP([.$A2];areaCercaPuntiClassifica;2;0)=VLOOKUP([.S$1];areaCercaPuntiClassifica;2;0));SUMIFS(areaDifferenzaPuntiACalendario;areaSquadraACalendario;[.$A2];areaSquadraBCalendario;[.S$1])+SUMIFS(areaDifferenzaPuntiBCalendario;areaSquadraBCalendario;[.$A2];areaSquadraACalendario;[.S$1]);&quot;-&quot;)" office:value-type="string" office:string-value="-" calcext:value-type="string">
            <text:p>-</text:p>
          </table:table-cell>
          <table:table-cell table:formula="of:=IF(AND([.$A2]&lt;&gt;[.T$1];VLOOKUP([.$A2];areaCercaPuntiClassifica;2;0)=VLOOKUP([.T$1];areaCercaPuntiClassifica;2;0));SUMIFS(areaDifferenzaPuntiACalendario;areaSquadraACalendario;[.$A2];areaSquadraBCalendario;[.T$1])+SUMIFS(areaDifferenzaPuntiBCalendario;areaSquadraBCalendario;[.$A2];areaSquadraACalendario;[.T$1]);&quot;-&quot;)" office:value-type="string" office:string-value="-" calcext:value-type="string">
            <text:p>-</text:p>
          </table:table-cell>
          <table:table-cell table:formula="of:=IF(AND([.$A2]&lt;&gt;[.U$1];VLOOKUP([.$A2];areaCercaPuntiClassifica;2;0)=VLOOKUP([.U$1];areaCercaPuntiClassifica;2;0));SUMIFS(areaDifferenzaPuntiACalendario;areaSquadraACalendario;[.$A2];areaSquadraBCalendario;[.U$1])+SUMIFS(areaDifferenzaPuntiBCalendario;areaSquadraBCalendario;[.$A2];areaSquadraACalendario;[.U$1]);&quot;-&quot;)" office:value-type="string" office:string-value="-" calcext:value-type="string">
            <text:p>-</text:p>
          </table:table-cell>
          <table:table-cell table:formula="of:=IF(AND([.$A2]&lt;&gt;[.V$1];VLOOKUP([.$A2];areaCercaPuntiClassifica;2;0)=VLOOKUP([.V$1];areaCercaPuntiClassifica;2;0));SUMIFS(areaDifferenzaPuntiACalendario;areaSquadraACalendario;[.$A2];areaSquadraBCalendario;[.V$1])+SUMIFS(areaDifferenzaPuntiBCalendario;areaSquadraBCalendario;[.$A2];areaSquadraACalendario;[.V$1]);&quot;-&quot;)" office:value-type="string" office:string-value="-" calcext:value-type="string">
            <text:p>-</text:p>
          </table:table-cell>
          <table:table-cell table:number-columns-repeated="1002"/>
        </table:table-row>
        <table:table-row table:style-name="ro1">
          <table:table-cell table:formula="of:=[$Squadre.A3]" office:value-type="string" office:string-value="Barracuda" calcext:value-type="string">
            <text:p>Barracuda</text:p>
          </table:table-cell>
          <table:table-cell table:formula="of:=[.D3]*constPuntiVittoria+[.E3]*constPuntiSconfitta+[.F3]*constPuntiForfait" office:value-type="float" office:value="12" calcext:value-type="float">
            <text:p>12</text:p>
          </table:table-cell>
          <table:table-cell table:formula="of:=SUM([.D3:.F3])" office:value-type="float" office:value="6" calcext:value-type="float">
            <text:p>6</text:p>
          </table:table-cell>
          <table:table-cell table:formula="of:=SUMIF(areaSquadraACalendario;[.A3];areaVintaACalendario)+SUMIF(areaSquadraBCalendario;[.A3];areaVintaBCalendario)" office:value-type="float" office:value="3" calcext:value-type="float">
            <text:p>3</text:p>
          </table:table-cell>
          <table:table-cell table:formula="of:=SUMIF(areaSquadraACalendario;[.A3];areaPersaACalendario)+SUMIF(areaSquadraBCalendario;[.A3];areaPersaBCalendario)" office:value-type="float" office:value="3" calcext:value-type="float">
            <text:p>3</text:p>
          </table:table-cell>
          <table:table-cell table:formula="of:=SUMIF(areaSquadraACalendario;[.A3];areaForfaitACalendario)+SUMIF(areaSquadraBCalendario;[.A3];areaForfaitBCalendario)" office:value-type="float" office:value="0" calcext:value-type="float">
            <text:p>0</text:p>
          </table:table-cell>
          <table:table-cell table:formula="of:=SUMIF(areaSquadraACalendario;[.A3];areaPuntiFattiACalendario)+SUMIF(areaSquadraBCalendario;[.A3];areaPuntiFattiBCalendario)" office:value-type="float" office:value="359" calcext:value-type="float">
            <text:p>359</text:p>
          </table:table-cell>
          <table:table-cell table:formula="of:=SUMIF(areaSquadraACalendario;[.A3];areaPuntiSubitiACalendario)+SUMIF(areaSquadraBCalendario;[.A3];areaPuntiSubitiBCalendario)" office:value-type="float" office:value="279" calcext:value-type="float">
            <text:p>279</text:p>
          </table:table-cell>
          <table:table-cell table:formula="of:=SUMIF(areaSquadraACalendario;[.A3];areaDifferenzaPuntiACalendario)+SUMIF(areaSquadraBCalendario;[.A3];areaDifferenzaPuntiBCalendario)" office:value-type="float" office:value="80" calcext:value-type="float">
            <text:p>+80</text:p>
          </table:table-cell>
          <table:table-cell table:formula="of:=IF([.C3]=0;;ROUND([.G3]/[.C3];2))" office:value-type="float" office:value="59.83" calcext:value-type="float">
            <text:p>59,83</text:p>
          </table:table-cell>
          <table:table-cell table:formula="of:=IF([.C3]=0;;ROUND([.H3]/[.C3];2))" office:value-type="float" office:value="46.5" calcext:value-type="float">
            <text:p>46,50</text:p>
          </table:table-cell>
          <table:table-cell table:formula="of:=IF([.C3]=0;;ROUND([.I3]/[.C3];2))" office:value-type="float" office:value="13.33" calcext:value-type="float">
            <text:p>+13,33</text:p>
          </table:table-cell>
          <table:table-cell table:formula="of:=IF(AND([.$A3]&lt;&gt;[.M$1];VLOOKUP([.$A3];areaCercaPuntiClassifica;2;0)=VLOOKUP([.M$1];areaCercaPuntiClassifica;2;0));SUMIFS(areaDifferenzaPuntiACalendario;areaSquadraACalendario;[.$A3];areaSquadraBCalendario;[.M$1])+SUMIFS(areaDifferenzaPuntiBCalendario;areaSquadraBCalendario;[.$A3];areaSquadraACalendario;[.M$1]);&quot;-&quot;)" office:value-type="string" office:string-value="-" calcext:value-type="string">
            <text:p>-</text:p>
          </table:table-cell>
          <table:table-cell table:formula="of:=IF(AND([.$A3]&lt;&gt;[.N$1];VLOOKUP([.$A3];areaCercaPuntiClassifica;2;0)=VLOOKUP([.N$1];areaCercaPuntiClassifica;2;0));SUMIFS(areaDifferenzaPuntiACalendario;areaSquadraACalendario;[.$A3];areaSquadraBCalendario;[.N$1])+SUMIFS(areaDifferenzaPuntiBCalendario;areaSquadraBCalendario;[.$A3];areaSquadraACalendario;[.N$1]);&quot;-&quot;)" office:value-type="string" office:string-value="-" calcext:value-type="string">
            <text:p>-</text:p>
          </table:table-cell>
          <table:table-cell table:formula="of:=IF(AND([.$A3]&lt;&gt;[.O$1];VLOOKUP([.$A3];areaCercaPuntiClassifica;2;0)=VLOOKUP([.O$1];areaCercaPuntiClassifica;2;0));SUMIFS(areaDifferenzaPuntiACalendario;areaSquadraACalendario;[.$A3];areaSquadraBCalendario;[.O$1])+SUMIFS(areaDifferenzaPuntiBCalendario;areaSquadraBCalendario;[.$A3];areaSquadraACalendario;[.O$1]);&quot;-&quot;)" office:value-type="string" office:string-value="-" calcext:value-type="string">
            <text:p>-</text:p>
          </table:table-cell>
          <table:table-cell table:formula="of:=IF(AND([.$A3]&lt;&gt;[.P$1];VLOOKUP([.$A3];areaCercaPuntiClassifica;2;0)=VLOOKUP([.P$1];areaCercaPuntiClassifica;2;0));SUMIFS(areaDifferenzaPuntiACalendario;areaSquadraACalendario;[.$A3];areaSquadraBCalendario;[.P$1])+SUMIFS(areaDifferenzaPuntiBCalendario;areaSquadraBCalendario;[.$A3];areaSquadraACalendario;[.P$1]);&quot;-&quot;)" office:value-type="string" office:string-value="-" calcext:value-type="string">
            <text:p>-</text:p>
          </table:table-cell>
          <table:table-cell table:formula="of:=IF(AND([.$A3]&lt;&gt;[.Q$1];VLOOKUP([.$A3];areaCercaPuntiClassifica;2;0)=VLOOKUP([.Q$1];areaCercaPuntiClassifica;2;0));SUMIFS(areaDifferenzaPuntiACalendario;areaSquadraACalendario;[.$A3];areaSquadraBCalendario;[.Q$1])+SUMIFS(areaDifferenzaPuntiBCalendario;areaSquadraBCalendario;[.$A3];areaSquadraACalendario;[.Q$1]);&quot;-&quot;)" office:value-type="string" office:string-value="-" calcext:value-type="string">
            <text:p>-</text:p>
          </table:table-cell>
          <table:table-cell table:formula="of:=IF(AND([.$A3]&lt;&gt;[.R$1];VLOOKUP([.$A3];areaCercaPuntiClassifica;2;0)=VLOOKUP([.R$1];areaCercaPuntiClassifica;2;0));SUMIFS(areaDifferenzaPuntiACalendario;areaSquadraACalendario;[.$A3];areaSquadraBCalendario;[.R$1])+SUMIFS(areaDifferenzaPuntiBCalendario;areaSquadraBCalendario;[.$A3];areaSquadraACalendario;[.R$1]);&quot;-&quot;)" office:value-type="string" office:string-value="-" calcext:value-type="string">
            <text:p>-</text:p>
          </table:table-cell>
          <table:table-cell table:formula="of:=IF(AND([.$A3]&lt;&gt;[.S$1];VLOOKUP([.$A3];areaCercaPuntiClassifica;2;0)=VLOOKUP([.S$1];areaCercaPuntiClassifica;2;0));SUMIFS(areaDifferenzaPuntiACalendario;areaSquadraACalendario;[.$A3];areaSquadraBCalendario;[.S$1])+SUMIFS(areaDifferenzaPuntiBCalendario;areaSquadraBCalendario;[.$A3];areaSquadraACalendario;[.S$1]);&quot;-&quot;)" office:value-type="string" office:string-value="-" calcext:value-type="string">
            <text:p>-</text:p>
          </table:table-cell>
          <table:table-cell table:formula="of:=IF(AND([.$A3]&lt;&gt;[.T$1];VLOOKUP([.$A3];areaCercaPuntiClassifica;2;0)=VLOOKUP([.T$1];areaCercaPuntiClassifica;2;0));SUMIFS(areaDifferenzaPuntiACalendario;areaSquadraACalendario;[.$A3];areaSquadraBCalendario;[.T$1])+SUMIFS(areaDifferenzaPuntiBCalendario;areaSquadraBCalendario;[.$A3];areaSquadraACalendario;[.T$1]);&quot;-&quot;)" office:value-type="string" office:string-value="-" calcext:value-type="string">
            <text:p>-</text:p>
          </table:table-cell>
          <table:table-cell table:formula="of:=IF(AND([.$A3]&lt;&gt;[.U$1];VLOOKUP([.$A3];areaCercaPuntiClassifica;2;0)=VLOOKUP([.U$1];areaCercaPuntiClassifica;2;0));SUMIFS(areaDifferenzaPuntiACalendario;areaSquadraACalendario;[.$A3];areaSquadraBCalendario;[.U$1])+SUMIFS(areaDifferenzaPuntiBCalendario;areaSquadraBCalendario;[.$A3];areaSquadraACalendario;[.U$1]);&quot;-&quot;)" office:value-type="string" office:string-value="-" calcext:value-type="string">
            <text:p>-</text:p>
          </table:table-cell>
          <table:table-cell table:formula="of:=IF(AND([.$A3]&lt;&gt;[.V$1];VLOOKUP([.$A3];areaCercaPuntiClassifica;2;0)=VLOOKUP([.V$1];areaCercaPuntiClassifica;2;0));SUMIFS(areaDifferenzaPuntiACalendario;areaSquadraACalendario;[.$A3];areaSquadraBCalendario;[.V$1])+SUMIFS(areaDifferenzaPuntiBCalendario;areaSquadraBCalendario;[.$A3];areaSquadraACalendario;[.V$1]);&quot;-&quot;)" office:value-type="string" office:string-value="-" calcext:value-type="string">
            <text:p>-</text:p>
          </table:table-cell>
          <table:table-cell table:number-columns-repeated="1002"/>
        </table:table-row>
        <table:table-row table:style-name="ro1">
          <table:table-cell table:formula="of:=[$Squadre.A4]" office:value-type="string" office:string-value="Cinghiali" calcext:value-type="string">
            <text:p>Cinghiali</text:p>
          </table:table-cell>
          <table:table-cell table:formula="of:=[.D4]*constPuntiVittoria+[.E4]*constPuntiSconfitta+[.F4]*constPuntiForfait" office:value-type="float" office:value="10" calcext:value-type="float">
            <text:p>10</text:p>
          </table:table-cell>
          <table:table-cell table:formula="of:=SUM([.D4:.F4])" office:value-type="float" office:value="6" calcext:value-type="float">
            <text:p>6</text:p>
          </table:table-cell>
          <table:table-cell table:formula="of:=SUMIF(areaSquadraACalendario;[.A4];areaVintaACalendario)+SUMIF(areaSquadraBCalendario;[.A4];areaVintaBCalendario)" office:value-type="float" office:value="2" calcext:value-type="float">
            <text:p>2</text:p>
          </table:table-cell>
          <table:table-cell table:formula="of:=SUMIF(areaSquadraACalendario;[.A4];areaPersaACalendario)+SUMIF(areaSquadraBCalendario;[.A4];areaPersaBCalendario)" office:value-type="float" office:value="4" calcext:value-type="float">
            <text:p>4</text:p>
          </table:table-cell>
          <table:table-cell table:formula="of:=SUMIF(areaSquadraACalendario;[.A4];areaForfaitACalendario)+SUMIF(areaSquadraBCalendario;[.A4];areaForfaitBCalendario)" office:value-type="float" office:value="0" calcext:value-type="float">
            <text:p>0</text:p>
          </table:table-cell>
          <table:table-cell table:formula="of:=SUMIF(areaSquadraACalendario;[.A4];areaPuntiFattiACalendario)+SUMIF(areaSquadraBCalendario;[.A4];areaPuntiFattiBCalendario)" office:value-type="float" office:value="223" calcext:value-type="float">
            <text:p>223</text:p>
          </table:table-cell>
          <table:table-cell table:formula="of:=SUMIF(areaSquadraACalendario;[.A4];areaPuntiSubitiACalendario)+SUMIF(areaSquadraBCalendario;[.A4];areaPuntiSubitiBCalendario)" office:value-type="float" office:value="314" calcext:value-type="float">
            <text:p>314</text:p>
          </table:table-cell>
          <table:table-cell table:formula="of:=SUMIF(areaSquadraACalendario;[.A4];areaDifferenzaPuntiACalendario)+SUMIF(areaSquadraBCalendario;[.A4];areaDifferenzaPuntiBCalendario)" office:value-type="float" office:value="-91" calcext:value-type="float">
            <text:p>-91</text:p>
          </table:table-cell>
          <table:table-cell table:formula="of:=IF([.C4]=0;;ROUND([.G4]/[.C4];2))" office:value-type="float" office:value="37.17" calcext:value-type="float">
            <text:p>37,17</text:p>
          </table:table-cell>
          <table:table-cell table:formula="of:=IF([.C4]=0;;ROUND([.H4]/[.C4];2))" office:value-type="float" office:value="52.33" calcext:value-type="float">
            <text:p>52,33</text:p>
          </table:table-cell>
          <table:table-cell table:formula="of:=IF([.C4]=0;;ROUND([.I4]/[.C4];2))" office:value-type="float" office:value="-15.17" calcext:value-type="float">
            <text:p>-15,17</text:p>
          </table:table-cell>
          <table:table-cell table:formula="of:=IF(AND([.$A4]&lt;&gt;[.M$1];VLOOKUP([.$A4];areaCercaPuntiClassifica;2;0)=VLOOKUP([.M$1];areaCercaPuntiClassifica;2;0));SUMIFS(areaDifferenzaPuntiACalendario;areaSquadraACalendario;[.$A4];areaSquadraBCalendario;[.M$1])+SUMIFS(areaDifferenzaPuntiBCalendario;areaSquadraBCalendario;[.$A4];areaSquadraACalendario;[.M$1]);&quot;-&quot;)" office:value-type="string" office:string-value="-" calcext:value-type="string">
            <text:p>-</text:p>
          </table:table-cell>
          <table:table-cell table:formula="of:=IF(AND([.$A4]&lt;&gt;[.N$1];VLOOKUP([.$A4];areaCercaPuntiClassifica;2;0)=VLOOKUP([.N$1];areaCercaPuntiClassifica;2;0));SUMIFS(areaDifferenzaPuntiACalendario;areaSquadraACalendario;[.$A4];areaSquadraBCalendario;[.N$1])+SUMIFS(areaDifferenzaPuntiBCalendario;areaSquadraBCalendario;[.$A4];areaSquadraACalendario;[.N$1]);&quot;-&quot;)" office:value-type="string" office:string-value="-" calcext:value-type="string">
            <text:p>-</text:p>
          </table:table-cell>
          <table:table-cell table:formula="of:=IF(AND([.$A4]&lt;&gt;[.O$1];VLOOKUP([.$A4];areaCercaPuntiClassifica;2;0)=VLOOKUP([.O$1];areaCercaPuntiClassifica;2;0));SUMIFS(areaDifferenzaPuntiACalendario;areaSquadraACalendario;[.$A4];areaSquadraBCalendario;[.O$1])+SUMIFS(areaDifferenzaPuntiBCalendario;areaSquadraBCalendario;[.$A4];areaSquadraACalendario;[.O$1]);&quot;-&quot;)" office:value-type="string" office:string-value="-" calcext:value-type="string">
            <text:p>-</text:p>
          </table:table-cell>
          <table:table-cell table:formula="of:=IF(AND([.$A4]&lt;&gt;[.P$1];VLOOKUP([.$A4];areaCercaPuntiClassifica;2;0)=VLOOKUP([.P$1];areaCercaPuntiClassifica;2;0));SUMIFS(areaDifferenzaPuntiACalendario;areaSquadraACalendario;[.$A4];areaSquadraBCalendario;[.P$1])+SUMIFS(areaDifferenzaPuntiBCalendario;areaSquadraBCalendario;[.$A4];areaSquadraACalendario;[.P$1]);&quot;-&quot;)" office:value-type="string" office:string-value="-" calcext:value-type="string">
            <text:p>-</text:p>
          </table:table-cell>
          <table:table-cell table:formula="of:=IF(AND([.$A4]&lt;&gt;[.Q$1];VLOOKUP([.$A4];areaCercaPuntiClassifica;2;0)=VLOOKUP([.Q$1];areaCercaPuntiClassifica;2;0));SUMIFS(areaDifferenzaPuntiACalendario;areaSquadraACalendario;[.$A4];areaSquadraBCalendario;[.Q$1])+SUMIFS(areaDifferenzaPuntiBCalendario;areaSquadraBCalendario;[.$A4];areaSquadraACalendario;[.Q$1]);&quot;-&quot;)" office:value-type="string" office:string-value="-" calcext:value-type="string">
            <text:p>-</text:p>
          </table:table-cell>
          <table:table-cell table:formula="of:=IF(AND([.$A4]&lt;&gt;[.R$1];VLOOKUP([.$A4];areaCercaPuntiClassifica;2;0)=VLOOKUP([.R$1];areaCercaPuntiClassifica;2;0));SUMIFS(areaDifferenzaPuntiACalendario;areaSquadraACalendario;[.$A4];areaSquadraBCalendario;[.R$1])+SUMIFS(areaDifferenzaPuntiBCalendario;areaSquadraBCalendario;[.$A4];areaSquadraACalendario;[.R$1]);&quot;-&quot;)" office:value-type="string" office:string-value="-" calcext:value-type="string">
            <text:p>-</text:p>
          </table:table-cell>
          <table:table-cell table:formula="of:=IF(AND([.$A4]&lt;&gt;[.S$1];VLOOKUP([.$A4];areaCercaPuntiClassifica;2;0)=VLOOKUP([.S$1];areaCercaPuntiClassifica;2;0));SUMIFS(areaDifferenzaPuntiACalendario;areaSquadraACalendario;[.$A4];areaSquadraBCalendario;[.S$1])+SUMIFS(areaDifferenzaPuntiBCalendario;areaSquadraBCalendario;[.$A4];areaSquadraACalendario;[.S$1]);&quot;-&quot;)" office:value-type="float" office:value="2" calcext:value-type="float">
            <text:p>+2</text:p>
          </table:table-cell>
          <table:table-cell table:formula="of:=IF(AND([.$A4]&lt;&gt;[.T$1];VLOOKUP([.$A4];areaCercaPuntiClassifica;2;0)=VLOOKUP([.T$1];areaCercaPuntiClassifica;2;0));SUMIFS(areaDifferenzaPuntiACalendario;areaSquadraACalendario;[.$A4];areaSquadraBCalendario;[.T$1])+SUMIFS(areaDifferenzaPuntiBCalendario;areaSquadraBCalendario;[.$A4];areaSquadraACalendario;[.T$1]);&quot;-&quot;)" office:value-type="string" office:string-value="-" calcext:value-type="string">
            <text:p>-</text:p>
          </table:table-cell>
          <table:table-cell table:formula="of:=IF(AND([.$A4]&lt;&gt;[.U$1];VLOOKUP([.$A4];areaCercaPuntiClassifica;2;0)=VLOOKUP([.U$1];areaCercaPuntiClassifica;2;0));SUMIFS(areaDifferenzaPuntiACalendario;areaSquadraACalendario;[.$A4];areaSquadraBCalendario;[.U$1])+SUMIFS(areaDifferenzaPuntiBCalendario;areaSquadraBCalendario;[.$A4];areaSquadraACalendario;[.U$1]);&quot;-&quot;)" office:value-type="string" office:string-value="-" calcext:value-type="string">
            <text:p>-</text:p>
          </table:table-cell>
          <table:table-cell table:formula="of:=IF(AND([.$A4]&lt;&gt;[.V$1];VLOOKUP([.$A4];areaCercaPuntiClassifica;2;0)=VLOOKUP([.V$1];areaCercaPuntiClassifica;2;0));SUMIFS(areaDifferenzaPuntiACalendario;areaSquadraACalendario;[.$A4];areaSquadraBCalendario;[.V$1])+SUMIFS(areaDifferenzaPuntiBCalendario;areaSquadraBCalendario;[.$A4];areaSquadraACalendario;[.V$1]);&quot;-&quot;)" office:value-type="string" office:string-value="-" calcext:value-type="string">
            <text:p>-</text:p>
          </table:table-cell>
          <table:table-cell table:number-columns-repeated="1002"/>
        </table:table-row>
        <table:table-row table:style-name="ro1">
          <table:table-cell table:formula="of:=[$Squadre.A5]" office:value-type="string" office:string-value="Delfini" calcext:value-type="string">
            <text:p>Delfini</text:p>
          </table:table-cell>
          <table:table-cell table:formula="of:=[.D5]*constPuntiVittoria+[.E5]*constPuntiSconfitta+[.F5]*constPuntiForfait" office:value-type="float" office:value="16" calcext:value-type="float">
            <text:p>16</text:p>
          </table:table-cell>
          <table:table-cell table:formula="of:=SUM([.D5:.F5])" office:value-type="float" office:value="6" calcext:value-type="float">
            <text:p>6</text:p>
          </table:table-cell>
          <table:table-cell table:formula="of:=SUMIF(areaSquadraACalendario;[.A5];areaVintaACalendario)+SUMIF(areaSquadraBCalendario;[.A5];areaVintaBCalendario)" office:value-type="float" office:value="5" calcext:value-type="float">
            <text:p>5</text:p>
          </table:table-cell>
          <table:table-cell table:formula="of:=SUMIF(areaSquadraACalendario;[.A5];areaPersaACalendario)+SUMIF(areaSquadraBCalendario;[.A5];areaPersaBCalendario)" office:value-type="float" office:value="1" calcext:value-type="float">
            <text:p>1</text:p>
          </table:table-cell>
          <table:table-cell table:formula="of:=SUMIF(areaSquadraACalendario;[.A5];areaForfaitACalendario)+SUMIF(areaSquadraBCalendario;[.A5];areaForfaitBCalendario)" office:value-type="float" office:value="0" calcext:value-type="float">
            <text:p>0</text:p>
          </table:table-cell>
          <table:table-cell table:formula="of:=SUMIF(areaSquadraACalendario;[.A5];areaPuntiFattiACalendario)+SUMIF(areaSquadraBCalendario;[.A5];areaPuntiFattiBCalendario)" office:value-type="float" office:value="319" calcext:value-type="float">
            <text:p>319</text:p>
          </table:table-cell>
          <table:table-cell table:formula="of:=SUMIF(areaSquadraACalendario;[.A5];areaPuntiSubitiACalendario)+SUMIF(areaSquadraBCalendario;[.A5];areaPuntiSubitiBCalendario)" office:value-type="float" office:value="254" calcext:value-type="float">
            <text:p>254</text:p>
          </table:table-cell>
          <table:table-cell table:formula="of:=SUMIF(areaSquadraACalendario;[.A5];areaDifferenzaPuntiACalendario)+SUMIF(areaSquadraBCalendario;[.A5];areaDifferenzaPuntiBCalendario)" office:value-type="float" office:value="65" calcext:value-type="float">
            <text:p>+65</text:p>
          </table:table-cell>
          <table:table-cell table:formula="of:=IF([.C5]=0;;ROUND([.G5]/[.C5];2))" office:value-type="float" office:value="53.17" calcext:value-type="float">
            <text:p>53,17</text:p>
          </table:table-cell>
          <table:table-cell table:formula="of:=IF([.C5]=0;;ROUND([.H5]/[.C5];2))" office:value-type="float" office:value="42.33" calcext:value-type="float">
            <text:p>42,33</text:p>
          </table:table-cell>
          <table:table-cell table:formula="of:=IF([.C5]=0;;ROUND([.I5]/[.C5];2))" office:value-type="float" office:value="10.83" calcext:value-type="float">
            <text:p>+10,83</text:p>
          </table:table-cell>
          <table:table-cell table:formula="of:=IF(AND([.$A5]&lt;&gt;[.M$1];VLOOKUP([.$A5];areaCercaPuntiClassifica;2;0)=VLOOKUP([.M$1];areaCercaPuntiClassifica;2;0));SUMIFS(areaDifferenzaPuntiACalendario;areaSquadraACalendario;[.$A5];areaSquadraBCalendario;[.M$1])+SUMIFS(areaDifferenzaPuntiBCalendario;areaSquadraBCalendario;[.$A5];areaSquadraACalendario;[.M$1]);&quot;-&quot;)" office:value-type="string" office:string-value="-" calcext:value-type="string">
            <text:p>-</text:p>
          </table:table-cell>
          <table:table-cell table:formula="of:=IF(AND([.$A5]&lt;&gt;[.N$1];VLOOKUP([.$A5];areaCercaPuntiClassifica;2;0)=VLOOKUP([.N$1];areaCercaPuntiClassifica;2;0));SUMIFS(areaDifferenzaPuntiACalendario;areaSquadraACalendario;[.$A5];areaSquadraBCalendario;[.N$1])+SUMIFS(areaDifferenzaPuntiBCalendario;areaSquadraBCalendario;[.$A5];areaSquadraACalendario;[.N$1]);&quot;-&quot;)" office:value-type="string" office:string-value="-" calcext:value-type="string">
            <text:p>-</text:p>
          </table:table-cell>
          <table:table-cell table:formula="of:=IF(AND([.$A5]&lt;&gt;[.O$1];VLOOKUP([.$A5];areaCercaPuntiClassifica;2;0)=VLOOKUP([.O$1];areaCercaPuntiClassifica;2;0));SUMIFS(areaDifferenzaPuntiACalendario;areaSquadraACalendario;[.$A5];areaSquadraBCalendario;[.O$1])+SUMIFS(areaDifferenzaPuntiBCalendario;areaSquadraBCalendario;[.$A5];areaSquadraACalendario;[.O$1]);&quot;-&quot;)" office:value-type="string" office:string-value="-" calcext:value-type="string">
            <text:p>-</text:p>
          </table:table-cell>
          <table:table-cell table:formula="of:=IF(AND([.$A5]&lt;&gt;[.P$1];VLOOKUP([.$A5];areaCercaPuntiClassifica;2;0)=VLOOKUP([.P$1];areaCercaPuntiClassifica;2;0));SUMIFS(areaDifferenzaPuntiACalendario;areaSquadraACalendario;[.$A5];areaSquadraBCalendario;[.P$1])+SUMIFS(areaDifferenzaPuntiBCalendario;areaSquadraBCalendario;[.$A5];areaSquadraACalendario;[.P$1]);&quot;-&quot;)" office:value-type="string" office:string-value="-" calcext:value-type="string">
            <text:p>-</text:p>
          </table:table-cell>
          <table:table-cell table:formula="of:=IF(AND([.$A5]&lt;&gt;[.Q$1];VLOOKUP([.$A5];areaCercaPuntiClassifica;2;0)=VLOOKUP([.Q$1];areaCercaPuntiClassifica;2;0));SUMIFS(areaDifferenzaPuntiACalendario;areaSquadraACalendario;[.$A5];areaSquadraBCalendario;[.Q$1])+SUMIFS(areaDifferenzaPuntiBCalendario;areaSquadraBCalendario;[.$A5];areaSquadraACalendario;[.Q$1]);&quot;-&quot;)" office:value-type="string" office:string-value="-" calcext:value-type="string">
            <text:p>-</text:p>
          </table:table-cell>
          <table:table-cell table:formula="of:=IF(AND([.$A5]&lt;&gt;[.R$1];VLOOKUP([.$A5];areaCercaPuntiClassifica;2;0)=VLOOKUP([.R$1];areaCercaPuntiClassifica;2;0));SUMIFS(areaDifferenzaPuntiACalendario;areaSquadraACalendario;[.$A5];areaSquadraBCalendario;[.R$1])+SUMIFS(areaDifferenzaPuntiBCalendario;areaSquadraBCalendario;[.$A5];areaSquadraACalendario;[.R$1]);&quot;-&quot;)" office:value-type="float" office:value="-4" calcext:value-type="float">
            <text:p>-4</text:p>
          </table:table-cell>
          <table:table-cell table:formula="of:=IF(AND([.$A5]&lt;&gt;[.S$1];VLOOKUP([.$A5];areaCercaPuntiClassifica;2;0)=VLOOKUP([.S$1];areaCercaPuntiClassifica;2;0));SUMIFS(areaDifferenzaPuntiACalendario;areaSquadraACalendario;[.$A5];areaSquadraBCalendario;[.S$1])+SUMIFS(areaDifferenzaPuntiBCalendario;areaSquadraBCalendario;[.$A5];areaSquadraACalendario;[.S$1]);&quot;-&quot;)" office:value-type="string" office:string-value="-" calcext:value-type="string">
            <text:p>-</text:p>
          </table:table-cell>
          <table:table-cell table:formula="of:=IF(AND([.$A5]&lt;&gt;[.T$1];VLOOKUP([.$A5];areaCercaPuntiClassifica;2;0)=VLOOKUP([.T$1];areaCercaPuntiClassifica;2;0));SUMIFS(areaDifferenzaPuntiACalendario;areaSquadraACalendario;[.$A5];areaSquadraBCalendario;[.T$1])+SUMIFS(areaDifferenzaPuntiBCalendario;areaSquadraBCalendario;[.$A5];areaSquadraACalendario;[.T$1]);&quot;-&quot;)" office:value-type="string" office:string-value="-" calcext:value-type="string">
            <text:p>-</text:p>
          </table:table-cell>
          <table:table-cell table:formula="of:=IF(AND([.$A5]&lt;&gt;[.U$1];VLOOKUP([.$A5];areaCercaPuntiClassifica;2;0)=VLOOKUP([.U$1];areaCercaPuntiClassifica;2;0));SUMIFS(areaDifferenzaPuntiACalendario;areaSquadraACalendario;[.$A5];areaSquadraBCalendario;[.U$1])+SUMIFS(areaDifferenzaPuntiBCalendario;areaSquadraBCalendario;[.$A5];areaSquadraACalendario;[.U$1]);&quot;-&quot;)" office:value-type="string" office:string-value="-" calcext:value-type="string">
            <text:p>-</text:p>
          </table:table-cell>
          <table:table-cell table:formula="of:=IF(AND([.$A5]&lt;&gt;[.V$1];VLOOKUP([.$A5];areaCercaPuntiClassifica;2;0)=VLOOKUP([.V$1];areaCercaPuntiClassifica;2;0));SUMIFS(areaDifferenzaPuntiACalendario;areaSquadraACalendario;[.$A5];areaSquadraBCalendario;[.V$1])+SUMIFS(areaDifferenzaPuntiBCalendario;areaSquadraBCalendario;[.$A5];areaSquadraACalendario;[.V$1]);&quot;-&quot;)" office:value-type="string" office:string-value="-" calcext:value-type="string">
            <text:p>-</text:p>
          </table:table-cell>
          <table:table-cell table:number-columns-repeated="1002"/>
        </table:table-row>
        <table:table-row table:style-name="ro1">
          <table:table-cell table:formula="of:=[$Squadre.A6]" office:value-type="string" office:string-value="Elefanti" calcext:value-type="string">
            <text:p>Elefanti</text:p>
          </table:table-cell>
          <table:table-cell table:formula="of:=[.D6]*constPuntiVittoria+[.E6]*constPuntiSconfitta+[.F6]*constPuntiForfait" office:value-type="float" office:value="14" calcext:value-type="float">
            <text:p>14</text:p>
          </table:table-cell>
          <table:table-cell table:formula="of:=SUM([.D6:.F6])" office:value-type="float" office:value="6" calcext:value-type="float">
            <text:p>6</text:p>
          </table:table-cell>
          <table:table-cell table:formula="of:=SUMIF(areaSquadraACalendario;[.A6];areaVintaACalendario)+SUMIF(areaSquadraBCalendario;[.A6];areaVintaBCalendario)" office:value-type="float" office:value="4" calcext:value-type="float">
            <text:p>4</text:p>
          </table:table-cell>
          <table:table-cell table:formula="of:=SUMIF(areaSquadraACalendario;[.A6];areaPersaACalendario)+SUMIF(areaSquadraBCalendario;[.A6];areaPersaBCalendario)" office:value-type="float" office:value="2" calcext:value-type="float">
            <text:p>2</text:p>
          </table:table-cell>
          <table:table-cell table:formula="of:=SUMIF(areaSquadraACalendario;[.A6];areaForfaitACalendario)+SUMIF(areaSquadraBCalendario;[.A6];areaForfaitBCalendario)" office:value-type="float" office:value="0" calcext:value-type="float">
            <text:p>0</text:p>
          </table:table-cell>
          <table:table-cell table:formula="of:=SUMIF(areaSquadraACalendario;[.A6];areaPuntiFattiACalendario)+SUMIF(areaSquadraBCalendario;[.A6];areaPuntiFattiBCalendario)" office:value-type="float" office:value="351" calcext:value-type="float">
            <text:p>351</text:p>
          </table:table-cell>
          <table:table-cell table:formula="of:=SUMIF(areaSquadraACalendario;[.A6];areaPuntiSubitiACalendario)+SUMIF(areaSquadraBCalendario;[.A6];areaPuntiSubitiBCalendario)" office:value-type="float" office:value="247" calcext:value-type="float">
            <text:p>247</text:p>
          </table:table-cell>
          <table:table-cell table:formula="of:=SUMIF(areaSquadraACalendario;[.A6];areaDifferenzaPuntiACalendario)+SUMIF(areaSquadraBCalendario;[.A6];areaDifferenzaPuntiBCalendario)" office:value-type="float" office:value="104" calcext:value-type="float">
            <text:p>+104</text:p>
          </table:table-cell>
          <table:table-cell table:formula="of:=IF([.C6]=0;;ROUND([.G6]/[.C6];2))" office:value-type="float" office:value="58.5" calcext:value-type="float">
            <text:p>58,50</text:p>
          </table:table-cell>
          <table:table-cell table:formula="of:=IF([.C6]=0;;ROUND([.H6]/[.C6];2))" office:value-type="float" office:value="41.17" calcext:value-type="float">
            <text:p>41,17</text:p>
          </table:table-cell>
          <table:table-cell table:formula="of:=IF([.C6]=0;;ROUND([.I6]/[.C6];2))" office:value-type="float" office:value="17.33" calcext:value-type="float">
            <text:p>+17,33</text:p>
          </table:table-cell>
          <table:table-cell table:formula="of:=IF(AND([.$A6]&lt;&gt;[.M$1];VLOOKUP([.$A6];areaCercaPuntiClassifica;2;0)=VLOOKUP([.M$1];areaCercaPuntiClassifica;2;0));SUMIFS(areaDifferenzaPuntiACalendario;areaSquadraACalendario;[.$A6];areaSquadraBCalendario;[.M$1])+SUMIFS(areaDifferenzaPuntiBCalendario;areaSquadraBCalendario;[.$A6];areaSquadraACalendario;[.M$1]);&quot;-&quot;)" office:value-type="string" office:string-value="-" calcext:value-type="string">
            <text:p>-</text:p>
          </table:table-cell>
          <table:table-cell table:formula="of:=IF(AND([.$A6]&lt;&gt;[.N$1];VLOOKUP([.$A6];areaCercaPuntiClassifica;2;0)=VLOOKUP([.N$1];areaCercaPuntiClassifica;2;0));SUMIFS(areaDifferenzaPuntiACalendario;areaSquadraACalendario;[.$A6];areaSquadraBCalendario;[.N$1])+SUMIFS(areaDifferenzaPuntiBCalendario;areaSquadraBCalendario;[.$A6];areaSquadraACalendario;[.N$1]);&quot;-&quot;)" office:value-type="string" office:string-value="-" calcext:value-type="string">
            <text:p>-</text:p>
          </table:table-cell>
          <table:table-cell table:formula="of:=IF(AND([.$A6]&lt;&gt;[.O$1];VLOOKUP([.$A6];areaCercaPuntiClassifica;2;0)=VLOOKUP([.O$1];areaCercaPuntiClassifica;2;0));SUMIFS(areaDifferenzaPuntiACalendario;areaSquadraACalendario;[.$A6];areaSquadraBCalendario;[.O$1])+SUMIFS(areaDifferenzaPuntiBCalendario;areaSquadraBCalendario;[.$A6];areaSquadraACalendario;[.O$1]);&quot;-&quot;)" office:value-type="string" office:string-value="-" calcext:value-type="string">
            <text:p>-</text:p>
          </table:table-cell>
          <table:table-cell table:formula="of:=IF(AND([.$A6]&lt;&gt;[.P$1];VLOOKUP([.$A6];areaCercaPuntiClassifica;2;0)=VLOOKUP([.P$1];areaCercaPuntiClassifica;2;0));SUMIFS(areaDifferenzaPuntiACalendario;areaSquadraACalendario;[.$A6];areaSquadraBCalendario;[.P$1])+SUMIFS(areaDifferenzaPuntiBCalendario;areaSquadraBCalendario;[.$A6];areaSquadraACalendario;[.P$1]);&quot;-&quot;)" office:value-type="string" office:string-value="-" calcext:value-type="string">
            <text:p>-</text:p>
          </table:table-cell>
          <table:table-cell table:formula="of:=IF(AND([.$A6]&lt;&gt;[.Q$1];VLOOKUP([.$A6];areaCercaPuntiClassifica;2;0)=VLOOKUP([.Q$1];areaCercaPuntiClassifica;2;0));SUMIFS(areaDifferenzaPuntiACalendario;areaSquadraACalendario;[.$A6];areaSquadraBCalendario;[.Q$1])+SUMIFS(areaDifferenzaPuntiBCalendario;areaSquadraBCalendario;[.$A6];areaSquadraACalendario;[.Q$1]);&quot;-&quot;)" office:value-type="string" office:string-value="-" calcext:value-type="string">
            <text:p>-</text:p>
          </table:table-cell>
          <table:table-cell table:formula="of:=IF(AND([.$A6]&lt;&gt;[.R$1];VLOOKUP([.$A6];areaCercaPuntiClassifica;2;0)=VLOOKUP([.R$1];areaCercaPuntiClassifica;2;0));SUMIFS(areaDifferenzaPuntiACalendario;areaSquadraACalendario;[.$A6];areaSquadraBCalendario;[.R$1])+SUMIFS(areaDifferenzaPuntiBCalendario;areaSquadraBCalendario;[.$A6];areaSquadraACalendario;[.R$1]);&quot;-&quot;)" office:value-type="string" office:string-value="-" calcext:value-type="string">
            <text:p>-</text:p>
          </table:table-cell>
          <table:table-cell table:formula="of:=IF(AND([.$A6]&lt;&gt;[.S$1];VLOOKUP([.$A6];areaCercaPuntiClassifica;2;0)=VLOOKUP([.S$1];areaCercaPuntiClassifica;2;0));SUMIFS(areaDifferenzaPuntiACalendario;areaSquadraACalendario;[.$A6];areaSquadraBCalendario;[.S$1])+SUMIFS(areaDifferenzaPuntiBCalendario;areaSquadraBCalendario;[.$A6];areaSquadraACalendario;[.S$1]);&quot;-&quot;)" office:value-type="string" office:string-value="-" calcext:value-type="string">
            <text:p>-</text:p>
          </table:table-cell>
          <table:table-cell table:formula="of:=IF(AND([.$A6]&lt;&gt;[.T$1];VLOOKUP([.$A6];areaCercaPuntiClassifica;2;0)=VLOOKUP([.T$1];areaCercaPuntiClassifica;2;0));SUMIFS(areaDifferenzaPuntiACalendario;areaSquadraACalendario;[.$A6];areaSquadraBCalendario;[.T$1])+SUMIFS(areaDifferenzaPuntiBCalendario;areaSquadraBCalendario;[.$A6];areaSquadraACalendario;[.T$1]);&quot;-&quot;)" office:value-type="string" office:string-value="-" calcext:value-type="string">
            <text:p>-</text:p>
          </table:table-cell>
          <table:table-cell table:formula="of:=IF(AND([.$A6]&lt;&gt;[.U$1];VLOOKUP([.$A6];areaCercaPuntiClassifica;2;0)=VLOOKUP([.U$1];areaCercaPuntiClassifica;2;0));SUMIFS(areaDifferenzaPuntiACalendario;areaSquadraACalendario;[.$A6];areaSquadraBCalendario;[.U$1])+SUMIFS(areaDifferenzaPuntiBCalendario;areaSquadraBCalendario;[.$A6];areaSquadraACalendario;[.U$1]);&quot;-&quot;)" office:value-type="string" office:string-value="-" calcext:value-type="string">
            <text:p>-</text:p>
          </table:table-cell>
          <table:table-cell table:formula="of:=IF(AND([.$A6]&lt;&gt;[.V$1];VLOOKUP([.$A6];areaCercaPuntiClassifica;2;0)=VLOOKUP([.V$1];areaCercaPuntiClassifica;2;0));SUMIFS(areaDifferenzaPuntiACalendario;areaSquadraACalendario;[.$A6];areaSquadraBCalendario;[.V$1])+SUMIFS(areaDifferenzaPuntiBCalendario;areaSquadraBCalendario;[.$A6];areaSquadraACalendario;[.V$1]);&quot;-&quot;)" office:value-type="string" office:string-value="-" calcext:value-type="string">
            <text:p>-</text:p>
          </table:table-cell>
          <table:table-cell table:number-columns-repeated="1002"/>
        </table:table-row>
        <table:table-row table:style-name="ro1">
          <table:table-cell table:formula="of:=[$Squadre.A7]" office:value-type="string" office:string-value="Fenicotteri" calcext:value-type="string">
            <text:p>Fenicotteri</text:p>
          </table:table-cell>
          <table:table-cell table:formula="of:=[.D7]*constPuntiVittoria+[.E7]*constPuntiSconfitta+[.F7]*constPuntiForfait" office:value-type="float" office:value="16" calcext:value-type="float">
            <text:p>16</text:p>
          </table:table-cell>
          <table:table-cell table:formula="of:=SUM([.D7:.F7])" office:value-type="float" office:value="6" calcext:value-type="float">
            <text:p>6</text:p>
          </table:table-cell>
          <table:table-cell table:formula="of:=SUMIF(areaSquadraACalendario;[.A7];areaVintaACalendario)+SUMIF(areaSquadraBCalendario;[.A7];areaVintaBCalendario)" office:value-type="float" office:value="5" calcext:value-type="float">
            <text:p>5</text:p>
          </table:table-cell>
          <table:table-cell table:formula="of:=SUMIF(areaSquadraACalendario;[.A7];areaPersaACalendario)+SUMIF(areaSquadraBCalendario;[.A7];areaPersaBCalendario)" office:value-type="float" office:value="1" calcext:value-type="float">
            <text:p>1</text:p>
          </table:table-cell>
          <table:table-cell table:formula="of:=SUMIF(areaSquadraACalendario;[.A7];areaForfaitACalendario)+SUMIF(areaSquadraBCalendario;[.A7];areaForfaitBCalendario)" office:value-type="float" office:value="0" calcext:value-type="float">
            <text:p>0</text:p>
          </table:table-cell>
          <table:table-cell table:formula="of:=SUMIF(areaSquadraACalendario;[.A7];areaPuntiFattiACalendario)+SUMIF(areaSquadraBCalendario;[.A7];areaPuntiFattiBCalendario)" office:value-type="float" office:value="298" calcext:value-type="float">
            <text:p>298</text:p>
          </table:table-cell>
          <table:table-cell table:formula="of:=SUMIF(areaSquadraACalendario;[.A7];areaPuntiSubitiACalendario)+SUMIF(areaSquadraBCalendario;[.A7];areaPuntiSubitiBCalendario)" office:value-type="float" office:value="250" calcext:value-type="float">
            <text:p>250</text:p>
          </table:table-cell>
          <table:table-cell table:formula="of:=SUMIF(areaSquadraACalendario;[.A7];areaDifferenzaPuntiACalendario)+SUMIF(areaSquadraBCalendario;[.A7];areaDifferenzaPuntiBCalendario)" office:value-type="float" office:value="48" calcext:value-type="float">
            <text:p>+48</text:p>
          </table:table-cell>
          <table:table-cell table:formula="of:=IF([.C7]=0;;ROUND([.G7]/[.C7];2))" office:value-type="float" office:value="49.67" calcext:value-type="float">
            <text:p>49,67</text:p>
          </table:table-cell>
          <table:table-cell table:formula="of:=IF([.C7]=0;;ROUND([.H7]/[.C7];2))" office:value-type="float" office:value="41.67" calcext:value-type="float">
            <text:p>41,67</text:p>
          </table:table-cell>
          <table:table-cell table:formula="of:=IF([.C7]=0;;ROUND([.I7]/[.C7];2))" office:value-type="float" office:value="8" calcext:value-type="float">
            <text:p>+8,00</text:p>
          </table:table-cell>
          <table:table-cell table:formula="of:=IF(AND([.$A7]&lt;&gt;[.M$1];VLOOKUP([.$A7];areaCercaPuntiClassifica;2;0)=VLOOKUP([.M$1];areaCercaPuntiClassifica;2;0));SUMIFS(areaDifferenzaPuntiACalendario;areaSquadraACalendario;[.$A7];areaSquadraBCalendario;[.M$1])+SUMIFS(areaDifferenzaPuntiBCalendario;areaSquadraBCalendario;[.$A7];areaSquadraACalendario;[.M$1]);&quot;-&quot;)" office:value-type="string" office:string-value="-" calcext:value-type="string">
            <text:p>-</text:p>
          </table:table-cell>
          <table:table-cell table:formula="of:=IF(AND([.$A7]&lt;&gt;[.N$1];VLOOKUP([.$A7];areaCercaPuntiClassifica;2;0)=VLOOKUP([.N$1];areaCercaPuntiClassifica;2;0));SUMIFS(areaDifferenzaPuntiACalendario;areaSquadraACalendario;[.$A7];areaSquadraBCalendario;[.N$1])+SUMIFS(areaDifferenzaPuntiBCalendario;areaSquadraBCalendario;[.$A7];areaSquadraACalendario;[.N$1]);&quot;-&quot;)" office:value-type="string" office:string-value="-" calcext:value-type="string">
            <text:p>-</text:p>
          </table:table-cell>
          <table:table-cell table:formula="of:=IF(AND([.$A7]&lt;&gt;[.O$1];VLOOKUP([.$A7];areaCercaPuntiClassifica;2;0)=VLOOKUP([.O$1];areaCercaPuntiClassifica;2;0));SUMIFS(areaDifferenzaPuntiACalendario;areaSquadraACalendario;[.$A7];areaSquadraBCalendario;[.O$1])+SUMIFS(areaDifferenzaPuntiBCalendario;areaSquadraBCalendario;[.$A7];areaSquadraACalendario;[.O$1]);&quot;-&quot;)" office:value-type="string" office:string-value="-" calcext:value-type="string">
            <text:p>-</text:p>
          </table:table-cell>
          <table:table-cell table:formula="of:=IF(AND([.$A7]&lt;&gt;[.P$1];VLOOKUP([.$A7];areaCercaPuntiClassifica;2;0)=VLOOKUP([.P$1];areaCercaPuntiClassifica;2;0));SUMIFS(areaDifferenzaPuntiACalendario;areaSquadraACalendario;[.$A7];areaSquadraBCalendario;[.P$1])+SUMIFS(areaDifferenzaPuntiBCalendario;areaSquadraBCalendario;[.$A7];areaSquadraACalendario;[.P$1]);&quot;-&quot;)" office:value-type="float" office:value="4" calcext:value-type="float">
            <text:p>+4</text:p>
          </table:table-cell>
          <table:table-cell table:formula="of:=IF(AND([.$A7]&lt;&gt;[.Q$1];VLOOKUP([.$A7];areaCercaPuntiClassifica;2;0)=VLOOKUP([.Q$1];areaCercaPuntiClassifica;2;0));SUMIFS(areaDifferenzaPuntiACalendario;areaSquadraACalendario;[.$A7];areaSquadraBCalendario;[.Q$1])+SUMIFS(areaDifferenzaPuntiBCalendario;areaSquadraBCalendario;[.$A7];areaSquadraACalendario;[.Q$1]);&quot;-&quot;)" office:value-type="string" office:string-value="-" calcext:value-type="string">
            <text:p>-</text:p>
          </table:table-cell>
          <table:table-cell table:formula="of:=IF(AND([.$A7]&lt;&gt;[.R$1];VLOOKUP([.$A7];areaCercaPuntiClassifica;2;0)=VLOOKUP([.R$1];areaCercaPuntiClassifica;2;0));SUMIFS(areaDifferenzaPuntiACalendario;areaSquadraACalendario;[.$A7];areaSquadraBCalendario;[.R$1])+SUMIFS(areaDifferenzaPuntiBCalendario;areaSquadraBCalendario;[.$A7];areaSquadraACalendario;[.R$1]);&quot;-&quot;)" office:value-type="string" office:string-value="-" calcext:value-type="string">
            <text:p>-</text:p>
          </table:table-cell>
          <table:table-cell table:formula="of:=IF(AND([.$A7]&lt;&gt;[.S$1];VLOOKUP([.$A7];areaCercaPuntiClassifica;2;0)=VLOOKUP([.S$1];areaCercaPuntiClassifica;2;0));SUMIFS(areaDifferenzaPuntiACalendario;areaSquadraACalendario;[.$A7];areaSquadraBCalendario;[.S$1])+SUMIFS(areaDifferenzaPuntiBCalendario;areaSquadraBCalendario;[.$A7];areaSquadraACalendario;[.S$1]);&quot;-&quot;)" office:value-type="string" office:string-value="-" calcext:value-type="string">
            <text:p>-</text:p>
          </table:table-cell>
          <table:table-cell table:formula="of:=IF(AND([.$A7]&lt;&gt;[.T$1];VLOOKUP([.$A7];areaCercaPuntiClassifica;2;0)=VLOOKUP([.T$1];areaCercaPuntiClassifica;2;0));SUMIFS(areaDifferenzaPuntiACalendario;areaSquadraACalendario;[.$A7];areaSquadraBCalendario;[.T$1])+SUMIFS(areaDifferenzaPuntiBCalendario;areaSquadraBCalendario;[.$A7];areaSquadraACalendario;[.T$1]);&quot;-&quot;)" office:value-type="string" office:string-value="-" calcext:value-type="string">
            <text:p>-</text:p>
          </table:table-cell>
          <table:table-cell table:formula="of:=IF(AND([.$A7]&lt;&gt;[.U$1];VLOOKUP([.$A7];areaCercaPuntiClassifica;2;0)=VLOOKUP([.U$1];areaCercaPuntiClassifica;2;0));SUMIFS(areaDifferenzaPuntiACalendario;areaSquadraACalendario;[.$A7];areaSquadraBCalendario;[.U$1])+SUMIFS(areaDifferenzaPuntiBCalendario;areaSquadraBCalendario;[.$A7];areaSquadraACalendario;[.U$1]);&quot;-&quot;)" office:value-type="string" office:string-value="-" calcext:value-type="string">
            <text:p>-</text:p>
          </table:table-cell>
          <table:table-cell table:formula="of:=IF(AND([.$A7]&lt;&gt;[.V$1];VLOOKUP([.$A7];areaCercaPuntiClassifica;2;0)=VLOOKUP([.V$1];areaCercaPuntiClassifica;2;0));SUMIFS(areaDifferenzaPuntiACalendario;areaSquadraACalendario;[.$A7];areaSquadraBCalendario;[.V$1])+SUMIFS(areaDifferenzaPuntiBCalendario;areaSquadraBCalendario;[.$A7];areaSquadraACalendario;[.V$1]);&quot;-&quot;)" office:value-type="string" office:string-value="-" calcext:value-type="string">
            <text:p>-</text:p>
          </table:table-cell>
          <table:table-cell table:number-columns-repeated="1002"/>
        </table:table-row>
        <table:table-row table:style-name="ro1">
          <table:table-cell table:formula="of:=[$Squadre.A8]" office:value-type="string" office:string-value="Gazzelle" calcext:value-type="string">
            <text:p>Gazzelle</text:p>
          </table:table-cell>
          <table:table-cell table:formula="of:=[.D8]*constPuntiVittoria+[.E8]*constPuntiSconfitta+[.F8]*constPuntiForfait" office:value-type="float" office:value="10" calcext:value-type="float">
            <text:p>10</text:p>
          </table:table-cell>
          <table:table-cell table:formula="of:=SUM([.D8:.F8])" office:value-type="float" office:value="6" calcext:value-type="float">
            <text:p>6</text:p>
          </table:table-cell>
          <table:table-cell table:formula="of:=SUMIF(areaSquadraACalendario;[.A8];areaVintaACalendario)+SUMIF(areaSquadraBCalendario;[.A8];areaVintaBCalendario)" office:value-type="float" office:value="2" calcext:value-type="float">
            <text:p>2</text:p>
          </table:table-cell>
          <table:table-cell table:formula="of:=SUMIF(areaSquadraACalendario;[.A8];areaPersaACalendario)+SUMIF(areaSquadraBCalendario;[.A8];areaPersaBCalendario)" office:value-type="float" office:value="4" calcext:value-type="float">
            <text:p>4</text:p>
          </table:table-cell>
          <table:table-cell table:formula="of:=SUMIF(areaSquadraACalendario;[.A8];areaForfaitACalendario)+SUMIF(areaSquadraBCalendario;[.A8];areaForfaitBCalendario)" office:value-type="float" office:value="0" calcext:value-type="float">
            <text:p>0</text:p>
          </table:table-cell>
          <table:table-cell table:formula="of:=SUMIF(areaSquadraACalendario;[.A8];areaPuntiFattiACalendario)+SUMIF(areaSquadraBCalendario;[.A8];areaPuntiFattiBCalendario)" office:value-type="float" office:value="279" calcext:value-type="float">
            <text:p>279</text:p>
          </table:table-cell>
          <table:table-cell table:formula="of:=SUMIF(areaSquadraACalendario;[.A8];areaPuntiSubitiACalendario)+SUMIF(areaSquadraBCalendario;[.A8];areaPuntiSubitiBCalendario)" office:value-type="float" office:value="309" calcext:value-type="float">
            <text:p>309</text:p>
          </table:table-cell>
          <table:table-cell table:formula="of:=SUMIF(areaSquadraACalendario;[.A8];areaDifferenzaPuntiACalendario)+SUMIF(areaSquadraBCalendario;[.A8];areaDifferenzaPuntiBCalendario)" office:value-type="float" office:value="-30" calcext:value-type="float">
            <text:p>-30</text:p>
          </table:table-cell>
          <table:table-cell table:formula="of:=IF([.C8]=0;;ROUND([.G8]/[.C8];2))" office:value-type="float" office:value="46.5" calcext:value-type="float">
            <text:p>46,50</text:p>
          </table:table-cell>
          <table:table-cell table:formula="of:=IF([.C8]=0;;ROUND([.H8]/[.C8];2))" office:value-type="float" office:value="51.5" calcext:value-type="float">
            <text:p>51,50</text:p>
          </table:table-cell>
          <table:table-cell table:formula="of:=IF([.C8]=0;;ROUND([.I8]/[.C8];2))" office:value-type="float" office:value="-5" calcext:value-type="float">
            <text:p>-5,00</text:p>
          </table:table-cell>
          <table:table-cell table:formula="of:=IF(AND([.$A8]&lt;&gt;[.M$1];VLOOKUP([.$A8];areaCercaPuntiClassifica;2;0)=VLOOKUP([.M$1];areaCercaPuntiClassifica;2;0));SUMIFS(areaDifferenzaPuntiACalendario;areaSquadraACalendario;[.$A8];areaSquadraBCalendario;[.M$1])+SUMIFS(areaDifferenzaPuntiBCalendario;areaSquadraBCalendario;[.$A8];areaSquadraACalendario;[.M$1]);&quot;-&quot;)" office:value-type="string" office:string-value="-" calcext:value-type="string">
            <text:p>-</text:p>
          </table:table-cell>
          <table:table-cell table:formula="of:=IF(AND([.$A8]&lt;&gt;[.N$1];VLOOKUP([.$A8];areaCercaPuntiClassifica;2;0)=VLOOKUP([.N$1];areaCercaPuntiClassifica;2;0));SUMIFS(areaDifferenzaPuntiACalendario;areaSquadraACalendario;[.$A8];areaSquadraBCalendario;[.N$1])+SUMIFS(areaDifferenzaPuntiBCalendario;areaSquadraBCalendario;[.$A8];areaSquadraACalendario;[.N$1]);&quot;-&quot;)" office:value-type="string" office:string-value="-" calcext:value-type="string">
            <text:p>-</text:p>
          </table:table-cell>
          <table:table-cell table:formula="of:=IF(AND([.$A8]&lt;&gt;[.O$1];VLOOKUP([.$A8];areaCercaPuntiClassifica;2;0)=VLOOKUP([.O$1];areaCercaPuntiClassifica;2;0));SUMIFS(areaDifferenzaPuntiACalendario;areaSquadraACalendario;[.$A8];areaSquadraBCalendario;[.O$1])+SUMIFS(areaDifferenzaPuntiBCalendario;areaSquadraBCalendario;[.$A8];areaSquadraACalendario;[.O$1]);&quot;-&quot;)" office:value-type="float" office:value="-2" calcext:value-type="float">
            <text:p>-2</text:p>
          </table:table-cell>
          <table:table-cell table:formula="of:=IF(AND([.$A8]&lt;&gt;[.P$1];VLOOKUP([.$A8];areaCercaPuntiClassifica;2;0)=VLOOKUP([.P$1];areaCercaPuntiClassifica;2;0));SUMIFS(areaDifferenzaPuntiACalendario;areaSquadraACalendario;[.$A8];areaSquadraBCalendario;[.P$1])+SUMIFS(areaDifferenzaPuntiBCalendario;areaSquadraBCalendario;[.$A8];areaSquadraACalendario;[.P$1]);&quot;-&quot;)" office:value-type="string" office:string-value="-" calcext:value-type="string">
            <text:p>-</text:p>
          </table:table-cell>
          <table:table-cell table:formula="of:=IF(AND([.$A8]&lt;&gt;[.Q$1];VLOOKUP([.$A8];areaCercaPuntiClassifica;2;0)=VLOOKUP([.Q$1];areaCercaPuntiClassifica;2;0));SUMIFS(areaDifferenzaPuntiACalendario;areaSquadraACalendario;[.$A8];areaSquadraBCalendario;[.Q$1])+SUMIFS(areaDifferenzaPuntiBCalendario;areaSquadraBCalendario;[.$A8];areaSquadraACalendario;[.Q$1]);&quot;-&quot;)" office:value-type="string" office:string-value="-" calcext:value-type="string">
            <text:p>-</text:p>
          </table:table-cell>
          <table:table-cell table:formula="of:=IF(AND([.$A8]&lt;&gt;[.R$1];VLOOKUP([.$A8];areaCercaPuntiClassifica;2;0)=VLOOKUP([.R$1];areaCercaPuntiClassifica;2;0));SUMIFS(areaDifferenzaPuntiACalendario;areaSquadraACalendario;[.$A8];areaSquadraBCalendario;[.R$1])+SUMIFS(areaDifferenzaPuntiBCalendario;areaSquadraBCalendario;[.$A8];areaSquadraACalendario;[.R$1]);&quot;-&quot;)" office:value-type="string" office:string-value="-" calcext:value-type="string">
            <text:p>-</text:p>
          </table:table-cell>
          <table:table-cell table:formula="of:=IF(AND([.$A8]&lt;&gt;[.S$1];VLOOKUP([.$A8];areaCercaPuntiClassifica;2;0)=VLOOKUP([.S$1];areaCercaPuntiClassifica;2;0));SUMIFS(areaDifferenzaPuntiACalendario;areaSquadraACalendario;[.$A8];areaSquadraBCalendario;[.S$1])+SUMIFS(areaDifferenzaPuntiBCalendario;areaSquadraBCalendario;[.$A8];areaSquadraACalendario;[.S$1]);&quot;-&quot;)" office:value-type="string" office:string-value="-" calcext:value-type="string">
            <text:p>-</text:p>
          </table:table-cell>
          <table:table-cell table:formula="of:=IF(AND([.$A8]&lt;&gt;[.T$1];VLOOKUP([.$A8];areaCercaPuntiClassifica;2;0)=VLOOKUP([.T$1];areaCercaPuntiClassifica;2;0));SUMIFS(areaDifferenzaPuntiACalendario;areaSquadraACalendario;[.$A8];areaSquadraBCalendario;[.T$1])+SUMIFS(areaDifferenzaPuntiBCalendario;areaSquadraBCalendario;[.$A8];areaSquadraACalendario;[.T$1]);&quot;-&quot;)" office:value-type="string" office:string-value="-" calcext:value-type="string">
            <text:p>-</text:p>
          </table:table-cell>
          <table:table-cell table:formula="of:=IF(AND([.$A8]&lt;&gt;[.U$1];VLOOKUP([.$A8];areaCercaPuntiClassifica;2;0)=VLOOKUP([.U$1];areaCercaPuntiClassifica;2;0));SUMIFS(areaDifferenzaPuntiACalendario;areaSquadraACalendario;[.$A8];areaSquadraBCalendario;[.U$1])+SUMIFS(areaDifferenzaPuntiBCalendario;areaSquadraBCalendario;[.$A8];areaSquadraACalendario;[.U$1]);&quot;-&quot;)" office:value-type="string" office:string-value="-" calcext:value-type="string">
            <text:p>-</text:p>
          </table:table-cell>
          <table:table-cell table:formula="of:=IF(AND([.$A8]&lt;&gt;[.V$1];VLOOKUP([.$A8];areaCercaPuntiClassifica;2;0)=VLOOKUP([.V$1];areaCercaPuntiClassifica;2;0));SUMIFS(areaDifferenzaPuntiACalendario;areaSquadraACalendario;[.$A8];areaSquadraBCalendario;[.V$1])+SUMIFS(areaDifferenzaPuntiBCalendario;areaSquadraBCalendario;[.$A8];areaSquadraACalendario;[.V$1]);&quot;-&quot;)" office:value-type="string" office:string-value="-" calcext:value-type="string">
            <text:p>-</text:p>
          </table:table-cell>
          <table:table-cell table:number-columns-repeated="1002"/>
        </table:table-row>
        <table:table-row table:style-name="ro1">
          <table:table-cell table:formula="of:=[$Squadre.A9]" office:value-type="string" office:string-value="Iene" calcext:value-type="string">
            <text:p>Iene</text:p>
          </table:table-cell>
          <table:table-cell table:formula="of:=[.D9]*constPuntiVittoria+[.E9]*constPuntiSconfitta+[.F9]*constPuntiForfait" office:value-type="float" office:value="0" calcext:value-type="float">
            <text:p>0</text:p>
          </table:table-cell>
          <table:table-cell table:formula="of:=SUM([.D9:.F9])" office:value-type="float" office:value="0" calcext:value-type="float">
            <text:p>0</text:p>
          </table:table-cell>
          <table:table-cell table:formula="of:=SUMIF(areaSquadraACalendario;[.A9];areaVintaACalendario)+SUMIF(areaSquadraBCalendario;[.A9];areaVintaBCalendario)" office:value-type="float" office:value="0" calcext:value-type="float">
            <text:p>0</text:p>
          </table:table-cell>
          <table:table-cell table:formula="of:=SUMIF(areaSquadraACalendario;[.A9];areaPersaACalendario)+SUMIF(areaSquadraBCalendario;[.A9];areaPersaBCalendario)" office:value-type="float" office:value="0" calcext:value-type="float">
            <text:p>0</text:p>
          </table:table-cell>
          <table:table-cell table:formula="of:=SUMIF(areaSquadraACalendario;[.A9];areaForfaitACalendario)+SUMIF(areaSquadraBCalendario;[.A9];areaForfaitBCalendario)" office:value-type="float" office:value="0" calcext:value-type="float">
            <text:p>0</text:p>
          </table:table-cell>
          <table:table-cell table:formula="of:=SUMIF(areaSquadraACalendario;[.A9];areaPuntiFattiACalendario)+SUMIF(areaSquadraBCalendario;[.A9];areaPuntiFattiBCalendario)" office:value-type="float" office:value="0" calcext:value-type="float">
            <text:p>0</text:p>
          </table:table-cell>
          <table:table-cell table:formula="of:=SUMIF(areaSquadraACalendario;[.A9];areaPuntiSubitiACalendario)+SUMIF(areaSquadraBCalendario;[.A9];areaPuntiSubitiBCalendario)" office:value-type="float" office:value="0" calcext:value-type="float">
            <text:p>0</text:p>
          </table:table-cell>
          <table:table-cell table:formula="of:=SUMIF(areaSquadraACalendario;[.A9];areaDifferenzaPuntiACalendario)+SUMIF(areaSquadraBCalendario;[.A9];areaDifferenzaPuntiBCalendario)" office:value-type="float" office:value="0" calcext:value-type="float">
            <text:p>+0</text:p>
          </table:table-cell>
          <table:table-cell table:formula="of:=IF([.C9]=0;;ROUND([.G9]/[.C9];2))" office:value-type="float" office:value="0" calcext:value-type="float">
            <text:p>0,00</text:p>
          </table:table-cell>
          <table:table-cell table:formula="of:=IF([.C9]=0;;ROUND([.H9]/[.C9];2))" office:value-type="float" office:value="0" calcext:value-type="float">
            <text:p>0,00</text:p>
          </table:table-cell>
          <table:table-cell table:formula="of:=IF([.C9]=0;;ROUND([.I9]/[.C9];2))" office:value-type="float" office:value="0" calcext:value-type="float">
            <text:p>+0,00</text:p>
          </table:table-cell>
          <table:table-cell table:formula="of:=IF(AND([.$A9]&lt;&gt;[.M$1];VLOOKUP([.$A9];areaCercaPuntiClassifica;2;0)=VLOOKUP([.M$1];areaCercaPuntiClassifica;2;0));SUMIFS(areaDifferenzaPuntiACalendario;areaSquadraACalendario;[.$A9];areaSquadraBCalendario;[.M$1])+SUMIFS(areaDifferenzaPuntiBCalendario;areaSquadraBCalendario;[.$A9];areaSquadraACalendario;[.M$1]);&quot;-&quot;)" office:value-type="string" office:string-value="-" calcext:value-type="string">
            <text:p>-</text:p>
          </table:table-cell>
          <table:table-cell table:formula="of:=IF(AND([.$A9]&lt;&gt;[.N$1];VLOOKUP([.$A9];areaCercaPuntiClassifica;2;0)=VLOOKUP([.N$1];areaCercaPuntiClassifica;2;0));SUMIFS(areaDifferenzaPuntiACalendario;areaSquadraACalendario;[.$A9];areaSquadraBCalendario;[.N$1])+SUMIFS(areaDifferenzaPuntiBCalendario;areaSquadraBCalendario;[.$A9];areaSquadraACalendario;[.N$1]);&quot;-&quot;)" office:value-type="string" office:string-value="-" calcext:value-type="string">
            <text:p>-</text:p>
          </table:table-cell>
          <table:table-cell table:formula="of:=IF(AND([.$A9]&lt;&gt;[.O$1];VLOOKUP([.$A9];areaCercaPuntiClassifica;2;0)=VLOOKUP([.O$1];areaCercaPuntiClassifica;2;0));SUMIFS(areaDifferenzaPuntiACalendario;areaSquadraACalendario;[.$A9];areaSquadraBCalendario;[.O$1])+SUMIFS(areaDifferenzaPuntiBCalendario;areaSquadraBCalendario;[.$A9];areaSquadraACalendario;[.O$1]);&quot;-&quot;)" office:value-type="string" office:string-value="-" calcext:value-type="string">
            <text:p>-</text:p>
          </table:table-cell>
          <table:table-cell table:formula="of:=IF(AND([.$A9]&lt;&gt;[.P$1];VLOOKUP([.$A9];areaCercaPuntiClassifica;2;0)=VLOOKUP([.P$1];areaCercaPuntiClassifica;2;0));SUMIFS(areaDifferenzaPuntiACalendario;areaSquadraACalendario;[.$A9];areaSquadraBCalendario;[.P$1])+SUMIFS(areaDifferenzaPuntiBCalendario;areaSquadraBCalendario;[.$A9];areaSquadraACalendario;[.P$1]);&quot;-&quot;)" office:value-type="string" office:string-value="-" calcext:value-type="string">
            <text:p>-</text:p>
          </table:table-cell>
          <table:table-cell table:formula="of:=IF(AND([.$A9]&lt;&gt;[.Q$1];VLOOKUP([.$A9];areaCercaPuntiClassifica;2;0)=VLOOKUP([.Q$1];areaCercaPuntiClassifica;2;0));SUMIFS(areaDifferenzaPuntiACalendario;areaSquadraACalendario;[.$A9];areaSquadraBCalendario;[.Q$1])+SUMIFS(areaDifferenzaPuntiBCalendario;areaSquadraBCalendario;[.$A9];areaSquadraACalendario;[.Q$1]);&quot;-&quot;)" office:value-type="string" office:string-value="-" calcext:value-type="string">
            <text:p>-</text:p>
          </table:table-cell>
          <table:table-cell table:formula="of:=IF(AND([.$A9]&lt;&gt;[.R$1];VLOOKUP([.$A9];areaCercaPuntiClassifica;2;0)=VLOOKUP([.R$1];areaCercaPuntiClassifica;2;0));SUMIFS(areaDifferenzaPuntiACalendario;areaSquadraACalendario;[.$A9];areaSquadraBCalendario;[.R$1])+SUMIFS(areaDifferenzaPuntiBCalendario;areaSquadraBCalendario;[.$A9];areaSquadraACalendario;[.R$1]);&quot;-&quot;)" office:value-type="string" office:string-value="-" calcext:value-type="string">
            <text:p>-</text:p>
          </table:table-cell>
          <table:table-cell table:formula="of:=IF(AND([.$A9]&lt;&gt;[.S$1];VLOOKUP([.$A9];areaCercaPuntiClassifica;2;0)=VLOOKUP([.S$1];areaCercaPuntiClassifica;2;0));SUMIFS(areaDifferenzaPuntiACalendario;areaSquadraACalendario;[.$A9];areaSquadraBCalendario;[.S$1])+SUMIFS(areaDifferenzaPuntiBCalendario;areaSquadraBCalendario;[.$A9];areaSquadraACalendario;[.S$1]);&quot;-&quot;)" office:value-type="string" office:string-value="-" calcext:value-type="string">
            <text:p>-</text:p>
          </table:table-cell>
          <table:table-cell table:formula="of:=IF(AND([.$A9]&lt;&gt;[.T$1];VLOOKUP([.$A9];areaCercaPuntiClassifica;2;0)=VLOOKUP([.T$1];areaCercaPuntiClassifica;2;0));SUMIFS(areaDifferenzaPuntiACalendario;areaSquadraACalendario;[.$A9];areaSquadraBCalendario;[.T$1])+SUMIFS(areaDifferenzaPuntiBCalendario;areaSquadraBCalendario;[.$A9];areaSquadraACalendario;[.T$1]);&quot;-&quot;)" office:value-type="string" office:string-value="-" calcext:value-type="string">
            <text:p>-</text:p>
          </table:table-cell>
          <table:table-cell table:formula="of:=IF(AND([.$A9]&lt;&gt;[.U$1];VLOOKUP([.$A9];areaCercaPuntiClassifica;2;0)=VLOOKUP([.U$1];areaCercaPuntiClassifica;2;0));SUMIFS(areaDifferenzaPuntiACalendario;areaSquadraACalendario;[.$A9];areaSquadraBCalendario;[.U$1])+SUMIFS(areaDifferenzaPuntiBCalendario;areaSquadraBCalendario;[.$A9];areaSquadraACalendario;[.U$1]);&quot;-&quot;)" office:value-type="float" office:value="0" calcext:value-type="float">
            <text:p>+0</text:p>
          </table:table-cell>
          <table:table-cell table:formula="of:=IF(AND([.$A9]&lt;&gt;[.V$1];VLOOKUP([.$A9];areaCercaPuntiClassifica;2;0)=VLOOKUP([.V$1];areaCercaPuntiClassifica;2;0));SUMIFS(areaDifferenzaPuntiACalendario;areaSquadraACalendario;[.$A9];areaSquadraBCalendario;[.V$1])+SUMIFS(areaDifferenzaPuntiBCalendario;areaSquadraBCalendario;[.$A9];areaSquadraACalendario;[.V$1]);&quot;-&quot;)" office:value-type="float" office:value="0" calcext:value-type="float">
            <text:p>+0</text:p>
          </table:table-cell>
          <table:table-cell table:number-columns-repeated="1002"/>
        </table:table-row>
        <table:table-row table:style-name="ro1">
          <table:table-cell table:formula="of:=[$Squadre.A10]" office:value-type="string" office:string-value="Leoni" calcext:value-type="string">
            <text:p>Leoni</text:p>
          </table:table-cell>
          <table:table-cell table:formula="of:=[.D10]*constPuntiVittoria+[.E10]*constPuntiSconfitta+[.F10]*constPuntiForfait" office:value-type="float" office:value="0" calcext:value-type="float">
            <text:p>0</text:p>
          </table:table-cell>
          <table:table-cell table:formula="of:=SUM([.D10:.F10])" office:value-type="float" office:value="0" calcext:value-type="float">
            <text:p>0</text:p>
          </table:table-cell>
          <table:table-cell table:formula="of:=SUMIF(areaSquadraACalendario;[.A10];areaVintaACalendario)+SUMIF(areaSquadraBCalendario;[.A10];areaVintaBCalendario)" office:value-type="float" office:value="0" calcext:value-type="float">
            <text:p>0</text:p>
          </table:table-cell>
          <table:table-cell table:formula="of:=SUMIF(areaSquadraACalendario;[.A10];areaPersaACalendario)+SUMIF(areaSquadraBCalendario;[.A10];areaPersaBCalendario)" office:value-type="float" office:value="0" calcext:value-type="float">
            <text:p>0</text:p>
          </table:table-cell>
          <table:table-cell table:formula="of:=SUMIF(areaSquadraACalendario;[.A10];areaForfaitACalendario)+SUMIF(areaSquadraBCalendario;[.A10];areaForfaitBCalendario)" office:value-type="float" office:value="0" calcext:value-type="float">
            <text:p>0</text:p>
          </table:table-cell>
          <table:table-cell table:formula="of:=SUMIF(areaSquadraACalendario;[.A10];areaPuntiFattiACalendario)+SUMIF(areaSquadraBCalendario;[.A10];areaPuntiFattiBCalendario)" office:value-type="float" office:value="0" calcext:value-type="float">
            <text:p>0</text:p>
          </table:table-cell>
          <table:table-cell table:formula="of:=SUMIF(areaSquadraACalendario;[.A10];areaPuntiSubitiACalendario)+SUMIF(areaSquadraBCalendario;[.A10];areaPuntiSubitiBCalendario)" office:value-type="float" office:value="0" calcext:value-type="float">
            <text:p>0</text:p>
          </table:table-cell>
          <table:table-cell table:formula="of:=SUMIF(areaSquadraACalendario;[.A10];areaDifferenzaPuntiACalendario)+SUMIF(areaSquadraBCalendario;[.A10];areaDifferenzaPuntiBCalendario)" office:value-type="float" office:value="0" calcext:value-type="float">
            <text:p>+0</text:p>
          </table:table-cell>
          <table:table-cell table:formula="of:=IF([.C10]=0;;ROUND([.G10]/[.C10];2))" office:value-type="float" office:value="0" calcext:value-type="float">
            <text:p>0,00</text:p>
          </table:table-cell>
          <table:table-cell table:formula="of:=IF([.C10]=0;;ROUND([.H10]/[.C10];2))" office:value-type="float" office:value="0" calcext:value-type="float">
            <text:p>0,00</text:p>
          </table:table-cell>
          <table:table-cell table:formula="of:=IF([.C10]=0;;ROUND([.I10]/[.C10];2))" office:value-type="float" office:value="0" calcext:value-type="float">
            <text:p>+0,00</text:p>
          </table:table-cell>
          <table:table-cell table:formula="of:=IF(AND([.$A10]&lt;&gt;[.M$1];VLOOKUP([.$A10];areaCercaPuntiClassifica;2;0)=VLOOKUP([.M$1];areaCercaPuntiClassifica;2;0));SUMIFS(areaDifferenzaPuntiACalendario;areaSquadraACalendario;[.$A10];areaSquadraBCalendario;[.M$1])+SUMIFS(areaDifferenzaPuntiBCalendario;areaSquadraBCalendario;[.$A10];areaSquadraACalendario;[.M$1]);&quot;-&quot;)" office:value-type="string" office:string-value="-" calcext:value-type="string">
            <text:p>-</text:p>
          </table:table-cell>
          <table:table-cell table:formula="of:=IF(AND([.$A10]&lt;&gt;[.N$1];VLOOKUP([.$A10];areaCercaPuntiClassifica;2;0)=VLOOKUP([.N$1];areaCercaPuntiClassifica;2;0));SUMIFS(areaDifferenzaPuntiACalendario;areaSquadraACalendario;[.$A10];areaSquadraBCalendario;[.N$1])+SUMIFS(areaDifferenzaPuntiBCalendario;areaSquadraBCalendario;[.$A10];areaSquadraACalendario;[.N$1]);&quot;-&quot;)" office:value-type="string" office:string-value="-" calcext:value-type="string">
            <text:p>-</text:p>
          </table:table-cell>
          <table:table-cell table:formula="of:=IF(AND([.$A10]&lt;&gt;[.O$1];VLOOKUP([.$A10];areaCercaPuntiClassifica;2;0)=VLOOKUP([.O$1];areaCercaPuntiClassifica;2;0));SUMIFS(areaDifferenzaPuntiACalendario;areaSquadraACalendario;[.$A10];areaSquadraBCalendario;[.O$1])+SUMIFS(areaDifferenzaPuntiBCalendario;areaSquadraBCalendario;[.$A10];areaSquadraACalendario;[.O$1]);&quot;-&quot;)" office:value-type="string" office:string-value="-" calcext:value-type="string">
            <text:p>-</text:p>
          </table:table-cell>
          <table:table-cell table:formula="of:=IF(AND([.$A10]&lt;&gt;[.P$1];VLOOKUP([.$A10];areaCercaPuntiClassifica;2;0)=VLOOKUP([.P$1];areaCercaPuntiClassifica;2;0));SUMIFS(areaDifferenzaPuntiACalendario;areaSquadraACalendario;[.$A10];areaSquadraBCalendario;[.P$1])+SUMIFS(areaDifferenzaPuntiBCalendario;areaSquadraBCalendario;[.$A10];areaSquadraACalendario;[.P$1]);&quot;-&quot;)" office:value-type="string" office:string-value="-" calcext:value-type="string">
            <text:p>-</text:p>
          </table:table-cell>
          <table:table-cell table:formula="of:=IF(AND([.$A10]&lt;&gt;[.Q$1];VLOOKUP([.$A10];areaCercaPuntiClassifica;2;0)=VLOOKUP([.Q$1];areaCercaPuntiClassifica;2;0));SUMIFS(areaDifferenzaPuntiACalendario;areaSquadraACalendario;[.$A10];areaSquadraBCalendario;[.Q$1])+SUMIFS(areaDifferenzaPuntiBCalendario;areaSquadraBCalendario;[.$A10];areaSquadraACalendario;[.Q$1]);&quot;-&quot;)" office:value-type="string" office:string-value="-" calcext:value-type="string">
            <text:p>-</text:p>
          </table:table-cell>
          <table:table-cell table:formula="of:=IF(AND([.$A10]&lt;&gt;[.R$1];VLOOKUP([.$A10];areaCercaPuntiClassifica;2;0)=VLOOKUP([.R$1];areaCercaPuntiClassifica;2;0));SUMIFS(areaDifferenzaPuntiACalendario;areaSquadraACalendario;[.$A10];areaSquadraBCalendario;[.R$1])+SUMIFS(areaDifferenzaPuntiBCalendario;areaSquadraBCalendario;[.$A10];areaSquadraACalendario;[.R$1]);&quot;-&quot;)" office:value-type="string" office:string-value="-" calcext:value-type="string">
            <text:p>-</text:p>
          </table:table-cell>
          <table:table-cell table:formula="of:=IF(AND([.$A10]&lt;&gt;[.S$1];VLOOKUP([.$A10];areaCercaPuntiClassifica;2;0)=VLOOKUP([.S$1];areaCercaPuntiClassifica;2;0));SUMIFS(areaDifferenzaPuntiACalendario;areaSquadraACalendario;[.$A10];areaSquadraBCalendario;[.S$1])+SUMIFS(areaDifferenzaPuntiBCalendario;areaSquadraBCalendario;[.$A10];areaSquadraACalendario;[.S$1]);&quot;-&quot;)" office:value-type="string" office:string-value="-" calcext:value-type="string">
            <text:p>-</text:p>
          </table:table-cell>
          <table:table-cell table:formula="of:=IF(AND([.$A10]&lt;&gt;[.T$1];VLOOKUP([.$A10];areaCercaPuntiClassifica;2;0)=VLOOKUP([.T$1];areaCercaPuntiClassifica;2;0));SUMIFS(areaDifferenzaPuntiACalendario;areaSquadraACalendario;[.$A10];areaSquadraBCalendario;[.T$1])+SUMIFS(areaDifferenzaPuntiBCalendario;areaSquadraBCalendario;[.$A10];areaSquadraACalendario;[.T$1]);&quot;-&quot;)" office:value-type="float" office:value="0" calcext:value-type="float">
            <text:p>+0</text:p>
          </table:table-cell>
          <table:table-cell table:formula="of:=IF(AND([.$A10]&lt;&gt;[.U$1];VLOOKUP([.$A10];areaCercaPuntiClassifica;2;0)=VLOOKUP([.U$1];areaCercaPuntiClassifica;2;0));SUMIFS(areaDifferenzaPuntiACalendario;areaSquadraACalendario;[.$A10];areaSquadraBCalendario;[.U$1])+SUMIFS(areaDifferenzaPuntiBCalendario;areaSquadraBCalendario;[.$A10];areaSquadraACalendario;[.U$1]);&quot;-&quot;)" office:value-type="string" office:string-value="-" calcext:value-type="string">
            <text:p>-</text:p>
          </table:table-cell>
          <table:table-cell table:formula="of:=IF(AND([.$A10]&lt;&gt;[.V$1];VLOOKUP([.$A10];areaCercaPuntiClassifica;2;0)=VLOOKUP([.V$1];areaCercaPuntiClassifica;2;0));SUMIFS(areaDifferenzaPuntiACalendario;areaSquadraACalendario;[.$A10];areaSquadraBCalendario;[.V$1])+SUMIFS(areaDifferenzaPuntiBCalendario;areaSquadraBCalendario;[.$A10];areaSquadraACalendario;[.V$1]);&quot;-&quot;)" office:value-type="float" office:value="0" calcext:value-type="float">
            <text:p>+0</text:p>
          </table:table-cell>
          <table:table-cell table:number-columns-repeated="1002"/>
        </table:table-row>
        <table:table-row table:style-name="ro1">
          <table:table-cell table:formula="of:=[$Squadre.A11]" office:value-type="string" office:string-value="Marmotte" calcext:value-type="string">
            <text:p>Marmotte</text:p>
          </table:table-cell>
          <table:table-cell table:formula="of:=[.D11]*constPuntiVittoria+[.E11]*constPuntiSconfitta+[.F11]*constPuntiForfait" office:value-type="float" office:value="0" calcext:value-type="float">
            <text:p>0</text:p>
          </table:table-cell>
          <table:table-cell table:formula="of:=SUM([.D11:.F11])" office:value-type="float" office:value="0" calcext:value-type="float">
            <text:p>0</text:p>
          </table:table-cell>
          <table:table-cell table:formula="of:=SUMIF(areaSquadraACalendario;[.A11];areaVintaACalendario)+SUMIF(areaSquadraBCalendario;[.A11];areaVintaBCalendario)" office:value-type="float" office:value="0" calcext:value-type="float">
            <text:p>0</text:p>
          </table:table-cell>
          <table:table-cell table:formula="of:=SUMIF(areaSquadraACalendario;[.A11];areaPersaACalendario)+SUMIF(areaSquadraBCalendario;[.A11];areaPersaBCalendario)" office:value-type="float" office:value="0" calcext:value-type="float">
            <text:p>0</text:p>
          </table:table-cell>
          <table:table-cell table:formula="of:=SUMIF(areaSquadraACalendario;[.A11];areaForfaitACalendario)+SUMIF(areaSquadraBCalendario;[.A11];areaForfaitBCalendario)" office:value-type="float" office:value="0" calcext:value-type="float">
            <text:p>0</text:p>
          </table:table-cell>
          <table:table-cell table:formula="of:=SUMIF(areaSquadraACalendario;[.A11];areaPuntiFattiACalendario)+SUMIF(areaSquadraBCalendario;[.A11];areaPuntiFattiBCalendario)" office:value-type="float" office:value="0" calcext:value-type="float">
            <text:p>0</text:p>
          </table:table-cell>
          <table:table-cell table:formula="of:=SUMIF(areaSquadraACalendario;[.A11];areaPuntiSubitiACalendario)+SUMIF(areaSquadraBCalendario;[.A11];areaPuntiSubitiBCalendario)" office:value-type="float" office:value="0" calcext:value-type="float">
            <text:p>0</text:p>
          </table:table-cell>
          <table:table-cell table:formula="of:=SUMIF(areaSquadraACalendario;[.A11];areaDifferenzaPuntiACalendario)+SUMIF(areaSquadraBCalendario;[.A11];areaDifferenzaPuntiBCalendario)" office:value-type="float" office:value="0" calcext:value-type="float">
            <text:p>+0</text:p>
          </table:table-cell>
          <table:table-cell table:formula="of:=IF([.C11]=0;;ROUND([.G11]/[.C11];2))" office:value-type="float" office:value="0" calcext:value-type="float">
            <text:p>0,00</text:p>
          </table:table-cell>
          <table:table-cell table:formula="of:=IF([.C11]=0;;ROUND([.H11]/[.C11];2))" office:value-type="float" office:value="0" calcext:value-type="float">
            <text:p>0,00</text:p>
          </table:table-cell>
          <table:table-cell table:formula="of:=IF([.C11]=0;;ROUND([.I11]/[.C11];2))" office:value-type="float" office:value="0" calcext:value-type="float">
            <text:p>+0,00</text:p>
          </table:table-cell>
          <table:table-cell table:formula="of:=IF(AND([.$A11]&lt;&gt;[.M$1];VLOOKUP([.$A11];areaCercaPuntiClassifica;2;0)=VLOOKUP([.M$1];areaCercaPuntiClassifica;2;0));SUMIFS(areaDifferenzaPuntiACalendario;areaSquadraACalendario;[.$A11];areaSquadraBCalendario;[.M$1])+SUMIFS(areaDifferenzaPuntiBCalendario;areaSquadraBCalendario;[.$A11];areaSquadraACalendario;[.M$1]);&quot;-&quot;)" office:value-type="string" office:string-value="-" calcext:value-type="string">
            <text:p>-</text:p>
          </table:table-cell>
          <table:table-cell table:formula="of:=IF(AND([.$A11]&lt;&gt;[.N$1];VLOOKUP([.$A11];areaCercaPuntiClassifica;2;0)=VLOOKUP([.N$1];areaCercaPuntiClassifica;2;0));SUMIFS(areaDifferenzaPuntiACalendario;areaSquadraACalendario;[.$A11];areaSquadraBCalendario;[.N$1])+SUMIFS(areaDifferenzaPuntiBCalendario;areaSquadraBCalendario;[.$A11];areaSquadraACalendario;[.N$1]);&quot;-&quot;)" office:value-type="string" office:string-value="-" calcext:value-type="string">
            <text:p>-</text:p>
          </table:table-cell>
          <table:table-cell table:formula="of:=IF(AND([.$A11]&lt;&gt;[.O$1];VLOOKUP([.$A11];areaCercaPuntiClassifica;2;0)=VLOOKUP([.O$1];areaCercaPuntiClassifica;2;0));SUMIFS(areaDifferenzaPuntiACalendario;areaSquadraACalendario;[.$A11];areaSquadraBCalendario;[.O$1])+SUMIFS(areaDifferenzaPuntiBCalendario;areaSquadraBCalendario;[.$A11];areaSquadraACalendario;[.O$1]);&quot;-&quot;)" office:value-type="string" office:string-value="-" calcext:value-type="string">
            <text:p>-</text:p>
          </table:table-cell>
          <table:table-cell table:formula="of:=IF(AND([.$A11]&lt;&gt;[.P$1];VLOOKUP([.$A11];areaCercaPuntiClassifica;2;0)=VLOOKUP([.P$1];areaCercaPuntiClassifica;2;0));SUMIFS(areaDifferenzaPuntiACalendario;areaSquadraACalendario;[.$A11];areaSquadraBCalendario;[.P$1])+SUMIFS(areaDifferenzaPuntiBCalendario;areaSquadraBCalendario;[.$A11];areaSquadraACalendario;[.P$1]);&quot;-&quot;)" office:value-type="string" office:string-value="-" calcext:value-type="string">
            <text:p>-</text:p>
          </table:table-cell>
          <table:table-cell table:formula="of:=IF(AND([.$A11]&lt;&gt;[.Q$1];VLOOKUP([.$A11];areaCercaPuntiClassifica;2;0)=VLOOKUP([.Q$1];areaCercaPuntiClassifica;2;0));SUMIFS(areaDifferenzaPuntiACalendario;areaSquadraACalendario;[.$A11];areaSquadraBCalendario;[.Q$1])+SUMIFS(areaDifferenzaPuntiBCalendario;areaSquadraBCalendario;[.$A11];areaSquadraACalendario;[.Q$1]);&quot;-&quot;)" office:value-type="string" office:string-value="-" calcext:value-type="string">
            <text:p>-</text:p>
          </table:table-cell>
          <table:table-cell table:formula="of:=IF(AND([.$A11]&lt;&gt;[.R$1];VLOOKUP([.$A11];areaCercaPuntiClassifica;2;0)=VLOOKUP([.R$1];areaCercaPuntiClassifica;2;0));SUMIFS(areaDifferenzaPuntiACalendario;areaSquadraACalendario;[.$A11];areaSquadraBCalendario;[.R$1])+SUMIFS(areaDifferenzaPuntiBCalendario;areaSquadraBCalendario;[.$A11];areaSquadraACalendario;[.R$1]);&quot;-&quot;)" office:value-type="string" office:string-value="-" calcext:value-type="string">
            <text:p>-</text:p>
          </table:table-cell>
          <table:table-cell table:formula="of:=IF(AND([.$A11]&lt;&gt;[.S$1];VLOOKUP([.$A11];areaCercaPuntiClassifica;2;0)=VLOOKUP([.S$1];areaCercaPuntiClassifica;2;0));SUMIFS(areaDifferenzaPuntiACalendario;areaSquadraACalendario;[.$A11];areaSquadraBCalendario;[.S$1])+SUMIFS(areaDifferenzaPuntiBCalendario;areaSquadraBCalendario;[.$A11];areaSquadraACalendario;[.S$1]);&quot;-&quot;)" office:value-type="string" office:string-value="-" calcext:value-type="string">
            <text:p>-</text:p>
          </table:table-cell>
          <table:table-cell table:formula="of:=IF(AND([.$A11]&lt;&gt;[.T$1];VLOOKUP([.$A11];areaCercaPuntiClassifica;2;0)=VLOOKUP([.T$1];areaCercaPuntiClassifica;2;0));SUMIFS(areaDifferenzaPuntiACalendario;areaSquadraACalendario;[.$A11];areaSquadraBCalendario;[.T$1])+SUMIFS(areaDifferenzaPuntiBCalendario;areaSquadraBCalendario;[.$A11];areaSquadraACalendario;[.T$1]);&quot;-&quot;)" office:value-type="float" office:value="0" calcext:value-type="float">
            <text:p>+0</text:p>
          </table:table-cell>
          <table:table-cell table:formula="of:=IF(AND([.$A11]&lt;&gt;[.U$1];VLOOKUP([.$A11];areaCercaPuntiClassifica;2;0)=VLOOKUP([.U$1];areaCercaPuntiClassifica;2;0));SUMIFS(areaDifferenzaPuntiACalendario;areaSquadraACalendario;[.$A11];areaSquadraBCalendario;[.U$1])+SUMIFS(areaDifferenzaPuntiBCalendario;areaSquadraBCalendario;[.$A11];areaSquadraACalendario;[.U$1]);&quot;-&quot;)" office:value-type="float" office:value="0" calcext:value-type="float">
            <text:p>+0</text:p>
          </table:table-cell>
          <table:table-cell table:formula="of:=IF(AND([.$A11]&lt;&gt;[.V$1];VLOOKUP([.$A11];areaCercaPuntiClassifica;2;0)=VLOOKUP([.V$1];areaCercaPuntiClassifica;2;0));SUMIFS(areaDifferenzaPuntiACalendario;areaSquadraACalendario;[.$A11];areaSquadraBCalendario;[.V$1])+SUMIFS(areaDifferenzaPuntiBCalendario;areaSquadraBCalendario;[.$A11];areaSquadraACalendario;[.V$1]);&quot;-&quot;)" office:value-type="string" office:string-value="-" calcext:value-type="string">
            <text:p>-</text:p>
          </table:table-cell>
          <table:table-cell table:number-columns-repeated="100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" table:style-name="ta1">
        <table:table-column table:style-name="co3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Playoff" table:style-name="ta1">
        <table:table-column table:style-name="co3" table:number-columns-repeated="1024" table:default-cell-style-name="Default"/>
        <table:table-row table:style-name="ro1">
          <table:table-cell/>
          <table:table-cell table:style-name="ce1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LENDARIO DEFINITIVO</text:p>
          </table:table-cell>
          <table:table-cell table:number-columns-repeated="2"/>
          <table:table-cell table:style-name="ce29" table:number-columns-repeated="3"/>
          <table:table-cell/>
          <table:table-cell table:style-name="ce25" office:value-type="string" calcext:value-type="string" table:number-columns-spanned="2" table:number-rows-spanned="3">
            <text:p>LOGO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Campionato</text:p>
          </table:table-cell>
          <table:table-cell table:number-columns-repeated="2"/>
          <table:table-cell table:style-name="ce29" table:number-columns-repeated="3"/>
          <table:table-cell/>
          <table:covered-table-cell table:number-columns-repeated="2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Girone &amp; Stagione</text:p>
          </table:table-cell>
          <table:table-cell table:number-columns-repeated="2"/>
          <table:table-cell table:style-name="ce29" table:number-columns-repeated="3"/>
          <table:table-cell/>
          <table:covered-table-cell table:number-columns-repeated="2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number-columns-repeated="3"/>
          <table:table-cell table:style-name="ce29" table:number-columns-repeated="3"/>
          <table:table-cell table:number-columns-repeated="4"/>
          <table:table-cell table:style-name="ce32" office:value-type="string" calcext:value-type="string">
            <text:p>Squadra A</text:p>
          </table:table-cell>
          <table:table-cell table:style-name="ce11" office:value-type="string" calcext:value-type="string">
            <text:p>Vinta A</text:p>
          </table:table-cell>
          <table:table-cell table:style-name="ce11" office:value-type="string" calcext:value-type="string">
            <text:p>Forfait A</text:p>
          </table:table-cell>
          <table:table-cell table:style-name="ce11" office:value-type="string" calcext:value-type="string">
            <text:p>Persa A</text:p>
          </table:table-cell>
          <table:table-cell table:style-name="ce11" office:value-type="string" calcext:value-type="string">
            <text:p>Punti F. A</text:p>
          </table:table-cell>
          <table:table-cell table:style-name="ce11" office:value-type="string" calcext:value-type="string">
            <text:p>Punti S. A</text:p>
          </table:table-cell>
          <table:table-cell table:style-name="ce11" office:value-type="string" calcext:value-type="string">
            <text:p>Diff. C. A</text:p>
          </table:table-cell>
          <table:table-cell table:style-name="ce32" office:value-type="string" calcext:value-type="string">
            <text:p>Squadra B</text:p>
          </table:table-cell>
          <table:table-cell table:style-name="ce11" office:value-type="string" calcext:value-type="string">
            <text:p>Vinta B</text:p>
          </table:table-cell>
          <table:table-cell table:style-name="ce11" office:value-type="string" calcext:value-type="string">
            <text:p>Forfait B</text:p>
          </table:table-cell>
          <table:table-cell table:style-name="ce11" office:value-type="string" calcext:value-type="string">
            <text:p>Persa B</text:p>
          </table:table-cell>
          <table:table-cell table:style-name="ce11" office:value-type="string" calcext:value-type="string">
            <text:p>Punti F. B</text:p>
          </table:table-cell>
          <table:table-cell table:style-name="ce11" office:value-type="string" calcext:value-type="string">
            <text:p>Punti S. B</text:p>
          </table:table-cell>
          <table:table-cell table:style-name="ce11" office:value-type="string" calcext:value-type="string">
            <text:p>Diff. C. B</text:p>
          </table:table-cell>
          <table:table-cell table:style-name="ce11" office:value-type="string" calcext:value-type="string">
            <text:p>Vincente</text:p>
          </table:table-cell>
          <table:table-cell table:style-name="ce11" office:value-type="string" calcext:value-type="string">
            <text:p>Perdente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29" table:number-columns-repeated="3"/>
          <table:table-cell table:number-columns-repeated="5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10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29"/>
          <table:covered-table-cell table:number-columns-repeated="3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number-columns-repeated="3"/>
          <table:table-cell table:style-name="ce29" table:number-columns-repeated="3"/>
          <table:table-cell table:number-columns-repeated="5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1-2</text:p>
          </table:table-cell>
          <table:table-cell table:style-name="ce38" table:formula="of:=IF(ISNUMBER([.A11]);ROMAN([.A11])&amp;&quot; GIORNATA&quot;;COM.MICROSOFT.SWITCH([.A11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29"/>
          <table:covered-table-cell table:number-columns-repeated="3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13]=&quot;&quot;;&quot;&quot;;TEXT([.E1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27" calcext:value-type="date">
            <text:p>27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49" calcext:value-type="float" table:number-columns-spanned="1" table:number-rows-spanned="2">
            <text:p>49</text:p>
          </table:table-cell>
          <table:table-cell/>
          <table:table-cell table:style-name="ce32" table:formula="of:=IF([.$B13]=&quot;&quot;;&quot;(Squadra A)&quot;;[.$B13])" office:value-type="string" office:string-value="Fenicotteri" calcext:value-type="string">
            <text:p>Fenicotteri</text:p>
          </table:table-cell>
          <table:table-cell table:style-name="ce11" table:formula="of:=IF([.$G13]+[.$I13]=0;;IF([.$G13]&gt;[.$I13];1;0))" office:value-type="float" office:value="0" calcext:value-type="float">
            <text:p>0</text:p>
          </table:table-cell>
          <table:table-cell table:style-name="ce60" table:formula="of:=IF([.$G13]+[.$I13]=0;;IF([.$G13]&lt;[.$I13];IF([.$G13]&amp;&quot;-&quot;&amp;[.$I13]=&quot;0-20&quot;;1;0);0))" office:value-type="float" office:value="0" calcext:value-type="float">
            <text:p>0</text:p>
          </table:table-cell>
          <table:table-cell table:style-name="ce60" table:formula="of:=IF([.$G13]+[.$I13]=0;;IF([.$G13]&lt;[.$I13];IF([.$G13]&amp;&quot;-&quot;&amp;[.$I13]&lt;&gt;&quot;0-20&quot;;1;0);0))" office:value-type="float" office:value="1" calcext:value-type="float">
            <text:p>1</text:p>
          </table:table-cell>
          <table:table-cell table:style-name="ce11" table:formula="of:=IF([.$G13]+[.$I13]=0;;[.$G13])" office:value-type="float" office:value="45" calcext:value-type="float">
            <text:p>45</text:p>
          </table:table-cell>
          <table:table-cell table:style-name="ce11" table:formula="of:=IF([.$G13]+[.$I13]=0;;[.$I13])" office:value-type="float" office:value="49" calcext:value-type="float">
            <text:p>49</text:p>
          </table:table-cell>
          <table:table-cell table:style-name="ce61" table:formula="of:=IF([.$G13]+[.$I13]=0;;[.$G13]-[.$I13])" office:value-type="float" office:value="-4" calcext:value-type="float">
            <text:p>-4</text:p>
          </table:table-cell>
          <table:table-cell table:style-name="ce32" table:formula="of:=IF([.$C13]=&quot;&quot;;&quot;(Squadra B)&quot;;[.$C13])" office:value-type="string" office:string-value="Delfini" calcext:value-type="string">
            <text:p>Delfini</text:p>
          </table:table-cell>
          <table:table-cell table:style-name="ce11" table:formula="of:=IF([.$G13]+[.$I13]=0;;IF([.$I13]&gt;[.$G13];1;0))" office:value-type="float" office:value="1" calcext:value-type="float">
            <text:p>1</text:p>
          </table:table-cell>
          <table:table-cell table:style-name="ce60" table:formula="of:=IF([.$G13]+[.$I13]=0;;IF([.$I13]&lt;[.$G13];IF([.$G13]&amp;&quot;-&quot;&amp;[.$I13]=&quot;20-0&quot;;1;0);0))" office:value-type="float" office:value="0" calcext:value-type="float">
            <text:p>0</text:p>
          </table:table-cell>
          <table:table-cell table:style-name="ce60" table:formula="of:=IF([.$G13]+[.$I13]=0;;IF([.$I13]&lt;[.$G13];IF([.$G13]&amp;&quot;-&quot;&amp;[.$I13]&lt;&gt;&quot;20-0&quot;;1;0);0))" office:value-type="float" office:value="0" calcext:value-type="float">
            <text:p>0</text:p>
          </table:table-cell>
          <table:table-cell table:style-name="ce11" table:formula="of:=IF([.$G13]+[.$I13]=0;;[.$I13])" office:value-type="float" office:value="49" calcext:value-type="float">
            <text:p>49</text:p>
          </table:table-cell>
          <table:table-cell table:style-name="ce11" table:formula="of:=IF([.$G13]+[.$I13]=0;;[.$G13])" office:value-type="float" office:value="45" calcext:value-type="float">
            <text:p>45</text:p>
          </table:table-cell>
          <table:table-cell table:style-name="ce61" table:formula="of:=IF([.$G13]+[.$I13]=0;;[.$I13]-[.$G13])" office:value-type="float" office:value="4" calcext:value-type="float">
            <text:p>+4</text:p>
          </table:table-cell>
          <table:table-cell table:style-name="ce60" table:formula="of:=IF([.$G13]+[.$I13]=0;&quot;(Vincente)&quot;;IF([.$G13]&gt;[.$I13];[.$B13];[.$C13]))" office:value-type="string" office:string-value="Delfini" calcext:value-type="string">
            <text:p>Delfini</text:p>
          </table:table-cell>
          <table:table-cell table:style-name="ce60" table:formula="of:=IF([.$G13]+[.$I13]=0;&quot;(Perdente)&quot;;IF([.$G13]&lt;[.$I13];[.$B13];[.$C13]))" office:value-type="string" office:string-value="Fenicotteri" calcext:value-type="string">
            <text:p>Fenicotteri</text:p>
          </table:table-cell>
          <table:table-cell table:number-columns-repeated="998"/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14]=&quot;&quot;;&quot;&quot;;HYPERLINK(VLOOKUP([.B14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number-columns-repeated="3"/>
          <table:table-cell table:style-name="ce29" table:number-columns-repeated="3"/>
          <table:table-cell table:number-columns-repeated="5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3-4</text:p>
          </table:table-cell>
          <table:table-cell table:style-name="ce38" table:formula="of:=IF(ISNUMBER([.A16]);ROMAN([.A16])&amp;&quot; GIORNATA&quot;;COM.MICROSOFT.SWITCH([.A16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29"/>
          <table:covered-table-cell table:number-columns-repeated="3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43" table:formula="of:=IF([.E18]=&quot;&quot;;&quot;&quot;;TEXT([.E1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27" calcext:value-type="date">
            <text:p>27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63" calcext:value-type="float" table:number-columns-spanned="1" table:number-rows-spanned="2">
            <text:p>63</text:p>
          </table:table-cell>
          <table:table-cell/>
          <table:table-cell table:style-name="ce32" table:formula="of:=IF([.$B18]=&quot;&quot;;&quot;(Squadra A)&quot;;[.$B18])" office:value-type="string" office:string-value="Elefanti" calcext:value-type="string">
            <text:p>Elefanti</text:p>
          </table:table-cell>
          <table:table-cell table:style-name="ce11" table:formula="of:=IF([.$G18]+[.$I18]=0;;IF([.$G18]&gt;[.$I18];1;0))" office:value-type="float" office:value="0" calcext:value-type="float">
            <text:p>0</text:p>
          </table:table-cell>
          <table:table-cell table:style-name="ce60" table:formula="of:=IF([.$G18]+[.$I18]=0;;IF([.$G18]&lt;[.$I18];IF([.$G18]&amp;&quot;-&quot;&amp;[.$I18]=&quot;0-20&quot;;1;0);0))" office:value-type="float" office:value="0" calcext:value-type="float">
            <text:p>0</text:p>
          </table:table-cell>
          <table:table-cell table:style-name="ce60" table:formula="of:=IF([.$G18]+[.$I18]=0;;IF([.$G18]&lt;[.$I18];IF([.$G18]&amp;&quot;-&quot;&amp;[.$I18]&lt;&gt;&quot;0-20&quot;;1;0);0))" office:value-type="float" office:value="1" calcext:value-type="float">
            <text:p>1</text:p>
          </table:table-cell>
          <table:table-cell table:style-name="ce11" table:formula="of:=IF([.$G18]+[.$I18]=0;;[.$G18])" office:value-type="float" office:value="52" calcext:value-type="float">
            <text:p>52</text:p>
          </table:table-cell>
          <table:table-cell table:style-name="ce11" table:formula="of:=IF([.$G18]+[.$I18]=0;;[.$I18])" office:value-type="float" office:value="63" calcext:value-type="float">
            <text:p>63</text:p>
          </table:table-cell>
          <table:table-cell table:style-name="ce61" table:formula="of:=IF([.$G18]+[.$I18]=0;;[.$G18]-[.$I18])" office:value-type="float" office:value="-11" calcext:value-type="float">
            <text:p>-11</text:p>
          </table:table-cell>
          <table:table-cell table:style-name="ce32" table:formula="of:=IF([.$C18]=&quot;&quot;;&quot;(Squadra B)&quot;;[.$C18])" office:value-type="string" office:string-value="Barracuda" calcext:value-type="string">
            <text:p>Barracuda</text:p>
          </table:table-cell>
          <table:table-cell table:style-name="ce11" table:formula="of:=IF([.$G18]+[.$I18]=0;;IF([.$I18]&gt;[.$G18];1;0))" office:value-type="float" office:value="1" calcext:value-type="float">
            <text:p>1</text:p>
          </table:table-cell>
          <table:table-cell table:style-name="ce60" table:formula="of:=IF([.$G18]+[.$I18]=0;;IF([.$I18]&lt;[.$G18];IF([.$G18]&amp;&quot;-&quot;&amp;[.$I18]=&quot;20-0&quot;;1;0);0))" office:value-type="float" office:value="0" calcext:value-type="float">
            <text:p>0</text:p>
          </table:table-cell>
          <table:table-cell table:style-name="ce60" table:formula="of:=IF([.$G18]+[.$I18]=0;;IF([.$I18]&lt;[.$G18];IF([.$G18]&amp;&quot;-&quot;&amp;[.$I18]&lt;&gt;&quot;20-0&quot;;1;0);0))" office:value-type="float" office:value="0" calcext:value-type="float">
            <text:p>0</text:p>
          </table:table-cell>
          <table:table-cell table:style-name="ce11" table:formula="of:=IF([.$G18]+[.$I18]=0;;[.$I18])" office:value-type="float" office:value="63" calcext:value-type="float">
            <text:p>63</text:p>
          </table:table-cell>
          <table:table-cell table:style-name="ce11" table:formula="of:=IF([.$G18]+[.$I18]=0;;[.$G18])" office:value-type="float" office:value="52" calcext:value-type="float">
            <text:p>52</text:p>
          </table:table-cell>
          <table:table-cell table:style-name="ce61" table:formula="of:=IF([.$G18]+[.$I18]=0;;[.$I18]-[.$G18])" office:value-type="float" office:value="11" calcext:value-type="float">
            <text:p>+11</text:p>
          </table:table-cell>
          <table:table-cell table:style-name="ce60" table:formula="of:=IF([.$G18]+[.$I18]=0;&quot;(Vincente)&quot;;IF([.$G18]&gt;[.$I18];[.$B18];[.$C18]))" office:value-type="string" office:string-value="Barracuda" calcext:value-type="string">
            <text:p>Barracuda</text:p>
          </table:table-cell>
          <table:table-cell table:style-name="ce60" table:formula="of:=IF([.$G18]+[.$I18]=0;&quot;(Perdente)&quot;;IF([.$G18]&lt;[.$I18];[.$B18];[.$C18]))" office:value-type="string" office:string-value="Elefanti" calcext:value-type="string">
            <text:p>Elefanti</text:p>
          </table:table-cell>
          <table:table-cell table:number-columns-repeated="998"/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19]=&quot;&quot;;&quot;&quot;;HYPERLINK(VLOOKUP([.B19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reaCercaPuntiClassifica" table:base-cell-address="$'Analisi Risultati'.$A$1" table:cell-range-address="$'Analisi Risultati'.$A$1:.$B$1048576"/>
        <table:named-range table:name="areaDifferenzaPuntiACalendario" table:base-cell-address="$Calendario.$X$4" table:cell-range-address="$Calendario.$Q$1:.$Q$1048576"/>
        <table:named-range table:name="areaDifferenzaPuntiBCalendario" table:base-cell-address="$Calendario.$X$4" table:cell-range-address="$Calendario.$X$1:.$X$1048576"/>
        <table:named-range table:name="areaForfaitACalendario" table:base-cell-address="$Calendario.$M$5" table:cell-range-address="$Calendario.$M$1:.$M$1048576"/>
        <table:named-range table:name="areaForfaitBCalendario" table:base-cell-address="$Calendario.$T$5" table:cell-range-address="$Calendario.$T$1:.$T$1048576"/>
        <table:named-range table:name="areaLinkMappeSquadre" table:base-cell-address="$Squadre.$K$1" table:cell-range-address="$Squadre.$K$1:.$L$11"/>
        <table:named-range table:name="areaNomiCampiSquadre" table:base-cell-address="$Squadre.$K$1" table:cell-range-address="$Squadre.$K$2:.$K$11"/>
        <table:named-range table:name="areaNomiSquadreSquadre" table:base-cell-address="$Squadre.$A$2" table:cell-range-address="$Squadre.$A$2:.$A$11"/>
        <table:named-range table:name="areaPersaACalendario" table:base-cell-address="$Calendario.$N$1" table:cell-range-address="$Calendario.$N$1:.$N$1048576"/>
        <table:named-range table:name="areaPersaBCalendario" table:base-cell-address="$Calendario.$U$5" table:cell-range-address="$Calendario.$U$1:.$U$1048576"/>
        <table:named-range table:name="areaPuntiFattiACalendario" table:base-cell-address="$Calendario.$O$1" table:cell-range-address="$Calendario.$O$1:.$O$1048576"/>
        <table:named-range table:name="areaPuntiFattiBCalendario" table:base-cell-address="$Calendario.$V$5" table:cell-range-address="$Calendario.$V$1:.$V$1048576"/>
        <table:named-range table:name="areaPuntiSubitiACalendario" table:base-cell-address="$Calendario.$P$5" table:cell-range-address="$Calendario.$P$1:.$P$1048576"/>
        <table:named-range table:name="areaPuntiSubitiBCalendario" table:base-cell-address="$Calendario.$V$5" table:cell-range-address="$Calendario.$W$1:.$W$1048576"/>
        <table:named-range table:name="areaSquadraACalendario" table:base-cell-address="$Calendario.$O$20" table:cell-range-address="$Calendario.$K$1:.$K$1048576"/>
        <table:named-range table:name="areaSquadraBCalendario" table:base-cell-address="$Calendario.$O$20" table:cell-range-address="$Calendario.$R$1:.$R$1048576"/>
        <table:named-range table:name="areaSquadreAnalisiRisultati" table:base-cell-address="$Squadre.$A$2" table:cell-range-address="$'Analisi Risultati'.$A$2:.$A$11"/>
        <table:named-range table:name="areaVintaACalendario" table:base-cell-address="$Calendario.$L$5" table:cell-range-address="$Calendario.$L$1:.$L$1048576"/>
        <table:named-range table:name="areaVintaBCalendario" table:base-cell-address="$Calendario.$S$5" table:cell-range-address="$Calendario.$S$1:.$S$1048576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number:number-style style:name="N110P0" style:volatile="true">
      <number:text>+</number:text>
      <number:number number:decimal-places="0" number:min-decimal-places="0" number:min-integer-digits="1"/>
    </number:number-style>
    <number:number-style style:name="N110">
      <number:text>-</number:text>
      <number:number number:decimal-places="0" number:min-decimal-places="0" number:min-integer-digits="1"/>
      <style:map style:condition="value()&gt;=0" style:apply-style-name="N110P0"/>
    </number:number-style>
    <number:number-style style:name="N111P0" style:volatile="true">
      <number:text>+</number:text>
      <number:number number:decimal-places="2" number:min-decimal-places="2" number:min-integer-digits="1"/>
    </number:number-style>
    <number:number-style style:name="N111">
      <number:text>-</number:text>
      <number:number number:decimal-places="2" number:min-decimal-places="2" number:min-integer-digits="1"/>
      <style:map style:condition="value()&gt;=0" style:apply-style-name="N111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8:00:26.241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1T18:26:04.370000000</dc:date>
    <meta:editing-duration>PT4H7M57S</meta:editing-duration>
    <meta:editing-cycles>37</meta:editing-cycles>
    <meta:generator>LibreOffice/7.1.2.2$Windows_X86_64 LibreOffice_project/8a45595d069ef5570103caea1b71cc9d82b2aae4</meta:generator>
    <meta:document-statistic meta:table-count="6" meta:cell-count="1138" meta:object-count="0"/>
  </office:meta>
</office:document-meta>
</file>